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/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ACA 4 series" table:style-name="ta1">
        <table:shapes>
          <draw:frame draw:z-index="0" draw:style-name="gr1" draw:text-style-name="P1" svg:width="435.57pt" svg:height="45.07pt" svg:x="502.78pt" svg:y="25.63pt">
            <loext:p draw:notify-on-update-of-ranges="'NACA 4 series'.G7:'NACA 4 series'.G107 'NACA 4 series'.H6:'NACA 4 series'.H6 'NACA 4 series'.H7:'NACA 4 series'.H1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6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ACA 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ickness:</text:p>
          </table:table-cell>
          <table:table-cell table:style-name="ce4" table:formula="of:=([.D2]*10+[.E2])/100" office:value-type="percentage" office:value="0.12" calcext:value-type="percentage">
            <text:p>12.00%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Chord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Non Dimensional (%)</text:p>
          </table:table-cell>
          <table:table-cell table:style-name="ce1"/>
          <table:table-cell table:style-name="ce1" office:value-type="string" calcext:value-type="string">
            <text:p>Dimensional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.00</text:p>
          </table:table-cell>
          <table:table-cell table:formula="of:=5*[.$H$2]*(0.2969*SQRT([.G7])-0.126*([.G7])-0.3516*([.G7])^2+0.2843*([.G7])^3-0.1015*([.G7])^4)" office:value-type="float" office:value="0" calcext:value-type="float">
            <text:p>0.000</text:p>
          </table:table-cell>
          <table:table-cell table:formula="of:=[.G7]*[.$H$3]" office:value-type="float" office:value="0" calcext:value-type="float">
            <text:p>0.000</text:p>
          </table:table-cell>
          <table:table-cell table:formula="of:=[.H7]*[.$H$3]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office:value-type="float" office:value="0.01" calcext:value-type="float">
            <text:p>0.01</text:p>
          </table:table-cell>
          <table:table-cell table:formula="of:=5*[.$H$2]*(0.2969*SQRT([.G8])-0.126*([.G8])-0.3516*([.G8])^2+0.2843*([.G8])^3-0.1015*([.G8])^4)" office:value-type="float" office:value="0.017037073971" calcext:value-type="float">
            <text:p>0.017</text:p>
          </table:table-cell>
          <table:table-cell table:formula="of:=[.G8]*[.$H$3]" office:value-type="float" office:value="0.045" calcext:value-type="float">
            <text:p>0.045</text:p>
          </table:table-cell>
          <table:table-cell table:formula="of:=[.H8]*[.$H$3]" office:value-type="float" office:value="0.0766668328695" calcext:value-type="float">
            <text:p>0.077</text:p>
          </table:table-cell>
        </table:table-row>
        <table:table-row table:style-name="ro1">
          <table:table-cell table:number-columns-repeated="6"/>
          <table:table-cell office:value-type="float" office:value="0.02" calcext:value-type="float">
            <text:p>0.02</text:p>
          </table:table-cell>
          <table:table-cell table:formula="of:=5*[.$H$2]*(0.2969*SQRT([.G9])-0.126*([.G9])-0.3516*([.G9])^2+0.2843*([.G9])^3-0.1015*([.G9])^4)" office:value-type="float" office:value="0.0235977712961143" calcext:value-type="float">
            <text:p>0.024</text:p>
          </table:table-cell>
          <table:table-cell table:formula="of:=[.G9]*[.$H$3]" office:value-type="float" office:value="0.09" calcext:value-type="float">
            <text:p>0.090</text:p>
          </table:table-cell>
          <table:table-cell table:formula="of:=[.H9]*[.$H$3]" office:value-type="float" office:value="0.106189970832514" calcext:value-type="float">
            <text:p>0.106</text:p>
          </table:table-cell>
        </table:table-row>
        <table:table-row table:style-name="ro1">
          <table:table-cell table:number-columns-repeated="6"/>
          <table:table-cell office:value-type="float" office:value="0.03" calcext:value-type="float">
            <text:p>0.03</text:p>
          </table:table-cell>
          <table:table-cell table:formula="of:=5*[.$H$2]*(0.2969*SQRT([.G10])-0.126*([.G10])-0.3516*([.G10])^2+0.2843*([.G10])^3-0.1015*([.G10])^4)" office:value-type="float" office:value="0.028401445417032" calcext:value-type="float">
            <text:p>0.028</text:p>
          </table:table-cell>
          <table:table-cell table:formula="of:=[.G10]*[.$H$3]" office:value-type="float" office:value="0.135" calcext:value-type="float">
            <text:p>0.135</text:p>
          </table:table-cell>
          <table:table-cell table:formula="of:=[.H10]*[.$H$3]" office:value-type="float" office:value="0.127806504376644" calcext:value-type="float">
            <text:p>0.128</text:p>
          </table:table-cell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table:formula="of:=5*[.$H$2]*(0.2969*SQRT([.G11])-0.126*([.G11])-0.3516*([.G11])^2+0.2843*([.G11])^3-0.1015*([.G11])^4)" office:value-type="float" office:value="0.032277225216" calcext:value-type="float">
            <text:p>0.032</text:p>
          </table:table-cell>
          <table:table-cell table:formula="of:=[.G11]*[.$H$3]" office:value-type="float" office:value="0.18" calcext:value-type="float">
            <text:p>0.180</text:p>
          </table:table-cell>
          <table:table-cell table:formula="of:=[.H11]*[.$H$3]" office:value-type="float" office:value="0.145247513472" calcext:value-type="float">
            <text:p>0.145</text:p>
          </table:table-cell>
        </table:table-row>
        <table:table-row table:style-name="ro1">
          <table:table-cell table:number-columns-repeated="6"/>
          <table:table-cell office:value-type="float" office:value="0.05" calcext:value-type="float">
            <text:p>0.05</text:p>
          </table:table-cell>
          <table:table-cell table:formula="of:=5*[.$H$2]*(0.2969*SQRT([.G12])-0.126*([.G12])-0.3516*([.G12])^2+0.2843*([.G12])^3-0.1015*([.G12])^4)" office:value-type="float" office:value="0.0355468568261813" calcext:value-type="float">
            <text:p>0.036</text:p>
          </table:table-cell>
          <table:table-cell table:formula="of:=[.G12]*[.$H$3]" office:value-type="float" office:value="0.225" calcext:value-type="float">
            <text:p>0.225</text:p>
          </table:table-cell>
          <table:table-cell table:formula="of:=[.H12]*[.$H$3]" office:value-type="float" office:value="0.159960855717816" calcext:value-type="float">
            <text:p>0.160</text:p>
          </table:table-cell>
        </table:table-row>
        <table:table-row table:style-name="ro1">
          <table:table-cell table:number-columns-repeated="6"/>
          <table:table-cell office:value-type="float" office:value="0.06" calcext:value-type="float">
            <text:p>0.06</text:p>
          </table:table-cell>
          <table:table-cell table:formula="of:=5*[.$H$2]*(0.2969*SQRT([.G13])-0.126*([.G13])-0.3516*([.G13])^2+0.2843*([.G13])^3-0.1015*([.G13])^4)" office:value-type="float" office:value="0.0383758102939395" calcext:value-type="float">
            <text:p>0.038</text:p>
          </table:table-cell>
          <table:table-cell table:formula="of:=[.G13]*[.$H$3]" office:value-type="float" office:value="0.27" calcext:value-type="float">
            <text:p>0.270</text:p>
          </table:table-cell>
          <table:table-cell table:formula="of:=[.H13]*[.$H$3]" office:value-type="float" office:value="0.172691146322728" calcext:value-type="float">
            <text:p>0.173</text:p>
          </table:table-cell>
        </table:table-row>
        <table:table-row table:style-name="ro1">
          <table:table-cell table:number-columns-repeated="6"/>
          <table:table-cell office:value-type="float" office:value="0.07" calcext:value-type="float">
            <text:p>0.07</text:p>
          </table:table-cell>
          <table:table-cell table:formula="of:=5*[.$H$2]*(0.2969*SQRT([.G14])-0.126*([.G14])-0.3516*([.G14])^2+0.2843*([.G14])^3-0.1015*([.G14])^4)" office:value-type="float" office:value="0.0408627565863046" calcext:value-type="float">
            <text:p>0.041</text:p>
          </table:table-cell>
          <table:table-cell table:formula="of:=[.G14]*[.$H$3]" office:value-type="float" office:value="0.315" calcext:value-type="float">
            <text:p>0.315</text:p>
          </table:table-cell>
          <table:table-cell table:formula="of:=[.H14]*[.$H$3]" office:value-type="float" office:value="0.183882404638371" calcext:value-type="float">
            <text:p>0.184</text:p>
          </table:table-cell>
        </table:table-row>
        <table:table-row table:style-name="ro1">
          <table:table-cell table:number-columns-repeated="6"/>
          <table:table-cell office:value-type="float" office:value="0.08" calcext:value-type="float">
            <text:p>0.08</text:p>
          </table:table-cell>
          <table:table-cell table:formula="of:=5*[.$H$2]*(0.2969*SQRT([.G15])-0.126*([.G15])-0.3516*([.G15])^2+0.2843*([.G15])^3-0.1015*([.G15])^4)" office:value-type="float" office:value="0.0430722992962286" calcext:value-type="float">
            <text:p>0.043</text:p>
          </table:table-cell>
          <table:table-cell table:formula="of:=[.G15]*[.$H$3]" office:value-type="float" office:value="0.36" calcext:value-type="float">
            <text:p>0.360</text:p>
          </table:table-cell>
          <table:table-cell table:formula="of:=[.H15]*[.$H$3]" office:value-type="float" office:value="0.193825346833029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09" calcext:value-type="float">
            <text:p>0.09</text:p>
          </table:table-cell>
          <table:table-cell table:formula="of:=5*[.$H$2]*(0.2969*SQRT([.G16])-0.126*([.G16])-0.3516*([.G16])^2+0.2843*([.G16])^3-0.1015*([.G16])^4)" office:value-type="float" office:value="0.045049581171" calcext:value-type="float">
            <text:p>0.045</text:p>
          </table:table-cell>
          <table:table-cell table:formula="of:=[.G16]*[.$H$3]" office:value-type="float" office:value="0.405" calcext:value-type="float">
            <text:p>0.405</text:p>
          </table:table-cell>
          <table:table-cell table:formula="of:=[.H16]*[.$H$3]" office:value-type="float" office:value="0.2027231152695" calcext:value-type="float">
            <text:p>0.203</text:p>
          </table:table-cell>
        </table:table-row>
        <table:table-row table:style-name="ro1">
          <table:table-cell table:number-columns-repeated="6"/>
          <table:table-cell office:value-type="float" office:value="0.1" calcext:value-type="float">
            <text:p>0.10</text:p>
          </table:table-cell>
          <table:table-cell table:formula="of:=5*[.$H$2]*(0.2969*SQRT([.G17])-0.126*([.G17])-0.3516*([.G17])^2+0.2843*([.G17])^3-0.1015*([.G17])^4)" office:value-type="float" office:value="0.0468277042382395" calcext:value-type="float">
            <text:p>0.047</text:p>
          </table:table-cell>
          <table:table-cell table:formula="of:=[.G17]*[.$H$3]" office:value-type="float" office:value="0.45" calcext:value-type="float">
            <text:p>0.450</text:p>
          </table:table-cell>
          <table:table-cell table:formula="of:=[.H17]*[.$H$3]" office:value-type="float" office:value="0.210724669072078" calcext:value-type="float">
            <text:p>0.211</text:p>
          </table:table-cell>
        </table:table-row>
        <table:table-row table:style-name="ro1">
          <table:table-cell table:number-columns-repeated="6"/>
          <table:table-cell office:value-type="float" office:value="0.11" calcext:value-type="float">
            <text:p>0.11</text:p>
          </table:table-cell>
          <table:table-cell table:formula="of:=5*[.$H$2]*(0.2969*SQRT([.G18])-0.126*([.G18])-0.3516*([.G18])^2+0.2843*([.G18])^3-0.1015*([.G18])^4)" office:value-type="float" office:value="0.0484318636263911" calcext:value-type="float">
            <text:p>0.048</text:p>
          </table:table-cell>
          <table:table-cell table:formula="of:=[.G18]*[.$H$3]" office:value-type="float" office:value="0.495" calcext:value-type="float">
            <text:p>0.495</text:p>
          </table:table-cell>
          <table:table-cell table:formula="of:=[.H18]*[.$H$3]" office:value-type="float" office:value="0.21794338631876" calcext:value-type="float">
            <text:p>0.218</text:p>
          </table:table-cell>
        </table:table-row>
        <table:table-row table:style-name="ro1">
          <table:table-cell table:number-columns-repeated="6"/>
          <table:table-cell office:value-type="float" office:value="0.12" calcext:value-type="float">
            <text:p>0.12</text:p>
          </table:table-cell>
          <table:table-cell table:formula="of:=5*[.$H$2]*(0.2969*SQRT([.G19])-0.126*([.G19])-0.3516*([.G19])^2+0.2843*([.G19])^3-0.1015*([.G19])^4)" office:value-type="float" office:value="0.049881816188064" calcext:value-type="float">
            <text:p>0.050</text:p>
          </table:table-cell>
          <table:table-cell table:formula="of:=[.G19]*[.$H$3]" office:value-type="float" office:value="0.54" calcext:value-type="float">
            <text:p>0.540</text:p>
          </table:table-cell>
          <table:table-cell table:formula="of:=[.H19]*[.$H$3]" office:value-type="float" office:value="0.224468172846288" calcext:value-type="float">
            <text:p>0.224</text:p>
          </table:table-cell>
        </table:table-row>
        <table:table-row table:style-name="ro1">
          <table:table-cell table:number-columns-repeated="6"/>
          <table:table-cell office:value-type="float" office:value="0.13" calcext:value-type="float">
            <text:p>0.13</text:p>
          </table:table-cell>
          <table:table-cell table:formula="of:=5*[.$H$2]*(0.2969*SQRT([.G20])-0.126*([.G20])-0.3516*([.G20])^2+0.2843*([.G20])^3-0.1015*([.G20])^4)" office:value-type="float" office:value="0.0511934370321155" calcext:value-type="float">
            <text:p>0.051</text:p>
          </table:table-cell>
          <table:table-cell table:formula="of:=[.G20]*[.$H$3]" office:value-type="float" office:value="0.585" calcext:value-type="float">
            <text:p>0.585</text:p>
          </table:table-cell>
          <table:table-cell table:formula="of:=[.H20]*[.$H$3]" office:value-type="float" office:value="0.23037046664452" calcext:value-type="float">
            <text:p>0.230</text:p>
          </table:table-cell>
        </table:table-row>
        <table:table-row table:style-name="ro1">
          <table:table-cell table:number-columns-repeated="6"/>
          <table:table-cell office:value-type="float" office:value="0.14" calcext:value-type="float">
            <text:p>0.14</text:p>
          </table:table-cell>
          <table:table-cell table:formula="of:=5*[.$H$2]*(0.2969*SQRT([.G21])-0.126*([.G21])-0.3516*([.G21])^2+0.2843*([.G21])^3-0.1015*([.G21])^4)" office:value-type="float" office:value="0.052379744863991" calcext:value-type="float">
            <text:p>0.052</text:p>
          </table:table-cell>
          <table:table-cell table:formula="of:=[.G21]*[.$H$3]" office:value-type="float" office:value="0.63" calcext:value-type="float">
            <text:p>0.630</text:p>
          </table:table-cell>
          <table:table-cell table:formula="of:=[.H21]*[.$H$3]" office:value-type="float" office:value="0.235708851887959" calcext:value-type="float">
            <text:p>0.236</text:p>
          </table:table-cell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table:formula="of:=5*[.$H$2]*(0.2969*SQRT([.G22])-0.126*([.G22])-0.3516*([.G22])^2+0.2843*([.G22])^3-0.1015*([.G22])^4)" office:value-type="float" office:value="0.0534516022043389" calcext:value-type="float">
            <text:p>0.053</text:p>
          </table:table-cell>
          <table:table-cell table:formula="of:=[.G22]*[.$H$3]" office:value-type="float" office:value="0.675" calcext:value-type="float">
            <text:p>0.675</text:p>
          </table:table-cell>
          <table:table-cell table:formula="of:=[.H22]*[.$H$3]" office:value-type="float" office:value="0.240532209919525" calcext:value-type="float">
            <text:p>0.241</text:p>
          </table:table-cell>
        </table:table-row>
        <table:table-row table:style-name="ro1">
          <table:table-cell table:number-columns-repeated="6"/>
          <table:table-cell office:value-type="float" office:value="0.16" calcext:value-type="float">
            <text:p>0.16</text:p>
          </table:table-cell>
          <table:table-cell table:formula="of:=5*[.$H$2]*(0.2969*SQRT([.G23])-0.126*([.G23])-0.3516*([.G23])^2+0.2843*([.G23])^3-0.1015*([.G23])^4)" office:value-type="float" office:value="0.054418208256" calcext:value-type="float">
            <text:p>0.054</text:p>
          </table:table-cell>
          <table:table-cell table:formula="of:=[.G23]*[.$H$3]" office:value-type="float" office:value="0.72" calcext:value-type="float">
            <text:p>0.720</text:p>
          </table:table-cell>
          <table:table-cell table:formula="of:=[.H23]*[.$H$3]" office:value-type="float" office:value="0.244881937152" calcext:value-type="float">
            <text:p>0.245</text:p>
          </table:table-cell>
        </table:table-row>
        <table:table-row table:style-name="ro1">
          <table:table-cell table:number-columns-repeated="6"/>
          <table:table-cell office:value-type="float" office:value="0.17" calcext:value-type="float">
            <text:p>0.17</text:p>
          </table:table-cell>
          <table:table-cell table:formula="of:=5*[.$H$2]*(0.2969*SQRT([.G24])-0.126*([.G24])-0.3516*([.G24])^2+0.2843*([.G24])^3-0.1015*([.G24])^4)" office:value-type="float" office:value="0.055287454865753" calcext:value-type="float">
            <text:p>0.055</text:p>
          </table:table-cell>
          <table:table-cell table:formula="of:=[.G24]*[.$H$3]" office:value-type="float" office:value="0.765" calcext:value-type="float">
            <text:p>0.765</text:p>
          </table:table-cell>
          <table:table-cell table:formula="of:=[.H24]*[.$H$3]" office:value-type="float" office:value="0.248793546895888" calcext:value-type="float">
            <text:p>0.249</text:p>
          </table:table-cell>
        </table:table-row>
        <table:table-row table:style-name="ro1">
          <table:table-cell table:number-columns-repeated="6"/>
          <table:table-cell office:value-type="float" office:value="0.18" calcext:value-type="float">
            <text:p>0.18</text:p>
          </table:table-cell>
          <table:table-cell table:formula="of:=5*[.$H$2]*(0.2969*SQRT([.G25])-0.126*([.G25])-0.3516*([.G25])^2+0.2843*([.G25])^3-0.1015*([.G25])^4)" office:value-type="float" office:value="0.056066189376343" calcext:value-type="float">
            <text:p>0.056</text:p>
          </table:table-cell>
          <table:table-cell table:formula="of:=[.G25]*[.$H$3]" office:value-type="float" office:value="0.81" calcext:value-type="float">
            <text:p>0.810</text:p>
          </table:table-cell>
          <table:table-cell table:formula="of:=[.H25]*[.$H$3]" office:value-type="float" office:value="0.252297852193543" calcext:value-type="float">
            <text:p>0.252</text:p>
          </table:table-cell>
        </table:table-row>
        <table:table-row table:style-name="ro1">
          <table:table-cell table:number-columns-repeated="6"/>
          <table:table-cell office:value-type="float" office:value="0.19" calcext:value-type="float">
            <text:p>0.19</text:p>
          </table:table-cell>
          <table:table-cell table:formula="of:=5*[.$H$2]*(0.2969*SQRT([.G26])-0.126*([.G26])-0.3516*([.G26])^2+0.2843*([.G26])^3-0.1015*([.G26])^4)" office:value-type="float" office:value="0.0567604125112335" calcext:value-type="float">
            <text:p>0.057</text:p>
          </table:table-cell>
          <table:table-cell table:formula="of:=[.G26]*[.$H$3]" office:value-type="float" office:value="0.855" calcext:value-type="float">
            <text:p>0.855</text:p>
          </table:table-cell>
          <table:table-cell table:formula="of:=[.H26]*[.$H$3]" office:value-type="float" office:value="0.255421856300551" calcext:value-type="float">
            <text:p>0.255</text:p>
          </table:table-cell>
        </table:table-row>
        <table:table-row table:style-name="ro1">
          <table:table-cell table:number-columns-repeated="6"/>
          <table:table-cell office:value-type="float" office:value="0.2" calcext:value-type="float">
            <text:p>0.20</text:p>
          </table:table-cell>
          <table:table-cell table:formula="of:=5*[.$H$2]*(0.2969*SQRT([.G27])-0.126*([.G27])-0.3516*([.G27])^2+0.2843*([.G27])^3-0.1015*([.G27])^4)" office:value-type="float" office:value="0.0573754299023625" calcext:value-type="float">
            <text:p>0.057</text:p>
          </table:table-cell>
          <table:table-cell table:formula="of:=[.G27]*[.$H$3]" office:value-type="float" office:value="0.9" calcext:value-type="float">
            <text:p>0.900</text:p>
          </table:table-cell>
          <table:table-cell table:formula="of:=[.H27]*[.$H$3]" office:value-type="float" office:value="0.258189434560631" calcext:value-type="float">
            <text:p>0.258</text:p>
          </table:table-cell>
        </table:table-row>
        <table:table-row table:style-name="ro1">
          <table:table-cell table:number-columns-repeated="6"/>
          <table:table-cell office:value-type="float" office:value="0.21" calcext:value-type="float">
            <text:p>0.21</text:p>
          </table:table-cell>
          <table:table-cell table:formula="of:=5*[.$H$2]*(0.2969*SQRT([.G28])-0.126*([.G28])-0.3516*([.G28])^2+0.2843*([.G28])^3-0.1015*([.G28])^4)" office:value-type="float" office:value="0.0579159698809433" calcext:value-type="float">
            <text:p>0.058</text:p>
          </table:table-cell>
          <table:table-cell table:formula="of:=[.G28]*[.$H$3]" office:value-type="float" office:value="0.945" calcext:value-type="float">
            <text:p>0.945</text:p>
          </table:table-cell>
          <table:table-cell table:formula="of:=[.H28]*[.$H$3]" office:value-type="float" office:value="0.260621864464245" calcext:value-type="float">
            <text:p>0.261</text:p>
          </table:table-cell>
        </table:table-row>
        <table:table-row table:style-name="ro1">
          <table:table-cell table:number-columns-repeated="6"/>
          <table:table-cell office:value-type="float" office:value="0.22" calcext:value-type="float">
            <text:p>0.22</text:p>
          </table:table-cell>
          <table:table-cell table:formula="of:=5*[.$H$2]*(0.2969*SQRT([.G29])-0.126*([.G29])-0.3516*([.G29])^2+0.2843*([.G29])^3-0.1015*([.G29])^4)" office:value-type="float" office:value="0.0583862762814946" calcext:value-type="float">
            <text:p>0.058</text:p>
          </table:table-cell>
          <table:table-cell table:formula="of:=[.G29]*[.$H$3]" office:value-type="float" office:value="0.99" calcext:value-type="float">
            <text:p>0.990</text:p>
          </table:table-cell>
          <table:table-cell table:formula="of:=[.H29]*[.$H$3]" office:value-type="float" office:value="0.262738243266726" calcext:value-type="float">
            <text:p>0.263</text:p>
          </table:table-cell>
        </table:table-row>
        <table:table-row table:style-name="ro1">
          <table:table-cell table:number-columns-repeated="6"/>
          <table:table-cell office:value-type="float" office:value="0.23" calcext:value-type="float">
            <text:p>0.23</text:p>
          </table:table-cell>
          <table:table-cell table:formula="of:=5*[.$H$2]*(0.2969*SQRT([.G30])-0.126*([.G30])-0.3516*([.G30])^2+0.2843*([.G30])^3-0.1015*([.G30])^4)" office:value-type="float" office:value="0.0587901824472928" calcext:value-type="float">
            <text:p>0.059</text:p>
          </table:table-cell>
          <table:table-cell table:formula="of:=[.G30]*[.$H$3]" office:value-type="float" office:value="1.035" calcext:value-type="float">
            <text:p>1.035</text:p>
          </table:table-cell>
          <table:table-cell table:formula="of:=[.H30]*[.$H$3]" office:value-type="float" office:value="0.264555821012818" calcext:value-type="float">
            <text:p>0.265</text:p>
          </table:table-cell>
        </table:table-row>
        <table:table-row table:style-name="ro1">
          <table:table-cell table:number-columns-repeated="6"/>
          <table:table-cell office:value-type="float" office:value="0.24" calcext:value-type="float">
            <text:p>0.24</text:p>
          </table:table-cell>
          <table:table-cell table:formula="of:=5*[.$H$2]*(0.2969*SQRT([.G31])-0.126*([.G31])-0.3516*([.G31])^2+0.2843*([.G31])^3-0.1015*([.G31])^4)" office:value-type="float" office:value="0.0591311708918791" calcext:value-type="float">
            <text:p>0.059</text:p>
          </table:table-cell>
          <table:table-cell table:formula="of:=[.G31]*[.$H$3]" office:value-type="float" office:value="1.08" calcext:value-type="float">
            <text:p>1.080</text:p>
          </table:table-cell>
          <table:table-cell table:formula="of:=[.H31]*[.$H$3]" office:value-type="float" office:value="0.266090269013456" calcext:value-type="float">
            <text:p>0.266</text:p>
          </table:table-cell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table:formula="of:=5*[.$H$2]*(0.2969*SQRT([.G32])-0.126*([.G32])-0.3516*([.G32])^2+0.2843*([.G32])^3-0.1015*([.G32])^4)" office:value-type="float" office:value="0.059412421875" calcext:value-type="float">
            <text:p>0.059</text:p>
          </table:table-cell>
          <table:table-cell table:formula="of:=[.G32]*[.$H$3]" office:value-type="float" office:value="1.125" calcext:value-type="float">
            <text:p>1.125</text:p>
          </table:table-cell>
          <table:table-cell table:formula="of:=[.H32]*[.$H$3]" office:value-type="float" office:value="0.2673558984375" calcext:value-type="float">
            <text:p>0.267</text:p>
          </table:table-cell>
        </table:table-row>
        <table:table-row table:style-name="ro1">
          <table:table-cell table:number-columns-repeated="6"/>
          <table:table-cell office:value-type="float" office:value="0.26" calcext:value-type="float">
            <text:p>0.26</text:p>
          </table:table-cell>
          <table:table-cell table:formula="of:=5*[.$H$2]*(0.2969*SQRT([.G33])-0.126*([.G33])-0.3516*([.G33])^2+0.2843*([.G33])^3-0.1015*([.G33])^4)" office:value-type="float" office:value="0.0596368533111419" calcext:value-type="float">
            <text:p>0.060</text:p>
          </table:table-cell>
          <table:table-cell table:formula="of:=[.G33]*[.$H$3]" office:value-type="float" office:value="1.17" calcext:value-type="float">
            <text:p>1.170</text:p>
          </table:table-cell>
          <table:table-cell table:formula="of:=[.H33]*[.$H$3]" office:value-type="float" office:value="0.268365839900138" calcext:value-type="float">
            <text:p>0.268</text:p>
          </table:table-cell>
        </table:table-row>
        <table:table-row table:style-name="ro1">
          <table:table-cell table:number-columns-repeated="6"/>
          <table:table-cell office:value-type="float" office:value="0.27" calcext:value-type="float">
            <text:p>0.27</text:p>
          </table:table-cell>
          <table:table-cell table:formula="of:=5*[.$H$2]*(0.2969*SQRT([.G34])-0.126*([.G34])-0.3516*([.G34])^2+0.2843*([.G34])^3-0.1015*([.G34])^4)" office:value-type="float" office:value="0.059807153829096" calcext:value-type="float">
            <text:p>0.060</text:p>
          </table:table-cell>
          <table:table-cell table:formula="of:=[.G34]*[.$H$3]" office:value-type="float" office:value="1.215" calcext:value-type="float">
            <text:p>1.215</text:p>
          </table:table-cell>
          <table:table-cell table:formula="of:=[.H34]*[.$H$3]" office:value-type="float" office:value="0.269132192230932" calcext:value-type="float">
            <text:p>0.269</text:p>
          </table:table-cell>
        </table:table-row>
        <table:table-row table:style-name="ro1">
          <table:table-cell table:number-columns-repeated="6"/>
          <table:table-cell office:value-type="float" office:value="0.28" calcext:value-type="float">
            <text:p>0.28</text:p>
          </table:table-cell>
          <table:table-cell table:formula="of:=5*[.$H$2]*(0.2969*SQRT([.G35])-0.126*([.G35])-0.3516*([.G35])^2+0.2843*([.G35])^3-0.1015*([.G35])^4)" office:value-type="float" office:value="0.0599258103666092" calcext:value-type="float">
            <text:p>0.060</text:p>
          </table:table-cell>
          <table:table-cell table:formula="of:=[.G35]*[.$H$3]" office:value-type="float" office:value="1.26" calcext:value-type="float">
            <text:p>1.260</text:p>
          </table:table-cell>
          <table:table-cell table:formula="of:=[.H35]*[.$H$3]" office:value-type="float" office:value="0.269666146649742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29" calcext:value-type="float">
            <text:p>0.29</text:p>
          </table:table-cell>
          <table:table-cell table:formula="of:=5*[.$H$2]*(0.2969*SQRT([.G36])-0.126*([.G36])-0.3516*([.G36])^2+0.2843*([.G36])^3-0.1015*([.G36])^4)" office:value-type="float" office:value="0.0599951313652941" calcext:value-type="float">
            <text:p>0.060</text:p>
          </table:table-cell>
          <table:table-cell table:formula="of:=[.G36]*[.$H$3]" office:value-type="float" office:value="1.305" calcext:value-type="float">
            <text:p>1.305</text:p>
          </table:table-cell>
          <table:table-cell table:formula="of:=[.H36]*[.$H$3]" office:value-type="float" office:value="0.269978091143823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" calcext:value-type="float">
            <text:p>0.30</text:p>
          </table:table-cell>
          <table:table-cell table:formula="of:=5*[.$H$2]*(0.2969*SQRT([.G37])-0.126*([.G37])-0.3516*([.G37])^2+0.2843*([.G37])^3-0.1015*([.G37])^4)" office:value-type="float" office:value="0.0600172663939703" calcext:value-type="float">
            <text:p>0.060</text:p>
          </table:table-cell>
          <table:table-cell table:formula="of:=[.G37]*[.$H$3]" office:value-type="float" office:value="1.35" calcext:value-type="float">
            <text:p>1.350</text:p>
          </table:table-cell>
          <table:table-cell table:formula="of:=[.H37]*[.$H$3]" office:value-type="float" office:value="0.270077698772866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1" calcext:value-type="float">
            <text:p>0.31</text:p>
          </table:table-cell>
          <table:table-cell table:formula="of:=5*[.$H$2]*(0.2969*SQRT([.G38])-0.126*([.G38])-0.3516*([.G38])^2+0.2843*([.G38])^3-0.1015*([.G38])^4)" office:value-type="float" office:value="0.059994222850454" calcext:value-type="float">
            <text:p>0.060</text:p>
          </table:table-cell>
          <table:table-cell table:formula="of:=[.G38]*[.$H$3]" office:value-type="float" office:value="1.395" calcext:value-type="float">
            <text:p>1.395</text:p>
          </table:table-cell>
          <table:table-cell table:formula="of:=[.H38]*[.$H$3]" office:value-type="float" office:value="0.269974002827043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2" calcext:value-type="float">
            <text:p>0.32</text:p>
          </table:table-cell>
          <table:table-cell table:formula="of:=5*[.$H$2]*(0.2969*SQRT([.G39])-0.126*([.G39])-0.3516*([.G39])^2+0.2843*([.G39])^3-0.1015*([.G39])^4)" office:value-type="float" office:value="0.0599278802564573" calcext:value-type="float">
            <text:p>0.060</text:p>
          </table:table-cell>
          <table:table-cell table:formula="of:=[.G39]*[.$H$3]" office:value-type="float" office:value="1.44" calcext:value-type="float">
            <text:p>1.440</text:p>
          </table:table-cell>
          <table:table-cell table:formula="of:=[.H39]*[.$H$3]" office:value-type="float" office:value="0.269675461154058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3" calcext:value-type="float">
            <text:p>0.33</text:p>
          </table:table-cell>
          <table:table-cell table:formula="of:=5*[.$H$2]*(0.2969*SQRT([.G40])-0.126*([.G40])-0.3516*([.G40])^2+0.2843*([.G40])^3-0.1015*([.G40])^4)" office:value-type="float" office:value="0.0598200025564284" calcext:value-type="float">
            <text:p>0.060</text:p>
          </table:table-cell>
          <table:table-cell table:formula="of:=[.G40]*[.$H$3]" office:value-type="float" office:value="1.485" calcext:value-type="float">
            <text:p>1.485</text:p>
          </table:table-cell>
          <table:table-cell table:formula="of:=[.H40]*[.$H$3]" office:value-type="float" office:value="0.269190011503928" calcext:value-type="float">
            <text:p>0.269</text:p>
          </table:table-cell>
        </table:table-row>
        <table:table-row table:style-name="ro1">
          <table:table-cell table:number-columns-repeated="6"/>
          <table:table-cell office:value-type="float" office:value="0.34" calcext:value-type="float">
            <text:p>0.34</text:p>
          </table:table-cell>
          <table:table-cell table:formula="of:=5*[.$H$2]*(0.2969*SQRT([.G41])-0.126*([.G41])-0.3516*([.G41])^2+0.2843*([.G41])^3-0.1015*([.G41])^4)" office:value-type="float" office:value="0.0596722487507742" calcext:value-type="float">
            <text:p>0.060</text:p>
          </table:table-cell>
          <table:table-cell table:formula="of:=[.G41]*[.$H$3]" office:value-type="float" office:value="1.53" calcext:value-type="float">
            <text:p>1.530</text:p>
          </table:table-cell>
          <table:table-cell table:formula="of:=[.H41]*[.$H$3]" office:value-type="float" office:value="0.268525119378484" calcext:value-type="float">
            <text:p>0.269</text:p>
          </table:table-cell>
        </table:table-row>
        <table:table-row table:style-name="ro1">
          <table:table-cell table:number-columns-repeated="6"/>
          <table:table-cell office:value-type="float" office:value="0.35" calcext:value-type="float">
            <text:p>0.35</text:p>
          </table:table-cell>
          <table:table-cell table:formula="of:=5*[.$H$2]*(0.2969*SQRT([.G42])-0.126*([.G42])-0.3516*([.G42])^2+0.2843*([.G42])^3-0.1015*([.G42])^4)" office:value-type="float" office:value="0.0594861821311365" calcext:value-type="float">
            <text:p>0.059</text:p>
          </table:table-cell>
          <table:table-cell table:formula="of:=[.G42]*[.$H$3]" office:value-type="float" office:value="1.575" calcext:value-type="float">
            <text:p>1.575</text:p>
          </table:table-cell>
          <table:table-cell table:formula="of:=[.H42]*[.$H$3]" office:value-type="float" office:value="0.267687819590114" calcext:value-type="float">
            <text:p>0.268</text:p>
          </table:table-cell>
        </table:table-row>
        <table:table-row table:style-name="ro1">
          <table:table-cell table:number-columns-repeated="6"/>
          <table:table-cell office:value-type="float" office:value="0.36" calcext:value-type="float">
            <text:p>0.36</text:p>
          </table:table-cell>
          <table:table-cell table:formula="of:=5*[.$H$2]*(0.2969*SQRT([.G43])-0.126*([.G43])-0.3516*([.G43])^2+0.2843*([.G43])^3-0.1015*([.G43])^4)" office:value-type="float" office:value="0.059263278336" calcext:value-type="float">
            <text:p>0.059</text:p>
          </table:table-cell>
          <table:table-cell table:formula="of:=[.G43]*[.$H$3]" office:value-type="float" office:value="1.62" calcext:value-type="float">
            <text:p>1.620</text:p>
          </table:table-cell>
          <table:table-cell table:formula="of:=[.H43]*[.$H$3]" office:value-type="float" office:value="0.266684752512" calcext:value-type="float">
            <text:p>0.267</text:p>
          </table:table-cell>
        </table:table-row>
        <table:table-row table:style-name="ro1">
          <table:table-cell table:number-columns-repeated="6"/>
          <table:table-cell office:value-type="float" office:value="0.37" calcext:value-type="float">
            <text:p>0.37</text:p>
          </table:table-cell>
          <table:table-cell table:formula="of:=5*[.$H$2]*(0.2969*SQRT([.G44])-0.126*([.G44])-0.3516*([.G44])^2+0.2843*([.G44])^3-0.1015*([.G44])^4)" office:value-type="float" office:value="0.0590049324057325" calcext:value-type="float">
            <text:p>0.059</text:p>
          </table:table-cell>
          <table:table-cell table:formula="of:=[.G44]*[.$H$3]" office:value-type="float" office:value="1.665" calcext:value-type="float">
            <text:p>1.665</text:p>
          </table:table-cell>
          <table:table-cell table:formula="of:=[.H44]*[.$H$3]" office:value-type="float" office:value="0.265522195825796" calcext:value-type="float">
            <text:p>0.266</text:p>
          </table:table-cell>
        </table:table-row>
        <table:table-row table:style-name="ro1">
          <table:table-cell table:number-columns-repeated="6"/>
          <table:table-cell office:value-type="float" office:value="0.38" calcext:value-type="float">
            <text:p>0.38</text:p>
          </table:table-cell>
          <table:table-cell table:formula="of:=5*[.$H$2]*(0.2969*SQRT([.G45])-0.126*([.G45])-0.3516*([.G45])^2+0.2843*([.G45])^3-0.1015*([.G45])^4)" office:value-type="float" office:value="0.0587124649848893" calcext:value-type="float">
            <text:p>0.059</text:p>
          </table:table-cell>
          <table:table-cell table:formula="of:=[.G45]*[.$H$3]" office:value-type="float" office:value="1.71" calcext:value-type="float">
            <text:p>1.710</text:p>
          </table:table-cell>
          <table:table-cell table:formula="of:=[.H45]*[.$H$3]" office:value-type="float" office:value="0.264206092432002" calcext:value-type="float">
            <text:p>0.264</text:p>
          </table:table-cell>
        </table:table-row>
        <table:table-row table:style-name="ro1">
          <table:table-cell table:number-columns-repeated="6"/>
          <table:table-cell office:value-type="float" office:value="0.39" calcext:value-type="float">
            <text:p>0.39</text:p>
          </table:table-cell>
          <table:table-cell table:formula="of:=5*[.$H$2]*(0.2969*SQRT([.G46])-0.126*([.G46])-0.3516*([.G46])^2+0.2843*([.G46])^3-0.1015*([.G46])^4)" office:value-type="float" office:value="0.0583871277944691" calcext:value-type="float">
            <text:p>0.058</text:p>
          </table:table-cell>
          <table:table-cell table:formula="of:=[.G46]*[.$H$3]" office:value-type="float" office:value="1.755" calcext:value-type="float">
            <text:p>1.755</text:p>
          </table:table-cell>
          <table:table-cell table:formula="of:=[.H46]*[.$H$3]" office:value-type="float" office:value="0.262742075075111" calcext:value-type="float">
            <text:p>0.263</text:p>
          </table:table-cell>
        </table:table-row>
        <table:table-row table:style-name="ro1">
          <table:table-cell table:number-columns-repeated="6"/>
          <table:table-cell office:value-type="float" office:value="0.4" calcext:value-type="float">
            <text:p>0.40</text:p>
          </table:table-cell>
          <table:table-cell table:formula="of:=5*[.$H$2]*(0.2969*SQRT([.G47])-0.126*([.G47])-0.3516*([.G47])^2+0.2843*([.G47])^3-0.1015*([.G47])^4)" office:value-type="float" office:value="0.058030108476479" calcext:value-type="float">
            <text:p>0.058</text:p>
          </table:table-cell>
          <table:table-cell table:formula="of:=[.G47]*[.$H$3]" office:value-type="float" office:value="1.8" calcext:value-type="float">
            <text:p>1.800</text:p>
          </table:table-cell>
          <table:table-cell table:formula="of:=[.H47]*[.$H$3]" office:value-type="float" office:value="0.261135488144156" calcext:value-type="float">
            <text:p>0.261</text:p>
          </table:table-cell>
        </table:table-row>
        <table:table-row table:style-name="ro1">
          <table:table-cell table:number-columns-repeated="6"/>
          <table:table-cell office:value-type="float" office:value="0.41" calcext:value-type="float">
            <text:p>0.41</text:p>
          </table:table-cell>
          <table:table-cell table:formula="of:=5*[.$H$2]*(0.2969*SQRT([.G48])-0.126*([.G48])-0.3516*([.G48])^2+0.2843*([.G48])^3-0.1015*([.G48])^4)" office:value-type="float" office:value="0.0576425348966288" calcext:value-type="float">
            <text:p>0.058</text:p>
          </table:table-cell>
          <table:table-cell table:formula="of:=[.G48]*[.$H$3]" office:value-type="float" office:value="1.845" calcext:value-type="float">
            <text:p>1.845</text:p>
          </table:table-cell>
          <table:table-cell table:formula="of:=[.H48]*[.$H$3]" office:value-type="float" office:value="0.259391407034829" calcext:value-type="float">
            <text:p>0.259</text:p>
          </table:table-cell>
        </table:table-row>
        <table:table-row table:style-name="ro1">
          <table:table-cell table:number-columns-repeated="6"/>
          <table:table-cell office:value-type="float" office:value="0.42" calcext:value-type="float">
            <text:p>0.42</text:p>
          </table:table-cell>
          <table:table-cell table:formula="of:=5*[.$H$2]*(0.2969*SQRT([.G49])-0.126*([.G49])-0.3516*([.G49])^2+0.2843*([.G49])^3-0.1015*([.G49])^4)" office:value-type="float" office:value="0.0572254789774376" calcext:value-type="float">
            <text:p>0.057</text:p>
          </table:table-cell>
          <table:table-cell table:formula="of:=[.G49]*[.$H$3]" office:value-type="float" office:value="1.89" calcext:value-type="float">
            <text:p>1.890</text:p>
          </table:table-cell>
          <table:table-cell table:formula="of:=[.H49]*[.$H$3]" office:value-type="float" office:value="0.257514655398469" calcext:value-type="float">
            <text:p>0.258</text:p>
          </table:table-cell>
        </table:table-row>
        <table:table-row table:style-name="ro1">
          <table:table-cell table:number-columns-repeated="6"/>
          <table:table-cell office:value-type="float" office:value="0.43" calcext:value-type="float">
            <text:p>0.43</text:p>
          </table:table-cell>
          <table:table-cell table:formula="of:=5*[.$H$2]*(0.2969*SQRT([.G50])-0.126*([.G50])-0.3516*([.G50])^2+0.2843*([.G50])^3-0.1015*([.G50])^4)" office:value-type="float" office:value="0.0567799601229158" calcext:value-type="float">
            <text:p>0.057</text:p>
          </table:table-cell>
          <table:table-cell table:formula="of:=[.G50]*[.$H$3]" office:value-type="float" office:value="1.935" calcext:value-type="float">
            <text:p>1.935</text:p>
          </table:table-cell>
          <table:table-cell table:formula="of:=[.H50]*[.$H$3]" office:value-type="float" office:value="0.255509820553121" calcext:value-type="float">
            <text:p>0.256</text:p>
          </table:table-cell>
        </table:table-row>
        <table:table-row table:style-name="ro1">
          <table:table-cell table:number-columns-repeated="6"/>
          <table:table-cell office:value-type="float" office:value="0.44" calcext:value-type="float">
            <text:p>0.44</text:p>
          </table:table-cell>
          <table:table-cell table:formula="of:=5*[.$H$2]*(0.2969*SQRT([.G51])-0.126*([.G51])-0.3516*([.G51])^2+0.2843*([.G51])^3-0.1015*([.G51])^4)" office:value-type="float" office:value="0.0563069482867822" calcext:value-type="float">
            <text:p>0.056</text:p>
          </table:table-cell>
          <table:table-cell table:formula="of:=[.G51]*[.$H$3]" office:value-type="float" office:value="1.98" calcext:value-type="float">
            <text:p>1.980</text:p>
          </table:table-cell>
          <table:table-cell table:formula="of:=[.H51]*[.$H$3]" office:value-type="float" office:value="0.25338126729052" calcext:value-type="float">
            <text:p>0.253</text:p>
          </table:table-cell>
        </table:table-row>
        <table:table-row table:style-name="ro1">
          <table:table-cell table:number-columns-repeated="6"/>
          <table:table-cell office:value-type="float" office:value="0.45" calcext:value-type="float">
            <text:p>0.45</text:p>
          </table:table-cell>
          <table:table-cell table:formula="of:=5*[.$H$2]*(0.2969*SQRT([.G52])-0.126*([.G52])-0.3516*([.G52])^2+0.2843*([.G52])^3-0.1015*([.G52])^4)" office:value-type="float" office:value="0.0558073667285438" calcext:value-type="float">
            <text:p>0.056</text:p>
          </table:table-cell>
          <table:table-cell table:formula="of:=[.G52]*[.$H$3]" office:value-type="float" office:value="2.025" calcext:value-type="float">
            <text:p>2.025</text:p>
          </table:table-cell>
          <table:table-cell table:formula="of:=[.H52]*[.$H$3]" office:value-type="float" office:value="0.251133150278447" calcext:value-type="float">
            <text:p>0.251</text:p>
          </table:table-cell>
        </table:table-row>
        <table:table-row table:style-name="ro1">
          <table:table-cell table:number-columns-repeated="6"/>
          <table:table-cell office:value-type="float" office:value="0.46" calcext:value-type="float">
            <text:p>0.46</text:p>
          </table:table-cell>
          <table:table-cell table:formula="of:=5*[.$H$2]*(0.2969*SQRT([.G53])-0.126*([.G53])-0.3516*([.G53])^2+0.2843*([.G53])^3-0.1015*([.G53])^4)" office:value-type="float" office:value="0.0552820944953935" calcext:value-type="float">
            <text:p>0.055</text:p>
          </table:table-cell>
          <table:table-cell table:formula="of:=[.G53]*[.$H$3]" office:value-type="float" office:value="2.07" calcext:value-type="float">
            <text:p>2.070</text:p>
          </table:table-cell>
          <table:table-cell table:formula="of:=[.H53]*[.$H$3]" office:value-type="float" office:value="0.248769425229271" calcext:value-type="float">
            <text:p>0.249</text:p>
          </table:table-cell>
        </table:table-row>
        <table:table-row table:style-name="ro1">
          <table:table-cell table:number-columns-repeated="6"/>
          <table:table-cell office:value-type="float" office:value="0.47" calcext:value-type="float">
            <text:p>0.47</text:p>
          </table:table-cell>
          <table:table-cell table:formula="of:=5*[.$H$2]*(0.2969*SQRT([.G54])-0.126*([.G54])-0.3516*([.G54])^2+0.2843*([.G54])^3-0.1015*([.G54])^4)" office:value-type="float" office:value="0.0547319686625442" calcext:value-type="float">
            <text:p>0.055</text:p>
          </table:table-cell>
          <table:table-cell table:formula="of:=[.G54]*[.$H$3]" office:value-type="float" office:value="2.115" calcext:value-type="float">
            <text:p>2.115</text:p>
          </table:table-cell>
          <table:table-cell table:formula="of:=[.H54]*[.$H$3]" office:value-type="float" office:value="0.246293858981449" calcext:value-type="float">
            <text:p>0.246</text:p>
          </table:table-cell>
        </table:table-row>
        <table:table-row table:style-name="ro1">
          <table:table-cell table:number-columns-repeated="6"/>
          <table:table-cell office:value-type="float" office:value="0.48" calcext:value-type="float">
            <text:p>0.48</text:p>
          </table:table-cell>
          <table:table-cell table:formula="of:=5*[.$H$2]*(0.2969*SQRT([.G55])-0.126*([.G55])-0.3516*([.G55])^2+0.2843*([.G55])^3-0.1015*([.G55])^4)" office:value-type="float" office:value="0.0541577863601279" calcext:value-type="float">
            <text:p>0.054</text:p>
          </table:table-cell>
          <table:table-cell table:formula="of:=[.G55]*[.$H$3]" office:value-type="float" office:value="2.16" calcext:value-type="float">
            <text:p>2.160</text:p>
          </table:table-cell>
          <table:table-cell table:formula="of:=[.H55]*[.$H$3]" office:value-type="float" office:value="0.243710038620576" calcext:value-type="float">
            <text:p>0.244</text:p>
          </table:table-cell>
        </table:table-row>
        <table:table-row table:style-name="ro1">
          <table:table-cell table:number-columns-repeated="6"/>
          <table:table-cell office:value-type="float" office:value="0.49" calcext:value-type="float">
            <text:p>0.49</text:p>
          </table:table-cell>
          <table:table-cell table:formula="of:=5*[.$H$2]*(0.2969*SQRT([.G56])-0.126*([.G56])-0.3516*([.G56])^2+0.2843*([.G56])^3-0.1015*([.G56])^4)" office:value-type="float" office:value="0.053560306611" calcext:value-type="float">
            <text:p>0.054</text:p>
          </table:table-cell>
          <table:table-cell table:formula="of:=[.G56]*[.$H$3]" office:value-type="float" office:value="2.205" calcext:value-type="float">
            <text:p>2.205</text:p>
          </table:table-cell>
          <table:table-cell table:formula="of:=[.H56]*[.$H$3]" office:value-type="float" office:value="0.2410213797495" calcext:value-type="float">
            <text:p>0.241</text:p>
          </table:table-cell>
        </table:table-row>
        <table:table-row table:style-name="ro1">
          <table:table-cell table:number-columns-repeated="6"/>
          <table:table-cell office:value-type="float" office:value="0.5" calcext:value-type="float">
            <text:p>0.50</text:p>
          </table:table-cell>
          <table:table-cell table:formula="of:=5*[.$H$2]*(0.2969*SQRT([.G57])-0.126*([.G57])-0.3516*([.G57])^2+0.2843*([.G57])^3-0.1015*([.G57])^4)" office:value-type="float" office:value="0.0529402520005716" calcext:value-type="float">
            <text:p>0.053</text:p>
          </table:table-cell>
          <table:table-cell table:formula="of:=[.G57]*[.$H$3]" office:value-type="float" office:value="2.25" calcext:value-type="float">
            <text:p>2.250</text:p>
          </table:table-cell>
          <table:table-cell table:formula="of:=[.H57]*[.$H$3]" office:value-type="float" office:value="0.238231134002572" calcext:value-type="float">
            <text:p>0.238</text:p>
          </table:table-cell>
        </table:table-row>
        <table:table-row table:style-name="ro1">
          <table:table-cell table:number-columns-repeated="6"/>
          <table:table-cell office:value-type="float" office:value="0.51" calcext:value-type="float">
            <text:p>0.51</text:p>
          </table:table-cell>
          <table:table-cell table:formula="of:=5*[.$H$2]*(0.2969*SQRT([.G58])-0.126*([.G58])-0.3516*([.G58])^2+0.2843*([.G58])^3-0.1015*([.G58])^4)" office:value-type="float" office:value="0.0522983101970623" calcext:value-type="float">
            <text:p>0.052</text:p>
          </table:table-cell>
          <table:table-cell table:formula="of:=[.G58]*[.$H$3]" office:value-type="float" office:value="2.295" calcext:value-type="float">
            <text:p>2.295</text:p>
          </table:table-cell>
          <table:table-cell table:formula="of:=[.H58]*[.$H$3]" office:value-type="float" office:value="0.23534239588678" calcext:value-type="float">
            <text:p>0.235</text:p>
          </table:table-cell>
        </table:table-row>
        <table:table-row table:style-name="ro1">
          <table:table-cell table:number-columns-repeated="6"/>
          <table:table-cell office:value-type="float" office:value="0.52" calcext:value-type="float">
            <text:p>0.52</text:p>
          </table:table-cell>
          <table:table-cell table:formula="of:=5*[.$H$2]*(0.2969*SQRT([.G59])-0.126*([.G59])-0.3516*([.G59])^2+0.2843*([.G59])^3-0.1015*([.G59])^4)" office:value-type="float" office:value="0.051635135338231" calcext:value-type="float">
            <text:p>0.052</text:p>
          </table:table-cell>
          <table:table-cell table:formula="of:=[.G59]*[.$H$3]" office:value-type="float" office:value="2.34" calcext:value-type="float">
            <text:p>2.340</text:p>
          </table:table-cell>
          <table:table-cell table:formula="of:=[.H59]*[.$H$3]" office:value-type="float" office:value="0.23235810902204" calcext:value-type="float">
            <text:p>0.232</text:p>
          </table:table-cell>
        </table:table-row>
        <table:table-row table:style-name="ro1">
          <table:table-cell table:number-columns-repeated="6"/>
          <table:table-cell office:value-type="float" office:value="0.53" calcext:value-type="float">
            <text:p>0.53</text:p>
          </table:table-cell>
          <table:table-cell table:formula="of:=5*[.$H$2]*(0.2969*SQRT([.G60])-0.126*([.G60])-0.3516*([.G60])^2+0.2843*([.G60])^3-0.1015*([.G60])^4)" office:value-type="float" office:value="0.0509513492986431" calcext:value-type="float">
            <text:p>0.051</text:p>
          </table:table-cell>
          <table:table-cell table:formula="of:=[.G60]*[.$H$3]" office:value-type="float" office:value="2.385" calcext:value-type="float">
            <text:p>2.385</text:p>
          </table:table-cell>
          <table:table-cell table:formula="of:=[.H60]*[.$H$3]" office:value-type="float" office:value="0.229281071843894" calcext:value-type="float">
            <text:p>0.229</text:p>
          </table:table-cell>
        </table:table-row>
        <table:table-row table:style-name="ro1">
          <table:table-cell table:number-columns-repeated="6"/>
          <table:table-cell office:value-type="float" office:value="0.54" calcext:value-type="float">
            <text:p>0.54</text:p>
          </table:table-cell>
          <table:table-cell table:formula="of:=5*[.$H$2]*(0.2969*SQRT([.G61])-0.126*([.G61])-0.3516*([.G61])^2+0.2843*([.G61])^3-0.1015*([.G61])^4)" office:value-type="float" office:value="0.0502475428498186" calcext:value-type="float">
            <text:p>0.050</text:p>
          </table:table-cell>
          <table:table-cell table:formula="of:=[.G61]*[.$H$3]" office:value-type="float" office:value="2.43" calcext:value-type="float">
            <text:p>2.430</text:p>
          </table:table-cell>
          <table:table-cell table:formula="of:=[.H61]*[.$H$3]" office:value-type="float" office:value="0.226113942824184" calcext:value-type="float">
            <text:p>0.226</text:p>
          </table:table-cell>
        </table:table-row>
        <table:table-row table:style-name="ro1">
          <table:table-cell table:number-columns-repeated="6"/>
          <table:table-cell office:value-type="float" office:value="0.55" calcext:value-type="float">
            <text:p>0.55</text:p>
          </table:table-cell>
          <table:table-cell table:formula="of:=5*[.$H$2]*(0.2969*SQRT([.G62])-0.126*([.G62])-0.3516*([.G62])^2+0.2843*([.G62])^3-0.1015*([.G62])^4)" office:value-type="float" office:value="0.0495242767241221" calcext:value-type="float">
            <text:p>0.050</text:p>
          </table:table-cell>
          <table:table-cell table:formula="of:=[.G62]*[.$H$3]" office:value-type="float" office:value="2.475" calcext:value-type="float">
            <text:p>2.475</text:p>
          </table:table-cell>
          <table:table-cell table:formula="of:=[.H62]*[.$H$3]" office:value-type="float" office:value="0.22285924525855" calcext:value-type="float">
            <text:p>0.223</text:p>
          </table:table-cell>
        </table:table-row>
        <table:table-row table:style-name="ro1">
          <table:table-cell table:number-columns-repeated="6"/>
          <table:table-cell office:value-type="float" office:value="0.56" calcext:value-type="float">
            <text:p>0.56</text:p>
          </table:table-cell>
          <table:table-cell table:formula="of:=5*[.$H$2]*(0.2969*SQRT([.G63])-0.126*([.G63])-0.3516*([.G63])^2+0.2843*([.G63])^3-0.1015*([.G63])^4)" office:value-type="float" office:value="0.048782082591982" calcext:value-type="float">
            <text:p>0.049</text:p>
          </table:table-cell>
          <table:table-cell table:formula="of:=[.G63]*[.$H$3]" office:value-type="float" office:value="2.52" calcext:value-type="float">
            <text:p>2.520</text:p>
          </table:table-cell>
          <table:table-cell table:formula="of:=[.H63]*[.$H$3]" office:value-type="float" office:value="0.219519371663919" calcext:value-type="float">
            <text:p>0.220</text:p>
          </table:table-cell>
        </table:table-row>
        <table:table-row table:style-name="ro1">
          <table:table-cell table:number-columns-repeated="6"/>
          <table:table-cell office:value-type="float" office:value="0.57" calcext:value-type="float">
            <text:p>0.57</text:p>
          </table:table-cell>
          <table:table-cell table:formula="of:=5*[.$H$2]*(0.2969*SQRT([.G64])-0.126*([.G64])-0.3516*([.G64])^2+0.2843*([.G64])^3-0.1015*([.G64])^4)" office:value-type="float" office:value="0.0480214639609131" calcext:value-type="float">
            <text:p>0.048</text:p>
          </table:table-cell>
          <table:table-cell table:formula="of:=[.G64]*[.$H$3]" office:value-type="float" office:value="2.565" calcext:value-type="float">
            <text:p>2.565</text:p>
          </table:table-cell>
          <table:table-cell table:formula="of:=[.H64]*[.$H$3]" office:value-type="float" office:value="0.216096587824109" calcext:value-type="float">
            <text:p>0.216</text:p>
          </table:table-cell>
        </table:table-row>
        <table:table-row table:style-name="ro1">
          <table:table-cell table:number-columns-repeated="6"/>
          <table:table-cell office:value-type="float" office:value="0.58" calcext:value-type="float">
            <text:p>0.58</text:p>
          </table:table-cell>
          <table:table-cell table:formula="of:=5*[.$H$2]*(0.2969*SQRT([.G65])-0.126*([.G65])-0.3516*([.G65])^2+0.2843*([.G65])^3-0.1015*([.G65])^4)" office:value-type="float" office:value="0.0472428970038597" calcext:value-type="float">
            <text:p>0.047</text:p>
          </table:table-cell>
          <table:table-cell table:formula="of:=[.G65]*[.$H$3]" office:value-type="float" office:value="2.61" calcext:value-type="float">
            <text:p>2.610</text:p>
          </table:table-cell>
          <table:table-cell table:formula="of:=[.H65]*[.$H$3]" office:value-type="float" office:value="0.212593036517368" calcext:value-type="float">
            <text:p>0.213</text:p>
          </table:table-cell>
        </table:table-row>
        <table:table-row table:style-name="ro1">
          <table:table-cell table:number-columns-repeated="6"/>
          <table:table-cell office:value-type="float" office:value="0.59" calcext:value-type="float">
            <text:p>0.59</text:p>
          </table:table-cell>
          <table:table-cell table:formula="of:=5*[.$H$2]*(0.2969*SQRT([.G66])-0.126*([.G66])-0.3516*([.G66])^2+0.2843*([.G66])^3-0.1015*([.G66])^4)" office:value-type="float" office:value="0.0464468313235314" calcext:value-type="float">
            <text:p>0.046</text:p>
          </table:table-cell>
          <table:table-cell table:formula="of:=[.G66]*[.$H$3]" office:value-type="float" office:value="2.655" calcext:value-type="float">
            <text:p>2.655</text:p>
          </table:table-cell>
          <table:table-cell table:formula="of:=[.H66]*[.$H$3]" office:value-type="float" office:value="0.209010740955891" calcext:value-type="float">
            <text:p>0.209</text:p>
          </table:table-cell>
        </table:table-row>
        <table:table-row table:style-name="ro1">
          <table:table-cell table:number-columns-repeated="6"/>
          <table:table-cell office:value-type="float" office:value="0.6" calcext:value-type="float">
            <text:p>0.60</text:p>
          </table:table-cell>
          <table:table-cell table:formula="of:=5*[.$H$2]*(0.2969*SQRT([.G67])-0.126*([.G67])-0.3516*([.G67])^2+0.2843*([.G67])^3-0.1015*([.G67])^4)" office:value-type="float" office:value="0.0456336906586779" calcext:value-type="float">
            <text:p>0.046</text:p>
          </table:table-cell>
          <table:table-cell table:formula="of:=[.G67]*[.$H$3]" office:value-type="float" office:value="2.7" calcext:value-type="float">
            <text:p>2.700</text:p>
          </table:table-cell>
          <table:table-cell table:formula="of:=[.H67]*[.$H$3]" office:value-type="float" office:value="0.20535160796405" calcext:value-type="float">
            <text:p>0.205</text:p>
          </table:table-cell>
        </table:table-row>
        <table:table-row table:style-name="ro1">
          <table:table-cell table:number-columns-repeated="6"/>
          <table:table-cell office:value-type="float" office:value="0.61" calcext:value-type="float">
            <text:p>0.61</text:p>
          </table:table-cell>
          <table:table-cell table:formula="of:=5*[.$H$2]*(0.2969*SQRT([.G68])-0.126*([.G68])-0.3516*([.G68])^2+0.2843*([.G68])^3-0.1015*([.G68])^4)" office:value-type="float" office:value="0.0448038735376011" calcext:value-type="float">
            <text:p>0.045</text:p>
          </table:table-cell>
          <table:table-cell table:formula="of:=[.G68]*[.$H$3]" office:value-type="float" office:value="2.745" calcext:value-type="float">
            <text:p>2.745</text:p>
          </table:table-cell>
          <table:table-cell table:formula="of:=[.H68]*[.$H$3]" office:value-type="float" office:value="0.201617430919205" calcext:value-type="float">
            <text:p>0.202</text:p>
          </table:table-cell>
        </table:table-row>
        <table:table-row table:style-name="ro1">
          <table:table-cell table:number-columns-repeated="6"/>
          <table:table-cell office:value-type="float" office:value="0.62" calcext:value-type="float">
            <text:p>0.62</text:p>
          </table:table-cell>
          <table:table-cell table:formula="of:=5*[.$H$2]*(0.2969*SQRT([.G69])-0.126*([.G69])-0.3516*([.G69])^2+0.2843*([.G69])^3-0.1015*([.G69])^4)" office:value-type="float" office:value="0.0439577538836464" calcext:value-type="float">
            <text:p>0.044</text:p>
          </table:table-cell>
          <table:table-cell table:formula="of:=[.G69]*[.$H$3]" office:value-type="float" office:value="2.79" calcext:value-type="float">
            <text:p>2.790</text:p>
          </table:table-cell>
          <table:table-cell table:formula="of:=[.H69]*[.$H$3]" office:value-type="float" office:value="0.197809892476409" calcext:value-type="float">
            <text:p>0.198</text:p>
          </table:table-cell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5*[.$H$2]*(0.2969*SQRT([.G70])-0.126*([.G70])-0.3516*([.G70])^2+0.2843*([.G70])^3-0.1015*([.G70])^4)" office:value-type="float" office:value="0.0430956815769138" calcext:value-type="float">
            <text:p>0.043</text:p>
          </table:table-cell>
          <table:table-cell table:formula="of:=[.G70]*[.$H$3]" office:value-type="float" office:value="2.835" calcext:value-type="float">
            <text:p>2.835</text:p>
          </table:table-cell>
          <table:table-cell table:formula="of:=[.H70]*[.$H$3]" office:value-type="float" office:value="0.193930567096112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64" calcext:value-type="float">
            <text:p>0.64</text:p>
          </table:table-cell>
          <table:table-cell table:formula="of:=5*[.$H$2]*(0.2969*SQRT([.G71])-0.126*([.G71])-0.3516*([.G71])^2+0.2843*([.G71])^3-0.1015*([.G71])^4)" office:value-type="float" office:value="0.042217982976" calcext:value-type="float">
            <text:p>0.042</text:p>
          </table:table-cell>
          <table:table-cell table:formula="of:=[.G71]*[.$H$3]" office:value-type="float" office:value="2.88" calcext:value-type="float">
            <text:p>2.880</text:p>
          </table:table-cell>
          <table:table-cell table:formula="of:=[.H71]*[.$H$3]" office:value-type="float" office:value="0.189980923392" calcext:value-type="float">
            <text:p>0.190</text:p>
          </table:table-cell>
        </table:table-row>
        <table:table-row table:style-name="ro1">
          <table:table-cell table:number-columns-repeated="6"/>
          <table:table-cell office:value-type="float" office:value="0.65" calcext:value-type="float">
            <text:p>0.65</text:p>
          </table:table-cell>
          <table:table-cell table:formula="of:=5*[.$H$2]*(0.2969*SQRT([.G72])-0.126*([.G72])-0.3516*([.G72])^2+0.2843*([.G72])^3-0.1015*([.G72])^4)" office:value-type="float" office:value="0.0413249614031904" calcext:value-type="float">
            <text:p>0.041</text:p>
          </table:table-cell>
          <table:table-cell table:formula="of:=[.G72]*[.$H$3]" office:value-type="float" office:value="2.925" calcext:value-type="float">
            <text:p>2.925</text:p>
          </table:table-cell>
          <table:table-cell table:formula="of:=[.H72]*[.$H$3]" office:value-type="float" office:value="0.185962326314357" calcext:value-type="float">
            <text:p>0.186</text:p>
          </table:table-cell>
        </table:table-row>
        <table:table-row table:style-name="ro1">
          <table:table-cell table:number-columns-repeated="6"/>
          <table:table-cell office:value-type="float" office:value="0.66" calcext:value-type="float">
            <text:p>0.66</text:p>
          </table:table-cell>
          <table:table-cell table:formula="of:=5*[.$H$2]*(0.2969*SQRT([.G73])-0.126*([.G73])-0.3516*([.G73])^2+0.2843*([.G73])^3-0.1015*([.G73])^4)" office:value-type="float" office:value="0.040416897596185" calcext:value-type="float">
            <text:p>0.040</text:p>
          </table:table-cell>
          <table:table-cell table:formula="of:=[.G73]*[.$H$3]" office:value-type="float" office:value="2.97" calcext:value-type="float">
            <text:p>2.970</text:p>
          </table:table-cell>
          <table:table-cell table:formula="of:=[.H73]*[.$H$3]" office:value-type="float" office:value="0.181876039182832" calcext:value-type="float">
            <text:p>0.182</text:p>
          </table:table-cell>
        </table:table-row>
        <table:table-row table:style-name="ro1">
          <table:table-cell table:number-columns-repeated="6"/>
          <table:table-cell office:value-type="float" office:value="0.67" calcext:value-type="float">
            <text:p>0.67</text:p>
          </table:table-cell>
          <table:table-cell table:formula="of:=5*[.$H$2]*(0.2969*SQRT([.G74])-0.126*([.G74])-0.3516*([.G74])^2+0.2843*([.G74])^3-0.1015*([.G74])^4)" office:value-type="float" office:value="0.0394940501291358" calcext:value-type="float">
            <text:p>0.039</text:p>
          </table:table-cell>
          <table:table-cell table:formula="of:=[.G74]*[.$H$3]" office:value-type="float" office:value="3.015" calcext:value-type="float">
            <text:p>3.015</text:p>
          </table:table-cell>
          <table:table-cell table:formula="of:=[.H74]*[.$H$3]" office:value-type="float" office:value="0.177723225581111" calcext:value-type="float">
            <text:p>0.178</text:p>
          </table:table-cell>
        </table:table-row>
        <table:table-row table:style-name="ro1">
          <table:table-cell table:number-columns-repeated="6"/>
          <table:table-cell office:value-type="float" office:value="0.68" calcext:value-type="float">
            <text:p>0.68</text:p>
          </table:table-cell>
          <table:table-cell table:formula="of:=5*[.$H$2]*(0.2969*SQRT([.G75])-0.126*([.G75])-0.3516*([.G75])^2+0.2843*([.G75])^3-0.1015*([.G75])^4)" office:value-type="float" office:value="0.038556655805506" calcext:value-type="float">
            <text:p>0.039</text:p>
          </table:table-cell>
          <table:table-cell table:formula="of:=[.G75]*[.$H$3]" office:value-type="float" office:value="3.06" calcext:value-type="float">
            <text:p>3.060</text:p>
          </table:table-cell>
          <table:table-cell table:formula="of:=[.H75]*[.$H$3]" office:value-type="float" office:value="0.173504951124777" calcext:value-type="float">
            <text:p>0.174</text:p>
          </table:table-cell>
        </table:table-row>
        <table:table-row table:style-name="ro1">
          <table:table-cell table:number-columns-repeated="6"/>
          <table:table-cell office:value-type="float" office:value="0.69" calcext:value-type="float">
            <text:p>0.69</text:p>
          </table:table-cell>
          <table:table-cell table:formula="of:=5*[.$H$2]*(0.2969*SQRT([.G76])-0.126*([.G76])-0.3516*([.G76])^2+0.2843*([.G76])^3-0.1015*([.G76])^4)" office:value-type="float" office:value="0.0376049300250226" calcext:value-type="float">
            <text:p>0.038</text:p>
          </table:table-cell>
          <table:table-cell table:formula="of:=[.G76]*[.$H$3]" office:value-type="float" office:value="3.105" calcext:value-type="float">
            <text:p>3.105</text:p>
          </table:table-cell>
          <table:table-cell table:formula="of:=[.H76]*[.$H$3]" office:value-type="float" office:value="0.169222185112602" calcext:value-type="float">
            <text:p>0.169</text:p>
          </table:table-cell>
        </table:table-row>
        <table:table-row table:style-name="ro1">
          <table:table-cell table:number-columns-repeated="6"/>
          <table:table-cell office:value-type="float" office:value="0.7" calcext:value-type="float">
            <text:p>0.70</text:p>
          </table:table-cell>
          <table:table-cell table:formula="of:=5*[.$H$2]*(0.2969*SQRT([.G77])-0.126*([.G77])-0.3516*([.G77])^2+0.2843*([.G77])^3-0.1015*([.G77])^4)" office:value-type="float" office:value="0.0366390671267802" calcext:value-type="float">
            <text:p>0.037</text:p>
          </table:table-cell>
          <table:table-cell table:formula="of:=[.G77]*[.$H$3]" office:value-type="float" office:value="3.15" calcext:value-type="float">
            <text:p>3.150</text:p>
          </table:table-cell>
          <table:table-cell table:formula="of:=[.H77]*[.$H$3]" office:value-type="float" office:value="0.164875802070511" calcext:value-type="float">
            <text:p>0.165</text:p>
          </table:table-cell>
        </table:table-row>
        <table:table-row table:style-name="ro1">
          <table:table-cell table:number-columns-repeated="6"/>
          <table:table-cell office:value-type="float" office:value="0.71" calcext:value-type="float">
            <text:p>0.71</text:p>
          </table:table-cell>
          <table:table-cell table:formula="of:=5*[.$H$2]*(0.2969*SQRT([.G78])-0.126*([.G78])-0.3516*([.G78])^2+0.2843*([.G78])^3-0.1015*([.G78])^4)" office:value-type="float" office:value="0.0356592407103636" calcext:value-type="float">
            <text:p>0.036</text:p>
          </table:table-cell>
          <table:table-cell table:formula="of:=[.G78]*[.$H$3]" office:value-type="float" office:value="3.195" calcext:value-type="float">
            <text:p>3.195</text:p>
          </table:table-cell>
          <table:table-cell table:formula="of:=[.H78]*[.$H$3]" office:value-type="float" office:value="0.160466583196636" calcext:value-type="float">
            <text:p>0.160</text:p>
          </table:table-cell>
        </table:table-row>
        <table:table-row table:style-name="ro1">
          <table:table-cell table:number-columns-repeated="6"/>
          <table:table-cell office:value-type="float" office:value="0.72" calcext:value-type="float">
            <text:p>0.72</text:p>
          </table:table-cell>
          <table:table-cell table:formula="of:=5*[.$H$2]*(0.2969*SQRT([.G79])-0.126*([.G79])-0.3516*([.G79])^2+0.2843*([.G79])^3-0.1015*([.G79])^4)" office:value-type="float" office:value="0.0346656039366859" calcext:value-type="float">
            <text:p>0.035</text:p>
          </table:table-cell>
          <table:table-cell table:formula="of:=[.G79]*[.$H$3]" office:value-type="float" office:value="3.24" calcext:value-type="float">
            <text:p>3.240</text:p>
          </table:table-cell>
          <table:table-cell table:formula="of:=[.H79]*[.$H$3]" office:value-type="float" office:value="0.155995217715086" calcext:value-type="float">
            <text:p>0.156</text:p>
          </table:table-cell>
        </table:table-row>
        <table:table-row table:style-name="ro1">
          <table:table-cell table:number-columns-repeated="6"/>
          <table:table-cell office:value-type="float" office:value="0.73" calcext:value-type="float">
            <text:p>0.73</text:p>
          </table:table-cell>
          <table:table-cell table:formula="of:=5*[.$H$2]*(0.2969*SQRT([.G80])-0.126*([.G80])-0.3516*([.G80])^2+0.2843*([.G80])^3-0.1015*([.G80])^4)" office:value-type="float" office:value="0.0336582898100865" calcext:value-type="float">
            <text:p>0.034</text:p>
          </table:table-cell>
          <table:table-cell table:formula="of:=[.G80]*[.$H$3]" office:value-type="float" office:value="3.285" calcext:value-type="float">
            <text:p>3.285</text:p>
          </table:table-cell>
          <table:table-cell table:formula="of:=[.H80]*[.$H$3]" office:value-type="float" office:value="0.151462304145389" calcext:value-type="float">
            <text:p>0.151</text:p>
          </table:table-cell>
        </table:table-row>
        <table:table-row table:style-name="ro1">
          <table:table-cell table:number-columns-repeated="6"/>
          <table:table-cell office:value-type="float" office:value="0.74" calcext:value-type="float">
            <text:p>0.74</text:p>
          </table:table-cell>
          <table:table-cell table:formula="of:=5*[.$H$2]*(0.2969*SQRT([.G81])-0.126*([.G81])-0.3516*([.G81])^2+0.2843*([.G81])^3-0.1015*([.G81])^4)" office:value-type="float" office:value="0.0326374114430973" calcext:value-type="float">
            <text:p>0.033</text:p>
          </table:table-cell>
          <table:table-cell table:formula="of:=[.G81]*[.$H$3]" office:value-type="float" office:value="3.33" calcext:value-type="float">
            <text:p>3.330</text:p>
          </table:table-cell>
          <table:table-cell table:formula="of:=[.H81]*[.$H$3]" office:value-type="float" office:value="0.146868351493938" calcext:value-type="float">
            <text:p>0.147</text:p>
          </table:table-cell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table:formula="of:=5*[.$H$2]*(0.2969*SQRT([.G82])-0.126*([.G82])-0.3516*([.G82])^2+0.2843*([.G82])^3-0.1015*([.G82])^4)" office:value-type="float" office:value="0.0316030623051599" calcext:value-type="float">
            <text:p>0.032</text:p>
          </table:table-cell>
          <table:table-cell table:formula="of:=[.G82]*[.$H$3]" office:value-type="float" office:value="3.375" calcext:value-type="float">
            <text:p>3.375</text:p>
          </table:table-cell>
          <table:table-cell table:formula="of:=[.H82]*[.$H$3]" office:value-type="float" office:value="0.14221378037322" calcext:value-type="float">
            <text:p>0.142</text:p>
          </table:table-cell>
        </table:table-row>
        <table:table-row table:style-name="ro1">
          <table:table-cell table:number-columns-repeated="6"/>
          <table:table-cell office:value-type="float" office:value="0.76" calcext:value-type="float">
            <text:p>0.76</text:p>
          </table:table-cell>
          <table:table-cell table:formula="of:=5*[.$H$2]*(0.2969*SQRT([.G83])-0.126*([.G83])-0.3516*([.G83])^2+0.2843*([.G83])^3-0.1015*([.G83])^4)" office:value-type="float" office:value="0.0305553164564671" calcext:value-type="float">
            <text:p>0.031</text:p>
          </table:table-cell>
          <table:table-cell table:formula="of:=[.G83]*[.$H$3]" office:value-type="float" office:value="3.42" calcext:value-type="float">
            <text:p>3.420</text:p>
          </table:table-cell>
          <table:table-cell table:formula="of:=[.H83]*[.$H$3]" office:value-type="float" office:value="0.137498924054102" calcext:value-type="float">
            <text:p>0.137</text:p>
          </table:table-cell>
        </table:table-row>
        <table:table-row table:style-name="ro1">
          <table:table-cell table:number-columns-repeated="6"/>
          <table:table-cell office:value-type="float" office:value="0.77" calcext:value-type="float">
            <text:p>0.77</text:p>
          </table:table-cell>
          <table:table-cell table:formula="of:=5*[.$H$2]*(0.2969*SQRT([.G84])-0.126*([.G84])-0.3516*([.G84])^2+0.2843*([.G84])^3-0.1015*([.G84])^4)" office:value-type="float" office:value="0.0294942287680033" calcext:value-type="float">
            <text:p>0.029</text:p>
          </table:table-cell>
          <table:table-cell table:formula="of:=[.G84]*[.$H$3]" office:value-type="float" office:value="3.465" calcext:value-type="float">
            <text:p>3.465</text:p>
          </table:table-cell>
          <table:table-cell table:formula="of:=[.H84]*[.$H$3]" office:value-type="float" office:value="0.132724029456015" calcext:value-type="float">
            <text:p>0.133</text:p>
          </table:table-cell>
        </table:table-row>
        <table:table-row table:style-name="ro1">
          <table:table-cell table:number-columns-repeated="6"/>
          <table:table-cell office:value-type="float" office:value="0.78" calcext:value-type="float">
            <text:p>0.78</text:p>
          </table:table-cell>
          <table:table-cell table:formula="of:=5*[.$H$2]*(0.2969*SQRT([.G85])-0.126*([.G85])-0.3516*([.G85])^2+0.2843*([.G85])^3-0.1015*([.G85])^4)" office:value-type="float" office:value="0.0284198351287642" calcext:value-type="float">
            <text:p>0.028</text:p>
          </table:table-cell>
          <table:table-cell table:formula="of:=[.G85]*[.$H$3]" office:value-type="float" office:value="3.51" calcext:value-type="float">
            <text:p>3.510</text:p>
          </table:table-cell>
          <table:table-cell table:formula="of:=[.H85]*[.$H$3]" office:value-type="float" office:value="0.127889258079439" calcext:value-type="float">
            <text:p>0.128</text:p>
          </table:table-cell>
        </table:table-row>
        <table:table-row table:style-name="ro1">
          <table:table-cell table:number-columns-repeated="6"/>
          <table:table-cell office:value-type="float" office:value="0.79" calcext:value-type="float">
            <text:p>0.79</text:p>
          </table:table-cell>
          <table:table-cell table:formula="of:=5*[.$H$2]*(0.2969*SQRT([.G86])-0.126*([.G86])-0.3516*([.G86])^2+0.2843*([.G86])^3-0.1015*([.G86])^4)" office:value-type="float" office:value="0.0273321526410599" calcext:value-type="float">
            <text:p>0.027</text:p>
          </table:table-cell>
          <table:table-cell table:formula="of:=[.G86]*[.$H$3]" office:value-type="float" office:value="3.555" calcext:value-type="float">
            <text:p>3.555</text:p>
          </table:table-cell>
          <table:table-cell table:formula="of:=[.H86]*[.$H$3]" office:value-type="float" office:value="0.122994686884769" calcext:value-type="float">
            <text:p>0.123</text:p>
          </table:table-cell>
        </table:table-row>
        <table:table-row table:style-name="ro1">
          <table:table-cell table:number-columns-repeated="6"/>
          <table:table-cell office:value-type="float" office:value="0.8" calcext:value-type="float">
            <text:p>0.80</text:p>
          </table:table-cell>
          <table:table-cell table:formula="of:=5*[.$H$2]*(0.2969*SQRT([.G87])-0.126*([.G87])-0.3516*([.G87])^2+0.2843*([.G87])^3-0.1015*([.G87])^4)" office:value-type="float" office:value="0.026231179804725" calcext:value-type="float">
            <text:p>0.026</text:p>
          </table:table-cell>
          <table:table-cell table:formula="of:=[.G87]*[.$H$3]" office:value-type="float" office:value="3.6" calcext:value-type="float">
            <text:p>3.600</text:p>
          </table:table-cell>
          <table:table-cell table:formula="of:=[.H87]*[.$H$3]" office:value-type="float" office:value="0.118040309121263" calcext:value-type="float">
            <text:p>0.118</text:p>
          </table:table-cell>
        </table:table-row>
        <table:table-row table:style-name="ro1">
          <table:table-cell table:number-columns-repeated="6"/>
          <table:table-cell office:value-type="float" office:value="0.81" calcext:value-type="float">
            <text:p>0.81</text:p>
          </table:table-cell>
          <table:table-cell table:formula="of:=5*[.$H$2]*(0.2969*SQRT([.G88])-0.126*([.G88])-0.3516*([.G88])^2+0.2843*([.G88])^3-0.1015*([.G88])^4)" office:value-type="float" office:value="0.0251168966909999" calcext:value-type="float">
            <text:p>0.025</text:p>
          </table:table-cell>
          <table:table-cell table:formula="of:=[.G88]*[.$H$3]" office:value-type="float" office:value="3.645" calcext:value-type="float">
            <text:p>3.645</text:p>
          </table:table-cell>
          <table:table-cell table:formula="of:=[.H88]*[.$H$3]" office:value-type="float" office:value="0.1130260351095" calcext:value-type="float">
            <text:p>0.113</text:p>
          </table:table-cell>
        </table:table-row>
        <table:table-row table:style-name="ro1">
          <table:table-cell table:number-columns-repeated="6"/>
          <table:table-cell office:value-type="float" office:value="0.82" calcext:value-type="float">
            <text:p>0.82</text:p>
          </table:table-cell>
          <table:table-cell table:formula="of:=5*[.$H$2]*(0.2969*SQRT([.G89])-0.126*([.G89])-0.3516*([.G89])^2+0.2843*([.G89])^3-0.1015*([.G89])^4)" office:value-type="float" office:value="0.0239892651067799" calcext:value-type="float">
            <text:p>0.024</text:p>
          </table:table-cell>
          <table:table-cell table:formula="of:=[.G89]*[.$H$3]" office:value-type="float" office:value="3.69" calcext:value-type="float">
            <text:p>3.690</text:p>
          </table:table-cell>
          <table:table-cell table:formula="of:=[.H89]*[.$H$3]" office:value-type="float" office:value="0.10795169298051" calcext:value-type="float">
            <text:p>0.108</text:p>
          </table:table-cell>
        </table:table-row>
        <table:table-row table:style-name="ro1">
          <table:table-cell table:number-columns-repeated="6"/>
          <table:table-cell office:value-type="float" office:value="0.83" calcext:value-type="float">
            <text:p>0.83</text:p>
          </table:table-cell>
          <table:table-cell table:formula="of:=5*[.$H$2]*(0.2969*SQRT([.G90])-0.126*([.G90])-0.3516*([.G90])^2+0.2843*([.G90])^3-0.1015*([.G90])^4)" office:value-type="float" office:value="0.0228482287498765" calcext:value-type="float">
            <text:p>0.023</text:p>
          </table:table-cell>
          <table:table-cell table:formula="of:=[.G90]*[.$H$3]" office:value-type="float" office:value="3.735" calcext:value-type="float">
            <text:p>3.735</text:p>
          </table:table-cell>
          <table:table-cell table:formula="of:=[.H90]*[.$H$3]" office:value-type="float" office:value="0.102817029374444" calcext:value-type="float">
            <text:p>0.103</text:p>
          </table:table-cell>
        </table:table-row>
        <table:table-row table:style-name="ro1">
          <table:table-cell table:number-columns-repeated="6"/>
          <table:table-cell office:value-type="float" office:value="0.84" calcext:value-type="float">
            <text:p>0.84</text:p>
          </table:table-cell>
          <table:table-cell table:formula="of:=5*[.$H$2]*(0.2969*SQRT([.G91])-0.126*([.G91])-0.3516*([.G91])^2+0.2843*([.G91])^3-0.1015*([.G91])^4)" office:value-type="float" office:value="0.0216937133558866" calcext:value-type="float">
            <text:p>0.022</text:p>
          </table:table-cell>
          <table:table-cell table:formula="of:=[.G91]*[.$H$3]" office:value-type="float" office:value="3.78" calcext:value-type="float">
            <text:p>3.780</text:p>
          </table:table-cell>
          <table:table-cell table:formula="of:=[.H91]*[.$H$3]" office:value-type="float" office:value="0.0976217101014899" calcext:value-type="float">
            <text:p>0.098</text:p>
          </table:table-cell>
        </table:table-row>
        <table:table-row table:style-name="ro1">
          <table:table-cell table:number-columns-repeated="6"/>
          <table:table-cell office:value-type="float" office:value="0.85" calcext:value-type="float">
            <text:p>0.85</text:p>
          </table:table-cell>
          <table:table-cell table:formula="of:=5*[.$H$2]*(0.2969*SQRT([.G92])-0.126*([.G92])-0.3516*([.G92])^2+0.2843*([.G92])^3-0.1015*([.G92])^4)" office:value-type="float" office:value="0.0205256268372155" calcext:value-type="float">
            <text:p>0.021</text:p>
          </table:table-cell>
          <table:table-cell table:formula="of:=[.G92]*[.$H$3]" office:value-type="float" office:value="3.825" calcext:value-type="float">
            <text:p>3.825</text:p>
          </table:table-cell>
          <table:table-cell table:formula="of:=[.H92]*[.$H$3]" office:value-type="float" office:value="0.0923653207674697" calcext:value-type="float">
            <text:p>0.092</text:p>
          </table:table-cell>
        </table:table-row>
        <table:table-row table:style-name="ro1">
          <table:table-cell table:number-columns-repeated="6"/>
          <table:table-cell office:value-type="float" office:value="0.86" calcext:value-type="float">
            <text:p>0.86</text:p>
          </table:table-cell>
          <table:table-cell table:formula="of:=5*[.$H$2]*(0.2969*SQRT([.G93])-0.126*([.G93])-0.3516*([.G93])^2+0.2843*([.G93])^3-0.1015*([.G93])^4)" office:value-type="float" office:value="0.0193438594147604" calcext:value-type="float">
            <text:p>0.019</text:p>
          </table:table-cell>
          <table:table-cell table:formula="of:=[.G93]*[.$H$3]" office:value-type="float" office:value="3.87" calcext:value-type="float">
            <text:p>3.870</text:p>
          </table:table-cell>
          <table:table-cell table:formula="of:=[.H93]*[.$H$3]" office:value-type="float" office:value="0.0870473673664219" calcext:value-type="float">
            <text:p>0.087</text:p>
          </table:table-cell>
        </table:table-row>
        <table:table-row table:style-name="ro1">
          <table:table-cell table:number-columns-repeated="6"/>
          <table:table-cell office:value-type="float" office:value="0.87" calcext:value-type="float">
            <text:p>0.87</text:p>
          </table:table-cell>
          <table:table-cell table:formula="of:=5*[.$H$2]*(0.2969*SQRT([.G94])-0.126*([.G94])-0.3516*([.G94])^2+0.2843*([.G94])^3-0.1015*([.G94])^4)" office:value-type="float" office:value="0.0181482837427241" calcext:value-type="float">
            <text:p>0.018</text:p>
          </table:table-cell>
          <table:table-cell table:formula="of:=[.G94]*[.$H$3]" office:value-type="float" office:value="3.915" calcext:value-type="float">
            <text:p>3.915</text:p>
          </table:table-cell>
          <table:table-cell table:formula="of:=[.H94]*[.$H$3]" office:value-type="float" office:value="0.0816672768422586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0.88" calcext:value-type="float">
            <text:p>0.88</text:p>
          </table:table-cell>
          <table:table-cell table:formula="of:=5*[.$H$2]*(0.2969*SQRT([.G95])-0.126*([.G95])-0.3516*([.G95])^2+0.2843*([.G95])^3-0.1015*([.G95])^4)" office:value-type="float" office:value="0.0169387550269891" calcext:value-type="float">
            <text:p>0.017</text:p>
          </table:table-cell>
          <table:table-cell table:formula="of:=[.G95]*[.$H$3]" office:value-type="float" office:value="3.96" calcext:value-type="float">
            <text:p>3.960</text:p>
          </table:table-cell>
          <table:table-cell table:formula="of:=[.H95]*[.$H$3]" office:value-type="float" office:value="0.076224397621451" calcext:value-type="float">
            <text:p>0.076</text:p>
          </table:table-cell>
        </table:table-row>
        <table:table-row table:style-name="ro1">
          <table:table-cell table:number-columns-repeated="6"/>
          <table:table-cell office:value-type="float" office:value="0.89" calcext:value-type="float">
            <text:p>0.89</text:p>
          </table:table-cell>
          <table:table-cell table:formula="of:=5*[.$H$2]*(0.2969*SQRT([.G96])-0.126*([.G96])-0.3516*([.G96])^2+0.2843*([.G96])^3-0.1015*([.G96])^4)" office:value-type="float" office:value="0.0157151111374563" calcext:value-type="float">
            <text:p>0.016</text:p>
          </table:table-cell>
          <table:table-cell table:formula="of:=[.G96]*[.$H$3]" office:value-type="float" office:value="4.005" calcext:value-type="float">
            <text:p>4.005</text:p>
          </table:table-cell>
          <table:table-cell table:formula="of:=[.H96]*[.$H$3]" office:value-type="float" office:value="0.0707180001185536" calcext:value-type="float">
            <text:p>0.071</text:p>
          </table:table-cell>
        </table:table-row>
        <table:table-row table:style-name="ro1">
          <table:table-cell table:number-columns-repeated="6"/>
          <table:table-cell office:value-type="float" office:value="0.9" calcext:value-type="float">
            <text:p>0.90</text:p>
          </table:table-cell>
          <table:table-cell table:formula="of:=5*[.$H$2]*(0.2969*SQRT([.G97])-0.126*([.G97])-0.3516*([.G97])^2+0.2843*([.G97])^3-0.1015*([.G97])^4)" office:value-type="float" office:value="0.0144771727147185" calcext:value-type="float">
            <text:p>0.014</text:p>
          </table:table-cell>
          <table:table-cell table:formula="of:=[.G97]*[.$H$3]" office:value-type="float" office:value="4.05" calcext:value-type="float">
            <text:p>4.050</text:p>
          </table:table-cell>
          <table:table-cell table:formula="of:=[.H97]*[.$H$3]" office:value-type="float" office:value="0.0651472772162332" calcext:value-type="float">
            <text:p>0.065</text:p>
          </table:table-cell>
        </table:table-row>
        <table:table-row table:style-name="ro1">
          <table:table-cell table:number-columns-repeated="6"/>
          <table:table-cell office:value-type="float" office:value="0.91" calcext:value-type="float">
            <text:p>0.91</text:p>
          </table:table-cell>
          <table:table-cell table:formula="of:=5*[.$H$2]*(0.2969*SQRT([.G98])-0.126*([.G98])-0.3516*([.G98])^2+0.2843*([.G98])^3-0.1015*([.G98])^4)" office:value-type="float" office:value="0.0132247432714147" calcext:value-type="float">
            <text:p>0.013</text:p>
          </table:table-cell>
          <table:table-cell table:formula="of:=[.G98]*[.$H$3]" office:value-type="float" office:value="4.095" calcext:value-type="float">
            <text:p>4.095</text:p>
          </table:table-cell>
          <table:table-cell table:formula="of:=[.H98]*[.$H$3]" office:value-type="float" office:value="0.059511344721366" calcext:value-type="float">
            <text:p>0.060</text:p>
          </table:table-cell>
        </table:table-row>
        <table:table-row table:style-name="ro1">
          <table:table-cell table:number-columns-repeated="6"/>
          <table:table-cell office:value-type="float" office:value="0.92" calcext:value-type="float">
            <text:p>0.92</text:p>
          </table:table-cell>
          <table:table-cell table:formula="of:=5*[.$H$2]*(0.2969*SQRT([.G99])-0.126*([.G99])-0.3516*([.G99])^2+0.2843*([.G99])^3-0.1015*([.G99])^4)" office:value-type="float" office:value="0.0119576092885856" calcext:value-type="float">
            <text:p>0.012</text:p>
          </table:table-cell>
          <table:table-cell table:formula="of:=[.G99]*[.$H$3]" office:value-type="float" office:value="4.14" calcext:value-type="float">
            <text:p>4.140</text:p>
          </table:table-cell>
          <table:table-cell table:formula="of:=[.H99]*[.$H$3]" office:value-type="float" office:value="0.053809241798635" calcext:value-type="float">
            <text:p>0.054</text:p>
          </table:table-cell>
        </table:table-row>
        <table:table-row table:style-name="ro1">
          <table:table-cell table:number-columns-repeated="6"/>
          <table:table-cell office:value-type="float" office:value="0.93" calcext:value-type="float">
            <text:p>0.93</text:p>
          </table:table-cell>
          <table:table-cell table:formula="of:=5*[.$H$2]*(0.2969*SQRT([.G100])-0.126*([.G100])-0.3516*([.G100])^2+0.2843*([.G100])^3-0.1015*([.G100])^4)" office:value-type="float" office:value="0.0106755403073285" calcext:value-type="float">
            <text:p>0.011</text:p>
          </table:table-cell>
          <table:table-cell table:formula="of:=[.G100]*[.$H$3]" office:value-type="float" office:value="4.185" calcext:value-type="float">
            <text:p>4.185</text:p>
          </table:table-cell>
          <table:table-cell table:formula="of:=[.H100]*[.$H$3]" office:value-type="float" office:value="0.0480399313829781" calcext:value-type="float">
            <text:p>0.048</text:p>
          </table:table-cell>
        </table:table-row>
        <table:table-row table:style-name="ro1">
          <table:table-cell table:number-columns-repeated="6"/>
          <table:table-cell office:value-type="float" office:value="0.94" calcext:value-type="float">
            <text:p>0.94</text:p>
          </table:table-cell>
          <table:table-cell table:formula="of:=5*[.$H$2]*(0.2969*SQRT([.G101])-0.126*([.G101])-0.3516*([.G101])^2+0.2843*([.G101])^3-0.1015*([.G101])^4)" office:value-type="float" office:value="0.00937828901602895" calcext:value-type="float">
            <text:p>0.009</text:p>
          </table:table-cell>
          <table:table-cell table:formula="of:=[.G101]*[.$H$3]" office:value-type="float" office:value="4.23" calcext:value-type="float">
            <text:p>4.230</text:p>
          </table:table-cell>
          <table:table-cell table:formula="of:=[.H101]*[.$H$3]" office:value-type="float" office:value="0.0422023005721303" calcext:value-type="float">
            <text:p>0.042</text:p>
          </table:table-cell>
        </table:table-row>
        <table:table-row table:style-name="ro1">
          <table:table-cell table:number-columns-repeated="6"/>
          <table:table-cell office:value-type="float" office:value="0.95" calcext:value-type="float">
            <text:p>0.95</text:p>
          </table:table-cell>
          <table:table-cell table:formula="of:=5*[.$H$2]*(0.2969*SQRT([.G102])-0.126*([.G102])-0.3516*([.G102])^2+0.2843*([.G102])^3-0.1015*([.G102])^4)" office:value-type="float" office:value="0.00806559133342683" calcext:value-type="float">
            <text:p>0.008</text:p>
          </table:table-cell>
          <table:table-cell table:formula="of:=[.G102]*[.$H$3]" office:value-type="float" office:value="4.275" calcext:value-type="float">
            <text:p>4.275</text:p>
          </table:table-cell>
          <table:table-cell table:formula="of:=[.H102]*[.$H$3]" office:value-type="float" office:value="0.0362951610004207" calcext:value-type="float">
            <text:p>0.036</text:p>
          </table:table-cell>
        </table:table-row>
        <table:table-row table:style-name="ro1">
          <table:table-cell table:number-columns-repeated="6"/>
          <table:table-cell office:value-type="float" office:value="0.96" calcext:value-type="float">
            <text:p>0.96</text:p>
          </table:table-cell>
          <table:table-cell table:formula="of:=5*[.$H$2]*(0.2969*SQRT([.G103])-0.126*([.G103])-0.3516*([.G103])^2+0.2843*([.G103])^3-0.1015*([.G103])^4)" office:value-type="float" office:value="0.00673716648775808" calcext:value-type="float">
            <text:p>0.007</text:p>
          </table:table-cell>
          <table:table-cell table:formula="of:=[.G103]*[.$H$3]" office:value-type="float" office:value="4.32" calcext:value-type="float">
            <text:p>4.320</text:p>
          </table:table-cell>
          <table:table-cell table:formula="of:=[.H103]*[.$H$3]" office:value-type="float" office:value="0.0303172491949113" calcext:value-type="float">
            <text:p>0.030</text:p>
          </table:table-cell>
        </table:table-row>
        <table:table-row table:style-name="ro1">
          <table:table-cell table:number-columns-repeated="6"/>
          <table:table-cell office:value-type="float" office:value="0.97" calcext:value-type="float">
            <text:p>0.97</text:p>
          </table:table-cell>
          <table:table-cell table:formula="of:=5*[.$H$2]*(0.2969*SQRT([.G104])-0.126*([.G104])-0.3516*([.G104])^2+0.2843*([.G104])^3-0.1015*([.G104])^4)" office:value-type="float" office:value="0.00539271709219579" calcext:value-type="float">
            <text:p>0.005</text:p>
          </table:table-cell>
          <table:table-cell table:formula="of:=[.G104]*[.$H$3]" office:value-type="float" office:value="4.365" calcext:value-type="float">
            <text:p>4.365</text:p>
          </table:table-cell>
          <table:table-cell table:formula="of:=[.H104]*[.$H$3]" office:value-type="float" office:value="0.0242672269148811" calcext:value-type="float">
            <text:p>0.024</text:p>
          </table:table-cell>
        </table:table-row>
        <table:table-row table:style-name="ro1">
          <table:table-cell table:number-columns-repeated="6"/>
          <table:table-cell office:value-type="float" office:value="0.98" calcext:value-type="float">
            <text:p>0.98</text:p>
          </table:table-cell>
          <table:table-cell table:formula="of:=5*[.$H$2]*(0.2969*SQRT([.G105])-0.126*([.G105])-0.3516*([.G105])^2+0.2843*([.G105])^3-0.1015*([.G105])^4)" office:value-type="float" office:value="0.00403192921680023" calcext:value-type="float">
            <text:p>0.004</text:p>
          </table:table-cell>
          <table:table-cell table:formula="of:=[.G105]*[.$H$3]" office:value-type="float" office:value="4.41" calcext:value-type="float">
            <text:p>4.410</text:p>
          </table:table-cell>
          <table:table-cell table:formula="of:=[.H105]*[.$H$3]" office:value-type="float" office:value="0.018143681475601" calcext:value-type="float">
            <text:p>0.018</text:p>
          </table:table-cell>
        </table:table-row>
        <table:table-row table:style-name="ro1">
          <table:table-cell table:number-columns-repeated="6"/>
          <table:table-cell office:value-type="float" office:value="0.99" calcext:value-type="float">
            <text:p>0.99</text:p>
          </table:table-cell>
          <table:table-cell table:formula="of:=5*[.$H$2]*(0.2969*SQRT([.G106])-0.126*([.G106])-0.3516*([.G106])^2+0.2843*([.G106])^3-0.1015*([.G106])^4)" office:value-type="float" office:value="0.00265447245717326" calcext:value-type="float">
            <text:p>0.003</text:p>
          </table:table-cell>
          <table:table-cell table:formula="of:=[.G106]*[.$H$3]" office:value-type="float" office:value="4.455" calcext:value-type="float">
            <text:p>4.455</text:p>
          </table:table-cell>
          <table:table-cell table:formula="of:=[.H106]*[.$H$3]" office:value-type="float" office:value="0.0119451260572797" calcext:value-type="float">
            <text:p>0.01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.00</text:p>
          </table:table-cell>
          <table:table-cell table:formula="of:=5*[.$H$2]*(0.2969*SQRT([.G107])-0.126*([.G107])-0.3516*([.G107])^2+0.2843*([.G107])^3-0.1015*([.G107])^4)" office:value-type="float" office:value="0.00125999999999998" calcext:value-type="float">
            <text:p>0.001</text:p>
          </table:table-cell>
          <table:table-cell table:formula="of:=[.G107]*[.$H$3]" office:value-type="float" office:value="4.5" calcext:value-type="float">
            <text:p>4.500</text:p>
          </table:table-cell>
          <table:table-cell table:formula="of:=[.H107]*[.$H$3]" office:value-type="float" office:value="0.0056699999999999" calcext:value-type="float">
            <text:p>0.006</text:p>
          </table:table-cell>
        </table:table-row>
      </table:table>
      <table:table table:name="NACA 5 series" table:style-name="ta1">
        <table:shapes>
          <draw:frame draw:z-index="0" draw:style-name="gr1" draw:text-style-name="P1" svg:width="435.57pt" svg:height="45.07pt" svg:x="502.78pt" svg:y="25.63pt">
            <loext:p draw:notify-on-update-of-ranges="'NACA 5 series'.G7:'NACA 5 series'.G107 'NACA 5 series'.H6:'NACA 5 series'.H6 'NACA 5 series'.H7:'NACA 5 series'.H1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6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ACA 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ickness:</text:p>
          </table:table-cell>
          <table:table-cell table:style-name="ce4" table:formula="of:=([.D2]*10+[.E2])/100" office:value-type="percentage" office:value="0.12" calcext:value-type="percentage">
            <text:p>12.00%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Chord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Non Dimensional (%)</text:p>
          </table:table-cell>
          <table:table-cell table:style-name="ce1"/>
          <table:table-cell table:style-name="ce1" office:value-type="string" calcext:value-type="string">
            <text:p>Dimensional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.00</text:p>
          </table:table-cell>
          <table:table-cell table:formula="of:=5*[.$H$2]*(0.2969*SQRT([.G7])-0.126*([.G7])-0.3516*([.G7])^2+0.2843*([.G7])^3-0.1015*([.G7])^4)" office:value-type="float" office:value="0" calcext:value-type="float">
            <text:p>0.000</text:p>
          </table:table-cell>
          <table:table-cell table:formula="of:=[.G7]*[.$H$3]" office:value-type="float" office:value="0" calcext:value-type="float">
            <text:p>0.000</text:p>
          </table:table-cell>
          <table:table-cell table:formula="of:=[.H7]*[.$H$3]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office:value-type="float" office:value="0.01" calcext:value-type="float">
            <text:p>0.01</text:p>
          </table:table-cell>
          <table:table-cell table:formula="of:=5*[.$H$2]*(0.2969*SQRT([.G8])-0.126*([.G8])-0.3516*([.G8])^2+0.2843*([.G8])^3-0.1015*([.G8])^4)" office:value-type="float" office:value="0.017037073971" calcext:value-type="float">
            <text:p>0.017</text:p>
          </table:table-cell>
          <table:table-cell table:formula="of:=[.G8]*[.$H$3]" office:value-type="float" office:value="0.045" calcext:value-type="float">
            <text:p>0.045</text:p>
          </table:table-cell>
          <table:table-cell table:formula="of:=[.H8]*[.$H$3]" office:value-type="float" office:value="0.0766668328695" calcext:value-type="float">
            <text:p>0.077</text:p>
          </table:table-cell>
        </table:table-row>
        <table:table-row table:style-name="ro1">
          <table:table-cell table:number-columns-repeated="6"/>
          <table:table-cell office:value-type="float" office:value="0.02" calcext:value-type="float">
            <text:p>0.02</text:p>
          </table:table-cell>
          <table:table-cell table:formula="of:=5*[.$H$2]*(0.2969*SQRT([.G9])-0.126*([.G9])-0.3516*([.G9])^2+0.2843*([.G9])^3-0.1015*([.G9])^4)" office:value-type="float" office:value="0.0235977712961143" calcext:value-type="float">
            <text:p>0.024</text:p>
          </table:table-cell>
          <table:table-cell table:formula="of:=[.G9]*[.$H$3]" office:value-type="float" office:value="0.09" calcext:value-type="float">
            <text:p>0.090</text:p>
          </table:table-cell>
          <table:table-cell table:formula="of:=[.H9]*[.$H$3]" office:value-type="float" office:value="0.106189970832514" calcext:value-type="float">
            <text:p>0.106</text:p>
          </table:table-cell>
        </table:table-row>
        <table:table-row table:style-name="ro1">
          <table:table-cell table:number-columns-repeated="6"/>
          <table:table-cell office:value-type="float" office:value="0.03" calcext:value-type="float">
            <text:p>0.03</text:p>
          </table:table-cell>
          <table:table-cell table:formula="of:=5*[.$H$2]*(0.2969*SQRT([.G10])-0.126*([.G10])-0.3516*([.G10])^2+0.2843*([.G10])^3-0.1015*([.G10])^4)" office:value-type="float" office:value="0.028401445417032" calcext:value-type="float">
            <text:p>0.028</text:p>
          </table:table-cell>
          <table:table-cell table:formula="of:=[.G10]*[.$H$3]" office:value-type="float" office:value="0.135" calcext:value-type="float">
            <text:p>0.135</text:p>
          </table:table-cell>
          <table:table-cell table:formula="of:=[.H10]*[.$H$3]" office:value-type="float" office:value="0.127806504376644" calcext:value-type="float">
            <text:p>0.128</text:p>
          </table:table-cell>
        </table:table-row>
        <table:table-row table:style-name="ro1">
          <table:table-cell table:number-columns-repeated="6"/>
          <table:table-cell office:value-type="float" office:value="0.04" calcext:value-type="float">
            <text:p>0.04</text:p>
          </table:table-cell>
          <table:table-cell table:formula="of:=5*[.$H$2]*(0.2969*SQRT([.G11])-0.126*([.G11])-0.3516*([.G11])^2+0.2843*([.G11])^3-0.1015*([.G11])^4)" office:value-type="float" office:value="0.032277225216" calcext:value-type="float">
            <text:p>0.032</text:p>
          </table:table-cell>
          <table:table-cell table:formula="of:=[.G11]*[.$H$3]" office:value-type="float" office:value="0.18" calcext:value-type="float">
            <text:p>0.180</text:p>
          </table:table-cell>
          <table:table-cell table:formula="of:=[.H11]*[.$H$3]" office:value-type="float" office:value="0.145247513472" calcext:value-type="float">
            <text:p>0.145</text:p>
          </table:table-cell>
        </table:table-row>
        <table:table-row table:style-name="ro1">
          <table:table-cell table:number-columns-repeated="6"/>
          <table:table-cell office:value-type="float" office:value="0.05" calcext:value-type="float">
            <text:p>0.05</text:p>
          </table:table-cell>
          <table:table-cell table:formula="of:=5*[.$H$2]*(0.2969*SQRT([.G12])-0.126*([.G12])-0.3516*([.G12])^2+0.2843*([.G12])^3-0.1015*([.G12])^4)" office:value-type="float" office:value="0.0355468568261813" calcext:value-type="float">
            <text:p>0.036</text:p>
          </table:table-cell>
          <table:table-cell table:formula="of:=[.G12]*[.$H$3]" office:value-type="float" office:value="0.225" calcext:value-type="float">
            <text:p>0.225</text:p>
          </table:table-cell>
          <table:table-cell table:formula="of:=[.H12]*[.$H$3]" office:value-type="float" office:value="0.159960855717816" calcext:value-type="float">
            <text:p>0.160</text:p>
          </table:table-cell>
        </table:table-row>
        <table:table-row table:style-name="ro1">
          <table:table-cell table:number-columns-repeated="6"/>
          <table:table-cell office:value-type="float" office:value="0.06" calcext:value-type="float">
            <text:p>0.06</text:p>
          </table:table-cell>
          <table:table-cell table:formula="of:=5*[.$H$2]*(0.2969*SQRT([.G13])-0.126*([.G13])-0.3516*([.G13])^2+0.2843*([.G13])^3-0.1015*([.G13])^4)" office:value-type="float" office:value="0.0383758102939395" calcext:value-type="float">
            <text:p>0.038</text:p>
          </table:table-cell>
          <table:table-cell table:formula="of:=[.G13]*[.$H$3]" office:value-type="float" office:value="0.27" calcext:value-type="float">
            <text:p>0.270</text:p>
          </table:table-cell>
          <table:table-cell table:formula="of:=[.H13]*[.$H$3]" office:value-type="float" office:value="0.172691146322728" calcext:value-type="float">
            <text:p>0.173</text:p>
          </table:table-cell>
        </table:table-row>
        <table:table-row table:style-name="ro1">
          <table:table-cell table:number-columns-repeated="6"/>
          <table:table-cell office:value-type="float" office:value="0.07" calcext:value-type="float">
            <text:p>0.07</text:p>
          </table:table-cell>
          <table:table-cell table:formula="of:=5*[.$H$2]*(0.2969*SQRT([.G14])-0.126*([.G14])-0.3516*([.G14])^2+0.2843*([.G14])^3-0.1015*([.G14])^4)" office:value-type="float" office:value="0.0408627565863046" calcext:value-type="float">
            <text:p>0.041</text:p>
          </table:table-cell>
          <table:table-cell table:formula="of:=[.G14]*[.$H$3]" office:value-type="float" office:value="0.315" calcext:value-type="float">
            <text:p>0.315</text:p>
          </table:table-cell>
          <table:table-cell table:formula="of:=[.H14]*[.$H$3]" office:value-type="float" office:value="0.183882404638371" calcext:value-type="float">
            <text:p>0.184</text:p>
          </table:table-cell>
        </table:table-row>
        <table:table-row table:style-name="ro1">
          <table:table-cell table:number-columns-repeated="6"/>
          <table:table-cell office:value-type="float" office:value="0.08" calcext:value-type="float">
            <text:p>0.08</text:p>
          </table:table-cell>
          <table:table-cell table:formula="of:=5*[.$H$2]*(0.2969*SQRT([.G15])-0.126*([.G15])-0.3516*([.G15])^2+0.2843*([.G15])^3-0.1015*([.G15])^4)" office:value-type="float" office:value="0.0430722992962286" calcext:value-type="float">
            <text:p>0.043</text:p>
          </table:table-cell>
          <table:table-cell table:formula="of:=[.G15]*[.$H$3]" office:value-type="float" office:value="0.36" calcext:value-type="float">
            <text:p>0.360</text:p>
          </table:table-cell>
          <table:table-cell table:formula="of:=[.H15]*[.$H$3]" office:value-type="float" office:value="0.193825346833029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09" calcext:value-type="float">
            <text:p>0.09</text:p>
          </table:table-cell>
          <table:table-cell table:formula="of:=5*[.$H$2]*(0.2969*SQRT([.G16])-0.126*([.G16])-0.3516*([.G16])^2+0.2843*([.G16])^3-0.1015*([.G16])^4)" office:value-type="float" office:value="0.045049581171" calcext:value-type="float">
            <text:p>0.045</text:p>
          </table:table-cell>
          <table:table-cell table:formula="of:=[.G16]*[.$H$3]" office:value-type="float" office:value="0.405" calcext:value-type="float">
            <text:p>0.405</text:p>
          </table:table-cell>
          <table:table-cell table:formula="of:=[.H16]*[.$H$3]" office:value-type="float" office:value="0.2027231152695" calcext:value-type="float">
            <text:p>0.203</text:p>
          </table:table-cell>
        </table:table-row>
        <table:table-row table:style-name="ro1">
          <table:table-cell table:number-columns-repeated="6"/>
          <table:table-cell office:value-type="float" office:value="0.1" calcext:value-type="float">
            <text:p>0.10</text:p>
          </table:table-cell>
          <table:table-cell table:formula="of:=5*[.$H$2]*(0.2969*SQRT([.G17])-0.126*([.G17])-0.3516*([.G17])^2+0.2843*([.G17])^3-0.1015*([.G17])^4)" office:value-type="float" office:value="0.0468277042382395" calcext:value-type="float">
            <text:p>0.047</text:p>
          </table:table-cell>
          <table:table-cell table:formula="of:=[.G17]*[.$H$3]" office:value-type="float" office:value="0.45" calcext:value-type="float">
            <text:p>0.450</text:p>
          </table:table-cell>
          <table:table-cell table:formula="of:=[.H17]*[.$H$3]" office:value-type="float" office:value="0.210724669072078" calcext:value-type="float">
            <text:p>0.211</text:p>
          </table:table-cell>
        </table:table-row>
        <table:table-row table:style-name="ro1">
          <table:table-cell table:number-columns-repeated="6"/>
          <table:table-cell office:value-type="float" office:value="0.11" calcext:value-type="float">
            <text:p>0.11</text:p>
          </table:table-cell>
          <table:table-cell table:formula="of:=5*[.$H$2]*(0.2969*SQRT([.G18])-0.126*([.G18])-0.3516*([.G18])^2+0.2843*([.G18])^3-0.1015*([.G18])^4)" office:value-type="float" office:value="0.0484318636263911" calcext:value-type="float">
            <text:p>0.048</text:p>
          </table:table-cell>
          <table:table-cell table:formula="of:=[.G18]*[.$H$3]" office:value-type="float" office:value="0.495" calcext:value-type="float">
            <text:p>0.495</text:p>
          </table:table-cell>
          <table:table-cell table:formula="of:=[.H18]*[.$H$3]" office:value-type="float" office:value="0.21794338631876" calcext:value-type="float">
            <text:p>0.218</text:p>
          </table:table-cell>
        </table:table-row>
        <table:table-row table:style-name="ro1">
          <table:table-cell table:number-columns-repeated="6"/>
          <table:table-cell office:value-type="float" office:value="0.12" calcext:value-type="float">
            <text:p>0.12</text:p>
          </table:table-cell>
          <table:table-cell table:formula="of:=5*[.$H$2]*(0.2969*SQRT([.G19])-0.126*([.G19])-0.3516*([.G19])^2+0.2843*([.G19])^3-0.1015*([.G19])^4)" office:value-type="float" office:value="0.049881816188064" calcext:value-type="float">
            <text:p>0.050</text:p>
          </table:table-cell>
          <table:table-cell table:formula="of:=[.G19]*[.$H$3]" office:value-type="float" office:value="0.54" calcext:value-type="float">
            <text:p>0.540</text:p>
          </table:table-cell>
          <table:table-cell table:formula="of:=[.H19]*[.$H$3]" office:value-type="float" office:value="0.224468172846288" calcext:value-type="float">
            <text:p>0.224</text:p>
          </table:table-cell>
        </table:table-row>
        <table:table-row table:style-name="ro1">
          <table:table-cell table:number-columns-repeated="6"/>
          <table:table-cell office:value-type="float" office:value="0.13" calcext:value-type="float">
            <text:p>0.13</text:p>
          </table:table-cell>
          <table:table-cell table:formula="of:=5*[.$H$2]*(0.2969*SQRT([.G20])-0.126*([.G20])-0.3516*([.G20])^2+0.2843*([.G20])^3-0.1015*([.G20])^4)" office:value-type="float" office:value="0.0511934370321155" calcext:value-type="float">
            <text:p>0.051</text:p>
          </table:table-cell>
          <table:table-cell table:formula="of:=[.G20]*[.$H$3]" office:value-type="float" office:value="0.585" calcext:value-type="float">
            <text:p>0.585</text:p>
          </table:table-cell>
          <table:table-cell table:formula="of:=[.H20]*[.$H$3]" office:value-type="float" office:value="0.23037046664452" calcext:value-type="float">
            <text:p>0.230</text:p>
          </table:table-cell>
        </table:table-row>
        <table:table-row table:style-name="ro1">
          <table:table-cell table:number-columns-repeated="6"/>
          <table:table-cell office:value-type="float" office:value="0.14" calcext:value-type="float">
            <text:p>0.14</text:p>
          </table:table-cell>
          <table:table-cell table:formula="of:=5*[.$H$2]*(0.2969*SQRT([.G21])-0.126*([.G21])-0.3516*([.G21])^2+0.2843*([.G21])^3-0.1015*([.G21])^4)" office:value-type="float" office:value="0.052379744863991" calcext:value-type="float">
            <text:p>0.052</text:p>
          </table:table-cell>
          <table:table-cell table:formula="of:=[.G21]*[.$H$3]" office:value-type="float" office:value="0.63" calcext:value-type="float">
            <text:p>0.630</text:p>
          </table:table-cell>
          <table:table-cell table:formula="of:=[.H21]*[.$H$3]" office:value-type="float" office:value="0.235708851887959" calcext:value-type="float">
            <text:p>0.236</text:p>
          </table:table-cell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table:formula="of:=5*[.$H$2]*(0.2969*SQRT([.G22])-0.126*([.G22])-0.3516*([.G22])^2+0.2843*([.G22])^3-0.1015*([.G22])^4)" office:value-type="float" office:value="0.0534516022043389" calcext:value-type="float">
            <text:p>0.053</text:p>
          </table:table-cell>
          <table:table-cell table:formula="of:=[.G22]*[.$H$3]" office:value-type="float" office:value="0.675" calcext:value-type="float">
            <text:p>0.675</text:p>
          </table:table-cell>
          <table:table-cell table:formula="of:=[.H22]*[.$H$3]" office:value-type="float" office:value="0.240532209919525" calcext:value-type="float">
            <text:p>0.241</text:p>
          </table:table-cell>
        </table:table-row>
        <table:table-row table:style-name="ro1">
          <table:table-cell table:number-columns-repeated="6"/>
          <table:table-cell office:value-type="float" office:value="0.16" calcext:value-type="float">
            <text:p>0.16</text:p>
          </table:table-cell>
          <table:table-cell table:formula="of:=5*[.$H$2]*(0.2969*SQRT([.G23])-0.126*([.G23])-0.3516*([.G23])^2+0.2843*([.G23])^3-0.1015*([.G23])^4)" office:value-type="float" office:value="0.054418208256" calcext:value-type="float">
            <text:p>0.054</text:p>
          </table:table-cell>
          <table:table-cell table:formula="of:=[.G23]*[.$H$3]" office:value-type="float" office:value="0.72" calcext:value-type="float">
            <text:p>0.720</text:p>
          </table:table-cell>
          <table:table-cell table:formula="of:=[.H23]*[.$H$3]" office:value-type="float" office:value="0.244881937152" calcext:value-type="float">
            <text:p>0.245</text:p>
          </table:table-cell>
        </table:table-row>
        <table:table-row table:style-name="ro1">
          <table:table-cell table:number-columns-repeated="6"/>
          <table:table-cell office:value-type="float" office:value="0.17" calcext:value-type="float">
            <text:p>0.17</text:p>
          </table:table-cell>
          <table:table-cell table:formula="of:=5*[.$H$2]*(0.2969*SQRT([.G24])-0.126*([.G24])-0.3516*([.G24])^2+0.2843*([.G24])^3-0.1015*([.G24])^4)" office:value-type="float" office:value="0.055287454865753" calcext:value-type="float">
            <text:p>0.055</text:p>
          </table:table-cell>
          <table:table-cell table:formula="of:=[.G24]*[.$H$3]" office:value-type="float" office:value="0.765" calcext:value-type="float">
            <text:p>0.765</text:p>
          </table:table-cell>
          <table:table-cell table:formula="of:=[.H24]*[.$H$3]" office:value-type="float" office:value="0.248793546895888" calcext:value-type="float">
            <text:p>0.249</text:p>
          </table:table-cell>
        </table:table-row>
        <table:table-row table:style-name="ro1">
          <table:table-cell table:number-columns-repeated="6"/>
          <table:table-cell office:value-type="float" office:value="0.18" calcext:value-type="float">
            <text:p>0.18</text:p>
          </table:table-cell>
          <table:table-cell table:formula="of:=5*[.$H$2]*(0.2969*SQRT([.G25])-0.126*([.G25])-0.3516*([.G25])^2+0.2843*([.G25])^3-0.1015*([.G25])^4)" office:value-type="float" office:value="0.056066189376343" calcext:value-type="float">
            <text:p>0.056</text:p>
          </table:table-cell>
          <table:table-cell table:formula="of:=[.G25]*[.$H$3]" office:value-type="float" office:value="0.81" calcext:value-type="float">
            <text:p>0.810</text:p>
          </table:table-cell>
          <table:table-cell table:formula="of:=[.H25]*[.$H$3]" office:value-type="float" office:value="0.252297852193543" calcext:value-type="float">
            <text:p>0.252</text:p>
          </table:table-cell>
        </table:table-row>
        <table:table-row table:style-name="ro1">
          <table:table-cell table:number-columns-repeated="6"/>
          <table:table-cell office:value-type="float" office:value="0.19" calcext:value-type="float">
            <text:p>0.19</text:p>
          </table:table-cell>
          <table:table-cell table:formula="of:=5*[.$H$2]*(0.2969*SQRT([.G26])-0.126*([.G26])-0.3516*([.G26])^2+0.2843*([.G26])^3-0.1015*([.G26])^4)" office:value-type="float" office:value="0.0567604125112335" calcext:value-type="float">
            <text:p>0.057</text:p>
          </table:table-cell>
          <table:table-cell table:formula="of:=[.G26]*[.$H$3]" office:value-type="float" office:value="0.855" calcext:value-type="float">
            <text:p>0.855</text:p>
          </table:table-cell>
          <table:table-cell table:formula="of:=[.H26]*[.$H$3]" office:value-type="float" office:value="0.255421856300551" calcext:value-type="float">
            <text:p>0.255</text:p>
          </table:table-cell>
        </table:table-row>
        <table:table-row table:style-name="ro1">
          <table:table-cell table:number-columns-repeated="6"/>
          <table:table-cell office:value-type="float" office:value="0.2" calcext:value-type="float">
            <text:p>0.20</text:p>
          </table:table-cell>
          <table:table-cell table:formula="of:=5*[.$H$2]*(0.2969*SQRT([.G27])-0.126*([.G27])-0.3516*([.G27])^2+0.2843*([.G27])^3-0.1015*([.G27])^4)" office:value-type="float" office:value="0.0573754299023625" calcext:value-type="float">
            <text:p>0.057</text:p>
          </table:table-cell>
          <table:table-cell table:formula="of:=[.G27]*[.$H$3]" office:value-type="float" office:value="0.9" calcext:value-type="float">
            <text:p>0.900</text:p>
          </table:table-cell>
          <table:table-cell table:formula="of:=[.H27]*[.$H$3]" office:value-type="float" office:value="0.258189434560631" calcext:value-type="float">
            <text:p>0.258</text:p>
          </table:table-cell>
        </table:table-row>
        <table:table-row table:style-name="ro1">
          <table:table-cell table:number-columns-repeated="6"/>
          <table:table-cell office:value-type="float" office:value="0.21" calcext:value-type="float">
            <text:p>0.21</text:p>
          </table:table-cell>
          <table:table-cell table:formula="of:=5*[.$H$2]*(0.2969*SQRT([.G28])-0.126*([.G28])-0.3516*([.G28])^2+0.2843*([.G28])^3-0.1015*([.G28])^4)" office:value-type="float" office:value="0.0579159698809433" calcext:value-type="float">
            <text:p>0.058</text:p>
          </table:table-cell>
          <table:table-cell table:formula="of:=[.G28]*[.$H$3]" office:value-type="float" office:value="0.945" calcext:value-type="float">
            <text:p>0.945</text:p>
          </table:table-cell>
          <table:table-cell table:formula="of:=[.H28]*[.$H$3]" office:value-type="float" office:value="0.260621864464245" calcext:value-type="float">
            <text:p>0.261</text:p>
          </table:table-cell>
        </table:table-row>
        <table:table-row table:style-name="ro1">
          <table:table-cell table:number-columns-repeated="6"/>
          <table:table-cell office:value-type="float" office:value="0.22" calcext:value-type="float">
            <text:p>0.22</text:p>
          </table:table-cell>
          <table:table-cell table:formula="of:=5*[.$H$2]*(0.2969*SQRT([.G29])-0.126*([.G29])-0.3516*([.G29])^2+0.2843*([.G29])^3-0.1015*([.G29])^4)" office:value-type="float" office:value="0.0583862762814946" calcext:value-type="float">
            <text:p>0.058</text:p>
          </table:table-cell>
          <table:table-cell table:formula="of:=[.G29]*[.$H$3]" office:value-type="float" office:value="0.99" calcext:value-type="float">
            <text:p>0.990</text:p>
          </table:table-cell>
          <table:table-cell table:formula="of:=[.H29]*[.$H$3]" office:value-type="float" office:value="0.262738243266726" calcext:value-type="float">
            <text:p>0.263</text:p>
          </table:table-cell>
        </table:table-row>
        <table:table-row table:style-name="ro1">
          <table:table-cell table:number-columns-repeated="6"/>
          <table:table-cell office:value-type="float" office:value="0.23" calcext:value-type="float">
            <text:p>0.23</text:p>
          </table:table-cell>
          <table:table-cell table:formula="of:=5*[.$H$2]*(0.2969*SQRT([.G30])-0.126*([.G30])-0.3516*([.G30])^2+0.2843*([.G30])^3-0.1015*([.G30])^4)" office:value-type="float" office:value="0.0587901824472928" calcext:value-type="float">
            <text:p>0.059</text:p>
          </table:table-cell>
          <table:table-cell table:formula="of:=[.G30]*[.$H$3]" office:value-type="float" office:value="1.035" calcext:value-type="float">
            <text:p>1.035</text:p>
          </table:table-cell>
          <table:table-cell table:formula="of:=[.H30]*[.$H$3]" office:value-type="float" office:value="0.264555821012818" calcext:value-type="float">
            <text:p>0.265</text:p>
          </table:table-cell>
        </table:table-row>
        <table:table-row table:style-name="ro1">
          <table:table-cell table:number-columns-repeated="6"/>
          <table:table-cell office:value-type="float" office:value="0.24" calcext:value-type="float">
            <text:p>0.24</text:p>
          </table:table-cell>
          <table:table-cell table:formula="of:=5*[.$H$2]*(0.2969*SQRT([.G31])-0.126*([.G31])-0.3516*([.G31])^2+0.2843*([.G31])^3-0.1015*([.G31])^4)" office:value-type="float" office:value="0.0591311708918791" calcext:value-type="float">
            <text:p>0.059</text:p>
          </table:table-cell>
          <table:table-cell table:formula="of:=[.G31]*[.$H$3]" office:value-type="float" office:value="1.08" calcext:value-type="float">
            <text:p>1.080</text:p>
          </table:table-cell>
          <table:table-cell table:formula="of:=[.H31]*[.$H$3]" office:value-type="float" office:value="0.266090269013456" calcext:value-type="float">
            <text:p>0.266</text:p>
          </table:table-cell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table:formula="of:=5*[.$H$2]*(0.2969*SQRT([.G32])-0.126*([.G32])-0.3516*([.G32])^2+0.2843*([.G32])^3-0.1015*([.G32])^4)" office:value-type="float" office:value="0.059412421875" calcext:value-type="float">
            <text:p>0.059</text:p>
          </table:table-cell>
          <table:table-cell table:formula="of:=[.G32]*[.$H$3]" office:value-type="float" office:value="1.125" calcext:value-type="float">
            <text:p>1.125</text:p>
          </table:table-cell>
          <table:table-cell table:formula="of:=[.H32]*[.$H$3]" office:value-type="float" office:value="0.2673558984375" calcext:value-type="float">
            <text:p>0.267</text:p>
          </table:table-cell>
        </table:table-row>
        <table:table-row table:style-name="ro1">
          <table:table-cell table:number-columns-repeated="6"/>
          <table:table-cell office:value-type="float" office:value="0.26" calcext:value-type="float">
            <text:p>0.26</text:p>
          </table:table-cell>
          <table:table-cell table:formula="of:=5*[.$H$2]*(0.2969*SQRT([.G33])-0.126*([.G33])-0.3516*([.G33])^2+0.2843*([.G33])^3-0.1015*([.G33])^4)" office:value-type="float" office:value="0.0596368533111419" calcext:value-type="float">
            <text:p>0.060</text:p>
          </table:table-cell>
          <table:table-cell table:formula="of:=[.G33]*[.$H$3]" office:value-type="float" office:value="1.17" calcext:value-type="float">
            <text:p>1.170</text:p>
          </table:table-cell>
          <table:table-cell table:formula="of:=[.H33]*[.$H$3]" office:value-type="float" office:value="0.268365839900138" calcext:value-type="float">
            <text:p>0.268</text:p>
          </table:table-cell>
        </table:table-row>
        <table:table-row table:style-name="ro1">
          <table:table-cell table:number-columns-repeated="6"/>
          <table:table-cell office:value-type="float" office:value="0.27" calcext:value-type="float">
            <text:p>0.27</text:p>
          </table:table-cell>
          <table:table-cell table:formula="of:=5*[.$H$2]*(0.2969*SQRT([.G34])-0.126*([.G34])-0.3516*([.G34])^2+0.2843*([.G34])^3-0.1015*([.G34])^4)" office:value-type="float" office:value="0.059807153829096" calcext:value-type="float">
            <text:p>0.060</text:p>
          </table:table-cell>
          <table:table-cell table:formula="of:=[.G34]*[.$H$3]" office:value-type="float" office:value="1.215" calcext:value-type="float">
            <text:p>1.215</text:p>
          </table:table-cell>
          <table:table-cell table:formula="of:=[.H34]*[.$H$3]" office:value-type="float" office:value="0.269132192230932" calcext:value-type="float">
            <text:p>0.269</text:p>
          </table:table-cell>
        </table:table-row>
        <table:table-row table:style-name="ro1">
          <table:table-cell table:number-columns-repeated="6"/>
          <table:table-cell office:value-type="float" office:value="0.28" calcext:value-type="float">
            <text:p>0.28</text:p>
          </table:table-cell>
          <table:table-cell table:formula="of:=5*[.$H$2]*(0.2969*SQRT([.G35])-0.126*([.G35])-0.3516*([.G35])^2+0.2843*([.G35])^3-0.1015*([.G35])^4)" office:value-type="float" office:value="0.0599258103666092" calcext:value-type="float">
            <text:p>0.060</text:p>
          </table:table-cell>
          <table:table-cell table:formula="of:=[.G35]*[.$H$3]" office:value-type="float" office:value="1.26" calcext:value-type="float">
            <text:p>1.260</text:p>
          </table:table-cell>
          <table:table-cell table:formula="of:=[.H35]*[.$H$3]" office:value-type="float" office:value="0.269666146649742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29" calcext:value-type="float">
            <text:p>0.29</text:p>
          </table:table-cell>
          <table:table-cell table:formula="of:=5*[.$H$2]*(0.2969*SQRT([.G36])-0.126*([.G36])-0.3516*([.G36])^2+0.2843*([.G36])^3-0.1015*([.G36])^4)" office:value-type="float" office:value="0.0599951313652941" calcext:value-type="float">
            <text:p>0.060</text:p>
          </table:table-cell>
          <table:table-cell table:formula="of:=[.G36]*[.$H$3]" office:value-type="float" office:value="1.305" calcext:value-type="float">
            <text:p>1.305</text:p>
          </table:table-cell>
          <table:table-cell table:formula="of:=[.H36]*[.$H$3]" office:value-type="float" office:value="0.269978091143823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" calcext:value-type="float">
            <text:p>0.30</text:p>
          </table:table-cell>
          <table:table-cell table:formula="of:=5*[.$H$2]*(0.2969*SQRT([.G37])-0.126*([.G37])-0.3516*([.G37])^2+0.2843*([.G37])^3-0.1015*([.G37])^4)" office:value-type="float" office:value="0.0600172663939703" calcext:value-type="float">
            <text:p>0.060</text:p>
          </table:table-cell>
          <table:table-cell table:formula="of:=[.G37]*[.$H$3]" office:value-type="float" office:value="1.35" calcext:value-type="float">
            <text:p>1.350</text:p>
          </table:table-cell>
          <table:table-cell table:formula="of:=[.H37]*[.$H$3]" office:value-type="float" office:value="0.270077698772866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1" calcext:value-type="float">
            <text:p>0.31</text:p>
          </table:table-cell>
          <table:table-cell table:formula="of:=5*[.$H$2]*(0.2969*SQRT([.G38])-0.126*([.G38])-0.3516*([.G38])^2+0.2843*([.G38])^3-0.1015*([.G38])^4)" office:value-type="float" office:value="0.059994222850454" calcext:value-type="float">
            <text:p>0.060</text:p>
          </table:table-cell>
          <table:table-cell table:formula="of:=[.G38]*[.$H$3]" office:value-type="float" office:value="1.395" calcext:value-type="float">
            <text:p>1.395</text:p>
          </table:table-cell>
          <table:table-cell table:formula="of:=[.H38]*[.$H$3]" office:value-type="float" office:value="0.269974002827043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2" calcext:value-type="float">
            <text:p>0.32</text:p>
          </table:table-cell>
          <table:table-cell table:formula="of:=5*[.$H$2]*(0.2969*SQRT([.G39])-0.126*([.G39])-0.3516*([.G39])^2+0.2843*([.G39])^3-0.1015*([.G39])^4)" office:value-type="float" office:value="0.0599278802564573" calcext:value-type="float">
            <text:p>0.060</text:p>
          </table:table-cell>
          <table:table-cell table:formula="of:=[.G39]*[.$H$3]" office:value-type="float" office:value="1.44" calcext:value-type="float">
            <text:p>1.440</text:p>
          </table:table-cell>
          <table:table-cell table:formula="of:=[.H39]*[.$H$3]" office:value-type="float" office:value="0.269675461154058" calcext:value-type="float">
            <text:p>0.270</text:p>
          </table:table-cell>
        </table:table-row>
        <table:table-row table:style-name="ro1">
          <table:table-cell table:number-columns-repeated="6"/>
          <table:table-cell office:value-type="float" office:value="0.33" calcext:value-type="float">
            <text:p>0.33</text:p>
          </table:table-cell>
          <table:table-cell table:formula="of:=5*[.$H$2]*(0.2969*SQRT([.G40])-0.126*([.G40])-0.3516*([.G40])^2+0.2843*([.G40])^3-0.1015*([.G40])^4)" office:value-type="float" office:value="0.0598200025564284" calcext:value-type="float">
            <text:p>0.060</text:p>
          </table:table-cell>
          <table:table-cell table:formula="of:=[.G40]*[.$H$3]" office:value-type="float" office:value="1.485" calcext:value-type="float">
            <text:p>1.485</text:p>
          </table:table-cell>
          <table:table-cell table:formula="of:=[.H40]*[.$H$3]" office:value-type="float" office:value="0.269190011503928" calcext:value-type="float">
            <text:p>0.269</text:p>
          </table:table-cell>
        </table:table-row>
        <table:table-row table:style-name="ro1">
          <table:table-cell table:number-columns-repeated="6"/>
          <table:table-cell office:value-type="float" office:value="0.34" calcext:value-type="float">
            <text:p>0.34</text:p>
          </table:table-cell>
          <table:table-cell table:formula="of:=5*[.$H$2]*(0.2969*SQRT([.G41])-0.126*([.G41])-0.3516*([.G41])^2+0.2843*([.G41])^3-0.1015*([.G41])^4)" office:value-type="float" office:value="0.0596722487507742" calcext:value-type="float">
            <text:p>0.060</text:p>
          </table:table-cell>
          <table:table-cell table:formula="of:=[.G41]*[.$H$3]" office:value-type="float" office:value="1.53" calcext:value-type="float">
            <text:p>1.530</text:p>
          </table:table-cell>
          <table:table-cell table:formula="of:=[.H41]*[.$H$3]" office:value-type="float" office:value="0.268525119378484" calcext:value-type="float">
            <text:p>0.269</text:p>
          </table:table-cell>
        </table:table-row>
        <table:table-row table:style-name="ro1">
          <table:table-cell table:number-columns-repeated="6"/>
          <table:table-cell office:value-type="float" office:value="0.35" calcext:value-type="float">
            <text:p>0.35</text:p>
          </table:table-cell>
          <table:table-cell table:formula="of:=5*[.$H$2]*(0.2969*SQRT([.G42])-0.126*([.G42])-0.3516*([.G42])^2+0.2843*([.G42])^3-0.1015*([.G42])^4)" office:value-type="float" office:value="0.0594861821311365" calcext:value-type="float">
            <text:p>0.059</text:p>
          </table:table-cell>
          <table:table-cell table:formula="of:=[.G42]*[.$H$3]" office:value-type="float" office:value="1.575" calcext:value-type="float">
            <text:p>1.575</text:p>
          </table:table-cell>
          <table:table-cell table:formula="of:=[.H42]*[.$H$3]" office:value-type="float" office:value="0.267687819590114" calcext:value-type="float">
            <text:p>0.268</text:p>
          </table:table-cell>
        </table:table-row>
        <table:table-row table:style-name="ro1">
          <table:table-cell table:number-columns-repeated="6"/>
          <table:table-cell office:value-type="float" office:value="0.36" calcext:value-type="float">
            <text:p>0.36</text:p>
          </table:table-cell>
          <table:table-cell table:formula="of:=5*[.$H$2]*(0.2969*SQRT([.G43])-0.126*([.G43])-0.3516*([.G43])^2+0.2843*([.G43])^3-0.1015*([.G43])^4)" office:value-type="float" office:value="0.059263278336" calcext:value-type="float">
            <text:p>0.059</text:p>
          </table:table-cell>
          <table:table-cell table:formula="of:=[.G43]*[.$H$3]" office:value-type="float" office:value="1.62" calcext:value-type="float">
            <text:p>1.620</text:p>
          </table:table-cell>
          <table:table-cell table:formula="of:=[.H43]*[.$H$3]" office:value-type="float" office:value="0.266684752512" calcext:value-type="float">
            <text:p>0.267</text:p>
          </table:table-cell>
        </table:table-row>
        <table:table-row table:style-name="ro1">
          <table:table-cell table:number-columns-repeated="6"/>
          <table:table-cell office:value-type="float" office:value="0.37" calcext:value-type="float">
            <text:p>0.37</text:p>
          </table:table-cell>
          <table:table-cell table:formula="of:=5*[.$H$2]*(0.2969*SQRT([.G44])-0.126*([.G44])-0.3516*([.G44])^2+0.2843*([.G44])^3-0.1015*([.G44])^4)" office:value-type="float" office:value="0.0590049324057325" calcext:value-type="float">
            <text:p>0.059</text:p>
          </table:table-cell>
          <table:table-cell table:formula="of:=[.G44]*[.$H$3]" office:value-type="float" office:value="1.665" calcext:value-type="float">
            <text:p>1.665</text:p>
          </table:table-cell>
          <table:table-cell table:formula="of:=[.H44]*[.$H$3]" office:value-type="float" office:value="0.265522195825796" calcext:value-type="float">
            <text:p>0.266</text:p>
          </table:table-cell>
        </table:table-row>
        <table:table-row table:style-name="ro1">
          <table:table-cell table:number-columns-repeated="6"/>
          <table:table-cell office:value-type="float" office:value="0.38" calcext:value-type="float">
            <text:p>0.38</text:p>
          </table:table-cell>
          <table:table-cell table:formula="of:=5*[.$H$2]*(0.2969*SQRT([.G45])-0.126*([.G45])-0.3516*([.G45])^2+0.2843*([.G45])^3-0.1015*([.G45])^4)" office:value-type="float" office:value="0.0587124649848893" calcext:value-type="float">
            <text:p>0.059</text:p>
          </table:table-cell>
          <table:table-cell table:formula="of:=[.G45]*[.$H$3]" office:value-type="float" office:value="1.71" calcext:value-type="float">
            <text:p>1.710</text:p>
          </table:table-cell>
          <table:table-cell table:formula="of:=[.H45]*[.$H$3]" office:value-type="float" office:value="0.264206092432002" calcext:value-type="float">
            <text:p>0.264</text:p>
          </table:table-cell>
        </table:table-row>
        <table:table-row table:style-name="ro1">
          <table:table-cell table:number-columns-repeated="6"/>
          <table:table-cell office:value-type="float" office:value="0.39" calcext:value-type="float">
            <text:p>0.39</text:p>
          </table:table-cell>
          <table:table-cell table:formula="of:=5*[.$H$2]*(0.2969*SQRT([.G46])-0.126*([.G46])-0.3516*([.G46])^2+0.2843*([.G46])^3-0.1015*([.G46])^4)" office:value-type="float" office:value="0.0583871277944691" calcext:value-type="float">
            <text:p>0.058</text:p>
          </table:table-cell>
          <table:table-cell table:formula="of:=[.G46]*[.$H$3]" office:value-type="float" office:value="1.755" calcext:value-type="float">
            <text:p>1.755</text:p>
          </table:table-cell>
          <table:table-cell table:formula="of:=[.H46]*[.$H$3]" office:value-type="float" office:value="0.262742075075111" calcext:value-type="float">
            <text:p>0.263</text:p>
          </table:table-cell>
        </table:table-row>
        <table:table-row table:style-name="ro1">
          <table:table-cell table:number-columns-repeated="6"/>
          <table:table-cell office:value-type="float" office:value="0.4" calcext:value-type="float">
            <text:p>0.40</text:p>
          </table:table-cell>
          <table:table-cell table:formula="of:=5*[.$H$2]*(0.2969*SQRT([.G47])-0.126*([.G47])-0.3516*([.G47])^2+0.2843*([.G47])^3-0.1015*([.G47])^4)" office:value-type="float" office:value="0.058030108476479" calcext:value-type="float">
            <text:p>0.058</text:p>
          </table:table-cell>
          <table:table-cell table:formula="of:=[.G47]*[.$H$3]" office:value-type="float" office:value="1.8" calcext:value-type="float">
            <text:p>1.800</text:p>
          </table:table-cell>
          <table:table-cell table:formula="of:=[.H47]*[.$H$3]" office:value-type="float" office:value="0.261135488144156" calcext:value-type="float">
            <text:p>0.261</text:p>
          </table:table-cell>
        </table:table-row>
        <table:table-row table:style-name="ro1">
          <table:table-cell table:number-columns-repeated="6"/>
          <table:table-cell office:value-type="float" office:value="0.41" calcext:value-type="float">
            <text:p>0.41</text:p>
          </table:table-cell>
          <table:table-cell table:formula="of:=5*[.$H$2]*(0.2969*SQRT([.G48])-0.126*([.G48])-0.3516*([.G48])^2+0.2843*([.G48])^3-0.1015*([.G48])^4)" office:value-type="float" office:value="0.0576425348966288" calcext:value-type="float">
            <text:p>0.058</text:p>
          </table:table-cell>
          <table:table-cell table:formula="of:=[.G48]*[.$H$3]" office:value-type="float" office:value="1.845" calcext:value-type="float">
            <text:p>1.845</text:p>
          </table:table-cell>
          <table:table-cell table:formula="of:=[.H48]*[.$H$3]" office:value-type="float" office:value="0.259391407034829" calcext:value-type="float">
            <text:p>0.259</text:p>
          </table:table-cell>
        </table:table-row>
        <table:table-row table:style-name="ro1">
          <table:table-cell table:number-columns-repeated="6"/>
          <table:table-cell office:value-type="float" office:value="0.42" calcext:value-type="float">
            <text:p>0.42</text:p>
          </table:table-cell>
          <table:table-cell table:formula="of:=5*[.$H$2]*(0.2969*SQRT([.G49])-0.126*([.G49])-0.3516*([.G49])^2+0.2843*([.G49])^3-0.1015*([.G49])^4)" office:value-type="float" office:value="0.0572254789774376" calcext:value-type="float">
            <text:p>0.057</text:p>
          </table:table-cell>
          <table:table-cell table:formula="of:=[.G49]*[.$H$3]" office:value-type="float" office:value="1.89" calcext:value-type="float">
            <text:p>1.890</text:p>
          </table:table-cell>
          <table:table-cell table:formula="of:=[.H49]*[.$H$3]" office:value-type="float" office:value="0.257514655398469" calcext:value-type="float">
            <text:p>0.258</text:p>
          </table:table-cell>
        </table:table-row>
        <table:table-row table:style-name="ro1">
          <table:table-cell table:number-columns-repeated="6"/>
          <table:table-cell office:value-type="float" office:value="0.43" calcext:value-type="float">
            <text:p>0.43</text:p>
          </table:table-cell>
          <table:table-cell table:formula="of:=5*[.$H$2]*(0.2969*SQRT([.G50])-0.126*([.G50])-0.3516*([.G50])^2+0.2843*([.G50])^3-0.1015*([.G50])^4)" office:value-type="float" office:value="0.0567799601229158" calcext:value-type="float">
            <text:p>0.057</text:p>
          </table:table-cell>
          <table:table-cell table:formula="of:=[.G50]*[.$H$3]" office:value-type="float" office:value="1.935" calcext:value-type="float">
            <text:p>1.935</text:p>
          </table:table-cell>
          <table:table-cell table:formula="of:=[.H50]*[.$H$3]" office:value-type="float" office:value="0.255509820553121" calcext:value-type="float">
            <text:p>0.256</text:p>
          </table:table-cell>
        </table:table-row>
        <table:table-row table:style-name="ro1">
          <table:table-cell table:number-columns-repeated="6"/>
          <table:table-cell office:value-type="float" office:value="0.44" calcext:value-type="float">
            <text:p>0.44</text:p>
          </table:table-cell>
          <table:table-cell table:formula="of:=5*[.$H$2]*(0.2969*SQRT([.G51])-0.126*([.G51])-0.3516*([.G51])^2+0.2843*([.G51])^3-0.1015*([.G51])^4)" office:value-type="float" office:value="0.0563069482867822" calcext:value-type="float">
            <text:p>0.056</text:p>
          </table:table-cell>
          <table:table-cell table:formula="of:=[.G51]*[.$H$3]" office:value-type="float" office:value="1.98" calcext:value-type="float">
            <text:p>1.980</text:p>
          </table:table-cell>
          <table:table-cell table:formula="of:=[.H51]*[.$H$3]" office:value-type="float" office:value="0.25338126729052" calcext:value-type="float">
            <text:p>0.253</text:p>
          </table:table-cell>
        </table:table-row>
        <table:table-row table:style-name="ro1">
          <table:table-cell table:number-columns-repeated="6"/>
          <table:table-cell office:value-type="float" office:value="0.45" calcext:value-type="float">
            <text:p>0.45</text:p>
          </table:table-cell>
          <table:table-cell table:formula="of:=5*[.$H$2]*(0.2969*SQRT([.G52])-0.126*([.G52])-0.3516*([.G52])^2+0.2843*([.G52])^3-0.1015*([.G52])^4)" office:value-type="float" office:value="0.0558073667285438" calcext:value-type="float">
            <text:p>0.056</text:p>
          </table:table-cell>
          <table:table-cell table:formula="of:=[.G52]*[.$H$3]" office:value-type="float" office:value="2.025" calcext:value-type="float">
            <text:p>2.025</text:p>
          </table:table-cell>
          <table:table-cell table:formula="of:=[.H52]*[.$H$3]" office:value-type="float" office:value="0.251133150278447" calcext:value-type="float">
            <text:p>0.251</text:p>
          </table:table-cell>
        </table:table-row>
        <table:table-row table:style-name="ro1">
          <table:table-cell table:number-columns-repeated="6"/>
          <table:table-cell office:value-type="float" office:value="0.46" calcext:value-type="float">
            <text:p>0.46</text:p>
          </table:table-cell>
          <table:table-cell table:formula="of:=5*[.$H$2]*(0.2969*SQRT([.G53])-0.126*([.G53])-0.3516*([.G53])^2+0.2843*([.G53])^3-0.1015*([.G53])^4)" office:value-type="float" office:value="0.0552820944953935" calcext:value-type="float">
            <text:p>0.055</text:p>
          </table:table-cell>
          <table:table-cell table:formula="of:=[.G53]*[.$H$3]" office:value-type="float" office:value="2.07" calcext:value-type="float">
            <text:p>2.070</text:p>
          </table:table-cell>
          <table:table-cell table:formula="of:=[.H53]*[.$H$3]" office:value-type="float" office:value="0.248769425229271" calcext:value-type="float">
            <text:p>0.249</text:p>
          </table:table-cell>
        </table:table-row>
        <table:table-row table:style-name="ro1">
          <table:table-cell table:number-columns-repeated="6"/>
          <table:table-cell office:value-type="float" office:value="0.47" calcext:value-type="float">
            <text:p>0.47</text:p>
          </table:table-cell>
          <table:table-cell table:formula="of:=5*[.$H$2]*(0.2969*SQRT([.G54])-0.126*([.G54])-0.3516*([.G54])^2+0.2843*([.G54])^3-0.1015*([.G54])^4)" office:value-type="float" office:value="0.0547319686625442" calcext:value-type="float">
            <text:p>0.055</text:p>
          </table:table-cell>
          <table:table-cell table:formula="of:=[.G54]*[.$H$3]" office:value-type="float" office:value="2.115" calcext:value-type="float">
            <text:p>2.115</text:p>
          </table:table-cell>
          <table:table-cell table:formula="of:=[.H54]*[.$H$3]" office:value-type="float" office:value="0.246293858981449" calcext:value-type="float">
            <text:p>0.246</text:p>
          </table:table-cell>
        </table:table-row>
        <table:table-row table:style-name="ro1">
          <table:table-cell table:number-columns-repeated="6"/>
          <table:table-cell office:value-type="float" office:value="0.48" calcext:value-type="float">
            <text:p>0.48</text:p>
          </table:table-cell>
          <table:table-cell table:formula="of:=5*[.$H$2]*(0.2969*SQRT([.G55])-0.126*([.G55])-0.3516*([.G55])^2+0.2843*([.G55])^3-0.1015*([.G55])^4)" office:value-type="float" office:value="0.0541577863601279" calcext:value-type="float">
            <text:p>0.054</text:p>
          </table:table-cell>
          <table:table-cell table:formula="of:=[.G55]*[.$H$3]" office:value-type="float" office:value="2.16" calcext:value-type="float">
            <text:p>2.160</text:p>
          </table:table-cell>
          <table:table-cell table:formula="of:=[.H55]*[.$H$3]" office:value-type="float" office:value="0.243710038620576" calcext:value-type="float">
            <text:p>0.244</text:p>
          </table:table-cell>
        </table:table-row>
        <table:table-row table:style-name="ro1">
          <table:table-cell table:number-columns-repeated="6"/>
          <table:table-cell office:value-type="float" office:value="0.49" calcext:value-type="float">
            <text:p>0.49</text:p>
          </table:table-cell>
          <table:table-cell table:formula="of:=5*[.$H$2]*(0.2969*SQRT([.G56])-0.126*([.G56])-0.3516*([.G56])^2+0.2843*([.G56])^3-0.1015*([.G56])^4)" office:value-type="float" office:value="0.053560306611" calcext:value-type="float">
            <text:p>0.054</text:p>
          </table:table-cell>
          <table:table-cell table:formula="of:=[.G56]*[.$H$3]" office:value-type="float" office:value="2.205" calcext:value-type="float">
            <text:p>2.205</text:p>
          </table:table-cell>
          <table:table-cell table:formula="of:=[.H56]*[.$H$3]" office:value-type="float" office:value="0.2410213797495" calcext:value-type="float">
            <text:p>0.241</text:p>
          </table:table-cell>
        </table:table-row>
        <table:table-row table:style-name="ro1">
          <table:table-cell table:number-columns-repeated="6"/>
          <table:table-cell office:value-type="float" office:value="0.5" calcext:value-type="float">
            <text:p>0.50</text:p>
          </table:table-cell>
          <table:table-cell table:formula="of:=5*[.$H$2]*(0.2969*SQRT([.G57])-0.126*([.G57])-0.3516*([.G57])^2+0.2843*([.G57])^3-0.1015*([.G57])^4)" office:value-type="float" office:value="0.0529402520005716" calcext:value-type="float">
            <text:p>0.053</text:p>
          </table:table-cell>
          <table:table-cell table:formula="of:=[.G57]*[.$H$3]" office:value-type="float" office:value="2.25" calcext:value-type="float">
            <text:p>2.250</text:p>
          </table:table-cell>
          <table:table-cell table:formula="of:=[.H57]*[.$H$3]" office:value-type="float" office:value="0.238231134002572" calcext:value-type="float">
            <text:p>0.238</text:p>
          </table:table-cell>
        </table:table-row>
        <table:table-row table:style-name="ro1">
          <table:table-cell table:number-columns-repeated="6"/>
          <table:table-cell office:value-type="float" office:value="0.51" calcext:value-type="float">
            <text:p>0.51</text:p>
          </table:table-cell>
          <table:table-cell table:formula="of:=5*[.$H$2]*(0.2969*SQRT([.G58])-0.126*([.G58])-0.3516*([.G58])^2+0.2843*([.G58])^3-0.1015*([.G58])^4)" office:value-type="float" office:value="0.0522983101970623" calcext:value-type="float">
            <text:p>0.052</text:p>
          </table:table-cell>
          <table:table-cell table:formula="of:=[.G58]*[.$H$3]" office:value-type="float" office:value="2.295" calcext:value-type="float">
            <text:p>2.295</text:p>
          </table:table-cell>
          <table:table-cell table:formula="of:=[.H58]*[.$H$3]" office:value-type="float" office:value="0.23534239588678" calcext:value-type="float">
            <text:p>0.235</text:p>
          </table:table-cell>
        </table:table-row>
        <table:table-row table:style-name="ro1">
          <table:table-cell table:number-columns-repeated="6"/>
          <table:table-cell office:value-type="float" office:value="0.52" calcext:value-type="float">
            <text:p>0.52</text:p>
          </table:table-cell>
          <table:table-cell table:formula="of:=5*[.$H$2]*(0.2969*SQRT([.G59])-0.126*([.G59])-0.3516*([.G59])^2+0.2843*([.G59])^3-0.1015*([.G59])^4)" office:value-type="float" office:value="0.051635135338231" calcext:value-type="float">
            <text:p>0.052</text:p>
          </table:table-cell>
          <table:table-cell table:formula="of:=[.G59]*[.$H$3]" office:value-type="float" office:value="2.34" calcext:value-type="float">
            <text:p>2.340</text:p>
          </table:table-cell>
          <table:table-cell table:formula="of:=[.H59]*[.$H$3]" office:value-type="float" office:value="0.23235810902204" calcext:value-type="float">
            <text:p>0.232</text:p>
          </table:table-cell>
        </table:table-row>
        <table:table-row table:style-name="ro1">
          <table:table-cell table:number-columns-repeated="6"/>
          <table:table-cell office:value-type="float" office:value="0.53" calcext:value-type="float">
            <text:p>0.53</text:p>
          </table:table-cell>
          <table:table-cell table:formula="of:=5*[.$H$2]*(0.2969*SQRT([.G60])-0.126*([.G60])-0.3516*([.G60])^2+0.2843*([.G60])^3-0.1015*([.G60])^4)" office:value-type="float" office:value="0.0509513492986431" calcext:value-type="float">
            <text:p>0.051</text:p>
          </table:table-cell>
          <table:table-cell table:formula="of:=[.G60]*[.$H$3]" office:value-type="float" office:value="2.385" calcext:value-type="float">
            <text:p>2.385</text:p>
          </table:table-cell>
          <table:table-cell table:formula="of:=[.H60]*[.$H$3]" office:value-type="float" office:value="0.229281071843894" calcext:value-type="float">
            <text:p>0.229</text:p>
          </table:table-cell>
        </table:table-row>
        <table:table-row table:style-name="ro1">
          <table:table-cell table:number-columns-repeated="6"/>
          <table:table-cell office:value-type="float" office:value="0.54" calcext:value-type="float">
            <text:p>0.54</text:p>
          </table:table-cell>
          <table:table-cell table:formula="of:=5*[.$H$2]*(0.2969*SQRT([.G61])-0.126*([.G61])-0.3516*([.G61])^2+0.2843*([.G61])^3-0.1015*([.G61])^4)" office:value-type="float" office:value="0.0502475428498186" calcext:value-type="float">
            <text:p>0.050</text:p>
          </table:table-cell>
          <table:table-cell table:formula="of:=[.G61]*[.$H$3]" office:value-type="float" office:value="2.43" calcext:value-type="float">
            <text:p>2.430</text:p>
          </table:table-cell>
          <table:table-cell table:formula="of:=[.H61]*[.$H$3]" office:value-type="float" office:value="0.226113942824184" calcext:value-type="float">
            <text:p>0.226</text:p>
          </table:table-cell>
        </table:table-row>
        <table:table-row table:style-name="ro1">
          <table:table-cell table:number-columns-repeated="6"/>
          <table:table-cell office:value-type="float" office:value="0.55" calcext:value-type="float">
            <text:p>0.55</text:p>
          </table:table-cell>
          <table:table-cell table:formula="of:=5*[.$H$2]*(0.2969*SQRT([.G62])-0.126*([.G62])-0.3516*([.G62])^2+0.2843*([.G62])^3-0.1015*([.G62])^4)" office:value-type="float" office:value="0.0495242767241221" calcext:value-type="float">
            <text:p>0.050</text:p>
          </table:table-cell>
          <table:table-cell table:formula="of:=[.G62]*[.$H$3]" office:value-type="float" office:value="2.475" calcext:value-type="float">
            <text:p>2.475</text:p>
          </table:table-cell>
          <table:table-cell table:formula="of:=[.H62]*[.$H$3]" office:value-type="float" office:value="0.22285924525855" calcext:value-type="float">
            <text:p>0.223</text:p>
          </table:table-cell>
        </table:table-row>
        <table:table-row table:style-name="ro1">
          <table:table-cell table:number-columns-repeated="6"/>
          <table:table-cell office:value-type="float" office:value="0.56" calcext:value-type="float">
            <text:p>0.56</text:p>
          </table:table-cell>
          <table:table-cell table:formula="of:=5*[.$H$2]*(0.2969*SQRT([.G63])-0.126*([.G63])-0.3516*([.G63])^2+0.2843*([.G63])^3-0.1015*([.G63])^4)" office:value-type="float" office:value="0.048782082591982" calcext:value-type="float">
            <text:p>0.049</text:p>
          </table:table-cell>
          <table:table-cell table:formula="of:=[.G63]*[.$H$3]" office:value-type="float" office:value="2.52" calcext:value-type="float">
            <text:p>2.520</text:p>
          </table:table-cell>
          <table:table-cell table:formula="of:=[.H63]*[.$H$3]" office:value-type="float" office:value="0.219519371663919" calcext:value-type="float">
            <text:p>0.220</text:p>
          </table:table-cell>
        </table:table-row>
        <table:table-row table:style-name="ro1">
          <table:table-cell table:number-columns-repeated="6"/>
          <table:table-cell office:value-type="float" office:value="0.57" calcext:value-type="float">
            <text:p>0.57</text:p>
          </table:table-cell>
          <table:table-cell table:formula="of:=5*[.$H$2]*(0.2969*SQRT([.G64])-0.126*([.G64])-0.3516*([.G64])^2+0.2843*([.G64])^3-0.1015*([.G64])^4)" office:value-type="float" office:value="0.0480214639609131" calcext:value-type="float">
            <text:p>0.048</text:p>
          </table:table-cell>
          <table:table-cell table:formula="of:=[.G64]*[.$H$3]" office:value-type="float" office:value="2.565" calcext:value-type="float">
            <text:p>2.565</text:p>
          </table:table-cell>
          <table:table-cell table:formula="of:=[.H64]*[.$H$3]" office:value-type="float" office:value="0.216096587824109" calcext:value-type="float">
            <text:p>0.216</text:p>
          </table:table-cell>
        </table:table-row>
        <table:table-row table:style-name="ro1">
          <table:table-cell table:number-columns-repeated="6"/>
          <table:table-cell office:value-type="float" office:value="0.58" calcext:value-type="float">
            <text:p>0.58</text:p>
          </table:table-cell>
          <table:table-cell table:formula="of:=5*[.$H$2]*(0.2969*SQRT([.G65])-0.126*([.G65])-0.3516*([.G65])^2+0.2843*([.G65])^3-0.1015*([.G65])^4)" office:value-type="float" office:value="0.0472428970038597" calcext:value-type="float">
            <text:p>0.047</text:p>
          </table:table-cell>
          <table:table-cell table:formula="of:=[.G65]*[.$H$3]" office:value-type="float" office:value="2.61" calcext:value-type="float">
            <text:p>2.610</text:p>
          </table:table-cell>
          <table:table-cell table:formula="of:=[.H65]*[.$H$3]" office:value-type="float" office:value="0.212593036517368" calcext:value-type="float">
            <text:p>0.213</text:p>
          </table:table-cell>
        </table:table-row>
        <table:table-row table:style-name="ro1">
          <table:table-cell table:number-columns-repeated="6"/>
          <table:table-cell office:value-type="float" office:value="0.59" calcext:value-type="float">
            <text:p>0.59</text:p>
          </table:table-cell>
          <table:table-cell table:formula="of:=5*[.$H$2]*(0.2969*SQRT([.G66])-0.126*([.G66])-0.3516*([.G66])^2+0.2843*([.G66])^3-0.1015*([.G66])^4)" office:value-type="float" office:value="0.0464468313235314" calcext:value-type="float">
            <text:p>0.046</text:p>
          </table:table-cell>
          <table:table-cell table:formula="of:=[.G66]*[.$H$3]" office:value-type="float" office:value="2.655" calcext:value-type="float">
            <text:p>2.655</text:p>
          </table:table-cell>
          <table:table-cell table:formula="of:=[.H66]*[.$H$3]" office:value-type="float" office:value="0.209010740955891" calcext:value-type="float">
            <text:p>0.209</text:p>
          </table:table-cell>
        </table:table-row>
        <table:table-row table:style-name="ro1">
          <table:table-cell table:number-columns-repeated="6"/>
          <table:table-cell office:value-type="float" office:value="0.6" calcext:value-type="float">
            <text:p>0.60</text:p>
          </table:table-cell>
          <table:table-cell table:formula="of:=5*[.$H$2]*(0.2969*SQRT([.G67])-0.126*([.G67])-0.3516*([.G67])^2+0.2843*([.G67])^3-0.1015*([.G67])^4)" office:value-type="float" office:value="0.0456336906586779" calcext:value-type="float">
            <text:p>0.046</text:p>
          </table:table-cell>
          <table:table-cell table:formula="of:=[.G67]*[.$H$3]" office:value-type="float" office:value="2.7" calcext:value-type="float">
            <text:p>2.700</text:p>
          </table:table-cell>
          <table:table-cell table:formula="of:=[.H67]*[.$H$3]" office:value-type="float" office:value="0.20535160796405" calcext:value-type="float">
            <text:p>0.205</text:p>
          </table:table-cell>
        </table:table-row>
        <table:table-row table:style-name="ro1">
          <table:table-cell table:number-columns-repeated="6"/>
          <table:table-cell office:value-type="float" office:value="0.61" calcext:value-type="float">
            <text:p>0.61</text:p>
          </table:table-cell>
          <table:table-cell table:formula="of:=5*[.$H$2]*(0.2969*SQRT([.G68])-0.126*([.G68])-0.3516*([.G68])^2+0.2843*([.G68])^3-0.1015*([.G68])^4)" office:value-type="float" office:value="0.0448038735376011" calcext:value-type="float">
            <text:p>0.045</text:p>
          </table:table-cell>
          <table:table-cell table:formula="of:=[.G68]*[.$H$3]" office:value-type="float" office:value="2.745" calcext:value-type="float">
            <text:p>2.745</text:p>
          </table:table-cell>
          <table:table-cell table:formula="of:=[.H68]*[.$H$3]" office:value-type="float" office:value="0.201617430919205" calcext:value-type="float">
            <text:p>0.202</text:p>
          </table:table-cell>
        </table:table-row>
        <table:table-row table:style-name="ro1">
          <table:table-cell table:number-columns-repeated="6"/>
          <table:table-cell office:value-type="float" office:value="0.62" calcext:value-type="float">
            <text:p>0.62</text:p>
          </table:table-cell>
          <table:table-cell table:formula="of:=5*[.$H$2]*(0.2969*SQRT([.G69])-0.126*([.G69])-0.3516*([.G69])^2+0.2843*([.G69])^3-0.1015*([.G69])^4)" office:value-type="float" office:value="0.0439577538836464" calcext:value-type="float">
            <text:p>0.044</text:p>
          </table:table-cell>
          <table:table-cell table:formula="of:=[.G69]*[.$H$3]" office:value-type="float" office:value="2.79" calcext:value-type="float">
            <text:p>2.790</text:p>
          </table:table-cell>
          <table:table-cell table:formula="of:=[.H69]*[.$H$3]" office:value-type="float" office:value="0.197809892476409" calcext:value-type="float">
            <text:p>0.198</text:p>
          </table:table-cell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5*[.$H$2]*(0.2969*SQRT([.G70])-0.126*([.G70])-0.3516*([.G70])^2+0.2843*([.G70])^3-0.1015*([.G70])^4)" office:value-type="float" office:value="0.0430956815769138" calcext:value-type="float">
            <text:p>0.043</text:p>
          </table:table-cell>
          <table:table-cell table:formula="of:=[.G70]*[.$H$3]" office:value-type="float" office:value="2.835" calcext:value-type="float">
            <text:p>2.835</text:p>
          </table:table-cell>
          <table:table-cell table:formula="of:=[.H70]*[.$H$3]" office:value-type="float" office:value="0.193930567096112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64" calcext:value-type="float">
            <text:p>0.64</text:p>
          </table:table-cell>
          <table:table-cell table:formula="of:=5*[.$H$2]*(0.2969*SQRT([.G71])-0.126*([.G71])-0.3516*([.G71])^2+0.2843*([.G71])^3-0.1015*([.G71])^4)" office:value-type="float" office:value="0.042217982976" calcext:value-type="float">
            <text:p>0.042</text:p>
          </table:table-cell>
          <table:table-cell table:formula="of:=[.G71]*[.$H$3]" office:value-type="float" office:value="2.88" calcext:value-type="float">
            <text:p>2.880</text:p>
          </table:table-cell>
          <table:table-cell table:formula="of:=[.H71]*[.$H$3]" office:value-type="float" office:value="0.189980923392" calcext:value-type="float">
            <text:p>0.190</text:p>
          </table:table-cell>
        </table:table-row>
        <table:table-row table:style-name="ro1">
          <table:table-cell table:number-columns-repeated="6"/>
          <table:table-cell office:value-type="float" office:value="0.65" calcext:value-type="float">
            <text:p>0.65</text:p>
          </table:table-cell>
          <table:table-cell table:formula="of:=5*[.$H$2]*(0.2969*SQRT([.G72])-0.126*([.G72])-0.3516*([.G72])^2+0.2843*([.G72])^3-0.1015*([.G72])^4)" office:value-type="float" office:value="0.0413249614031904" calcext:value-type="float">
            <text:p>0.041</text:p>
          </table:table-cell>
          <table:table-cell table:formula="of:=[.G72]*[.$H$3]" office:value-type="float" office:value="2.925" calcext:value-type="float">
            <text:p>2.925</text:p>
          </table:table-cell>
          <table:table-cell table:formula="of:=[.H72]*[.$H$3]" office:value-type="float" office:value="0.185962326314357" calcext:value-type="float">
            <text:p>0.186</text:p>
          </table:table-cell>
        </table:table-row>
        <table:table-row table:style-name="ro1">
          <table:table-cell table:number-columns-repeated="6"/>
          <table:table-cell office:value-type="float" office:value="0.66" calcext:value-type="float">
            <text:p>0.66</text:p>
          </table:table-cell>
          <table:table-cell table:formula="of:=5*[.$H$2]*(0.2969*SQRT([.G73])-0.126*([.G73])-0.3516*([.G73])^2+0.2843*([.G73])^3-0.1015*([.G73])^4)" office:value-type="float" office:value="0.040416897596185" calcext:value-type="float">
            <text:p>0.040</text:p>
          </table:table-cell>
          <table:table-cell table:formula="of:=[.G73]*[.$H$3]" office:value-type="float" office:value="2.97" calcext:value-type="float">
            <text:p>2.970</text:p>
          </table:table-cell>
          <table:table-cell table:formula="of:=[.H73]*[.$H$3]" office:value-type="float" office:value="0.181876039182832" calcext:value-type="float">
            <text:p>0.182</text:p>
          </table:table-cell>
        </table:table-row>
        <table:table-row table:style-name="ro1">
          <table:table-cell table:number-columns-repeated="6"/>
          <table:table-cell office:value-type="float" office:value="0.67" calcext:value-type="float">
            <text:p>0.67</text:p>
          </table:table-cell>
          <table:table-cell table:formula="of:=5*[.$H$2]*(0.2969*SQRT([.G74])-0.126*([.G74])-0.3516*([.G74])^2+0.2843*([.G74])^3-0.1015*([.G74])^4)" office:value-type="float" office:value="0.0394940501291358" calcext:value-type="float">
            <text:p>0.039</text:p>
          </table:table-cell>
          <table:table-cell table:formula="of:=[.G74]*[.$H$3]" office:value-type="float" office:value="3.015" calcext:value-type="float">
            <text:p>3.015</text:p>
          </table:table-cell>
          <table:table-cell table:formula="of:=[.H74]*[.$H$3]" office:value-type="float" office:value="0.177723225581111" calcext:value-type="float">
            <text:p>0.178</text:p>
          </table:table-cell>
        </table:table-row>
        <table:table-row table:style-name="ro1">
          <table:table-cell table:number-columns-repeated="6"/>
          <table:table-cell office:value-type="float" office:value="0.68" calcext:value-type="float">
            <text:p>0.68</text:p>
          </table:table-cell>
          <table:table-cell table:formula="of:=5*[.$H$2]*(0.2969*SQRT([.G75])-0.126*([.G75])-0.3516*([.G75])^2+0.2843*([.G75])^3-0.1015*([.G75])^4)" office:value-type="float" office:value="0.038556655805506" calcext:value-type="float">
            <text:p>0.039</text:p>
          </table:table-cell>
          <table:table-cell table:formula="of:=[.G75]*[.$H$3]" office:value-type="float" office:value="3.06" calcext:value-type="float">
            <text:p>3.060</text:p>
          </table:table-cell>
          <table:table-cell table:formula="of:=[.H75]*[.$H$3]" office:value-type="float" office:value="0.173504951124777" calcext:value-type="float">
            <text:p>0.174</text:p>
          </table:table-cell>
        </table:table-row>
        <table:table-row table:style-name="ro1">
          <table:table-cell table:number-columns-repeated="6"/>
          <table:table-cell office:value-type="float" office:value="0.69" calcext:value-type="float">
            <text:p>0.69</text:p>
          </table:table-cell>
          <table:table-cell table:formula="of:=5*[.$H$2]*(0.2969*SQRT([.G76])-0.126*([.G76])-0.3516*([.G76])^2+0.2843*([.G76])^3-0.1015*([.G76])^4)" office:value-type="float" office:value="0.0376049300250226" calcext:value-type="float">
            <text:p>0.038</text:p>
          </table:table-cell>
          <table:table-cell table:formula="of:=[.G76]*[.$H$3]" office:value-type="float" office:value="3.105" calcext:value-type="float">
            <text:p>3.105</text:p>
          </table:table-cell>
          <table:table-cell table:formula="of:=[.H76]*[.$H$3]" office:value-type="float" office:value="0.169222185112602" calcext:value-type="float">
            <text:p>0.169</text:p>
          </table:table-cell>
        </table:table-row>
        <table:table-row table:style-name="ro1">
          <table:table-cell table:number-columns-repeated="6"/>
          <table:table-cell office:value-type="float" office:value="0.7" calcext:value-type="float">
            <text:p>0.70</text:p>
          </table:table-cell>
          <table:table-cell table:formula="of:=5*[.$H$2]*(0.2969*SQRT([.G77])-0.126*([.G77])-0.3516*([.G77])^2+0.2843*([.G77])^3-0.1015*([.G77])^4)" office:value-type="float" office:value="0.0366390671267802" calcext:value-type="float">
            <text:p>0.037</text:p>
          </table:table-cell>
          <table:table-cell table:formula="of:=[.G77]*[.$H$3]" office:value-type="float" office:value="3.15" calcext:value-type="float">
            <text:p>3.150</text:p>
          </table:table-cell>
          <table:table-cell table:formula="of:=[.H77]*[.$H$3]" office:value-type="float" office:value="0.164875802070511" calcext:value-type="float">
            <text:p>0.165</text:p>
          </table:table-cell>
        </table:table-row>
        <table:table-row table:style-name="ro1">
          <table:table-cell table:number-columns-repeated="6"/>
          <table:table-cell office:value-type="float" office:value="0.71" calcext:value-type="float">
            <text:p>0.71</text:p>
          </table:table-cell>
          <table:table-cell table:formula="of:=5*[.$H$2]*(0.2969*SQRT([.G78])-0.126*([.G78])-0.3516*([.G78])^2+0.2843*([.G78])^3-0.1015*([.G78])^4)" office:value-type="float" office:value="0.0356592407103636" calcext:value-type="float">
            <text:p>0.036</text:p>
          </table:table-cell>
          <table:table-cell table:formula="of:=[.G78]*[.$H$3]" office:value-type="float" office:value="3.195" calcext:value-type="float">
            <text:p>3.195</text:p>
          </table:table-cell>
          <table:table-cell table:formula="of:=[.H78]*[.$H$3]" office:value-type="float" office:value="0.160466583196636" calcext:value-type="float">
            <text:p>0.160</text:p>
          </table:table-cell>
        </table:table-row>
        <table:table-row table:style-name="ro1">
          <table:table-cell table:number-columns-repeated="6"/>
          <table:table-cell office:value-type="float" office:value="0.72" calcext:value-type="float">
            <text:p>0.72</text:p>
          </table:table-cell>
          <table:table-cell table:formula="of:=5*[.$H$2]*(0.2969*SQRT([.G79])-0.126*([.G79])-0.3516*([.G79])^2+0.2843*([.G79])^3-0.1015*([.G79])^4)" office:value-type="float" office:value="0.0346656039366859" calcext:value-type="float">
            <text:p>0.035</text:p>
          </table:table-cell>
          <table:table-cell table:formula="of:=[.G79]*[.$H$3]" office:value-type="float" office:value="3.24" calcext:value-type="float">
            <text:p>3.240</text:p>
          </table:table-cell>
          <table:table-cell table:formula="of:=[.H79]*[.$H$3]" office:value-type="float" office:value="0.155995217715086" calcext:value-type="float">
            <text:p>0.156</text:p>
          </table:table-cell>
        </table:table-row>
        <table:table-row table:style-name="ro1">
          <table:table-cell table:number-columns-repeated="6"/>
          <table:table-cell office:value-type="float" office:value="0.73" calcext:value-type="float">
            <text:p>0.73</text:p>
          </table:table-cell>
          <table:table-cell table:formula="of:=5*[.$H$2]*(0.2969*SQRT([.G80])-0.126*([.G80])-0.3516*([.G80])^2+0.2843*([.G80])^3-0.1015*([.G80])^4)" office:value-type="float" office:value="0.0336582898100865" calcext:value-type="float">
            <text:p>0.034</text:p>
          </table:table-cell>
          <table:table-cell table:formula="of:=[.G80]*[.$H$3]" office:value-type="float" office:value="3.285" calcext:value-type="float">
            <text:p>3.285</text:p>
          </table:table-cell>
          <table:table-cell table:formula="of:=[.H80]*[.$H$3]" office:value-type="float" office:value="0.151462304145389" calcext:value-type="float">
            <text:p>0.151</text:p>
          </table:table-cell>
        </table:table-row>
        <table:table-row table:style-name="ro1">
          <table:table-cell table:number-columns-repeated="6"/>
          <table:table-cell office:value-type="float" office:value="0.74" calcext:value-type="float">
            <text:p>0.74</text:p>
          </table:table-cell>
          <table:table-cell table:formula="of:=5*[.$H$2]*(0.2969*SQRT([.G81])-0.126*([.G81])-0.3516*([.G81])^2+0.2843*([.G81])^3-0.1015*([.G81])^4)" office:value-type="float" office:value="0.0326374114430973" calcext:value-type="float">
            <text:p>0.033</text:p>
          </table:table-cell>
          <table:table-cell table:formula="of:=[.G81]*[.$H$3]" office:value-type="float" office:value="3.33" calcext:value-type="float">
            <text:p>3.330</text:p>
          </table:table-cell>
          <table:table-cell table:formula="of:=[.H81]*[.$H$3]" office:value-type="float" office:value="0.146868351493938" calcext:value-type="float">
            <text:p>0.147</text:p>
          </table:table-cell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table:formula="of:=5*[.$H$2]*(0.2969*SQRT([.G82])-0.126*([.G82])-0.3516*([.G82])^2+0.2843*([.G82])^3-0.1015*([.G82])^4)" office:value-type="float" office:value="0.0316030623051599" calcext:value-type="float">
            <text:p>0.032</text:p>
          </table:table-cell>
          <table:table-cell table:formula="of:=[.G82]*[.$H$3]" office:value-type="float" office:value="3.375" calcext:value-type="float">
            <text:p>3.375</text:p>
          </table:table-cell>
          <table:table-cell table:formula="of:=[.H82]*[.$H$3]" office:value-type="float" office:value="0.14221378037322" calcext:value-type="float">
            <text:p>0.142</text:p>
          </table:table-cell>
        </table:table-row>
        <table:table-row table:style-name="ro1">
          <table:table-cell table:number-columns-repeated="6"/>
          <table:table-cell office:value-type="float" office:value="0.76" calcext:value-type="float">
            <text:p>0.76</text:p>
          </table:table-cell>
          <table:table-cell table:formula="of:=5*[.$H$2]*(0.2969*SQRT([.G83])-0.126*([.G83])-0.3516*([.G83])^2+0.2843*([.G83])^3-0.1015*([.G83])^4)" office:value-type="float" office:value="0.0305553164564671" calcext:value-type="float">
            <text:p>0.031</text:p>
          </table:table-cell>
          <table:table-cell table:formula="of:=[.G83]*[.$H$3]" office:value-type="float" office:value="3.42" calcext:value-type="float">
            <text:p>3.420</text:p>
          </table:table-cell>
          <table:table-cell table:formula="of:=[.H83]*[.$H$3]" office:value-type="float" office:value="0.137498924054102" calcext:value-type="float">
            <text:p>0.137</text:p>
          </table:table-cell>
        </table:table-row>
        <table:table-row table:style-name="ro1">
          <table:table-cell table:number-columns-repeated="6"/>
          <table:table-cell office:value-type="float" office:value="0.77" calcext:value-type="float">
            <text:p>0.77</text:p>
          </table:table-cell>
          <table:table-cell table:formula="of:=5*[.$H$2]*(0.2969*SQRT([.G84])-0.126*([.G84])-0.3516*([.G84])^2+0.2843*([.G84])^3-0.1015*([.G84])^4)" office:value-type="float" office:value="0.0294942287680033" calcext:value-type="float">
            <text:p>0.029</text:p>
          </table:table-cell>
          <table:table-cell table:formula="of:=[.G84]*[.$H$3]" office:value-type="float" office:value="3.465" calcext:value-type="float">
            <text:p>3.465</text:p>
          </table:table-cell>
          <table:table-cell table:formula="of:=[.H84]*[.$H$3]" office:value-type="float" office:value="0.132724029456015" calcext:value-type="float">
            <text:p>0.133</text:p>
          </table:table-cell>
        </table:table-row>
        <table:table-row table:style-name="ro1">
          <table:table-cell table:number-columns-repeated="6"/>
          <table:table-cell office:value-type="float" office:value="0.78" calcext:value-type="float">
            <text:p>0.78</text:p>
          </table:table-cell>
          <table:table-cell table:formula="of:=5*[.$H$2]*(0.2969*SQRT([.G85])-0.126*([.G85])-0.3516*([.G85])^2+0.2843*([.G85])^3-0.1015*([.G85])^4)" office:value-type="float" office:value="0.0284198351287642" calcext:value-type="float">
            <text:p>0.028</text:p>
          </table:table-cell>
          <table:table-cell table:formula="of:=[.G85]*[.$H$3]" office:value-type="float" office:value="3.51" calcext:value-type="float">
            <text:p>3.510</text:p>
          </table:table-cell>
          <table:table-cell table:formula="of:=[.H85]*[.$H$3]" office:value-type="float" office:value="0.127889258079439" calcext:value-type="float">
            <text:p>0.128</text:p>
          </table:table-cell>
        </table:table-row>
        <table:table-row table:style-name="ro1">
          <table:table-cell table:number-columns-repeated="6"/>
          <table:table-cell office:value-type="float" office:value="0.79" calcext:value-type="float">
            <text:p>0.79</text:p>
          </table:table-cell>
          <table:table-cell table:formula="of:=5*[.$H$2]*(0.2969*SQRT([.G86])-0.126*([.G86])-0.3516*([.G86])^2+0.2843*([.G86])^3-0.1015*([.G86])^4)" office:value-type="float" office:value="0.0273321526410599" calcext:value-type="float">
            <text:p>0.027</text:p>
          </table:table-cell>
          <table:table-cell table:formula="of:=[.G86]*[.$H$3]" office:value-type="float" office:value="3.555" calcext:value-type="float">
            <text:p>3.555</text:p>
          </table:table-cell>
          <table:table-cell table:formula="of:=[.H86]*[.$H$3]" office:value-type="float" office:value="0.122994686884769" calcext:value-type="float">
            <text:p>0.123</text:p>
          </table:table-cell>
        </table:table-row>
        <table:table-row table:style-name="ro1">
          <table:table-cell table:number-columns-repeated="6"/>
          <table:table-cell office:value-type="float" office:value="0.8" calcext:value-type="float">
            <text:p>0.80</text:p>
          </table:table-cell>
          <table:table-cell table:formula="of:=5*[.$H$2]*(0.2969*SQRT([.G87])-0.126*([.G87])-0.3516*([.G87])^2+0.2843*([.G87])^3-0.1015*([.G87])^4)" office:value-type="float" office:value="0.026231179804725" calcext:value-type="float">
            <text:p>0.026</text:p>
          </table:table-cell>
          <table:table-cell table:formula="of:=[.G87]*[.$H$3]" office:value-type="float" office:value="3.6" calcext:value-type="float">
            <text:p>3.600</text:p>
          </table:table-cell>
          <table:table-cell table:formula="of:=[.H87]*[.$H$3]" office:value-type="float" office:value="0.118040309121263" calcext:value-type="float">
            <text:p>0.118</text:p>
          </table:table-cell>
        </table:table-row>
        <table:table-row table:style-name="ro1">
          <table:table-cell table:number-columns-repeated="6"/>
          <table:table-cell office:value-type="float" office:value="0.81" calcext:value-type="float">
            <text:p>0.81</text:p>
          </table:table-cell>
          <table:table-cell table:formula="of:=5*[.$H$2]*(0.2969*SQRT([.G88])-0.126*([.G88])-0.3516*([.G88])^2+0.2843*([.G88])^3-0.1015*([.G88])^4)" office:value-type="float" office:value="0.0251168966909999" calcext:value-type="float">
            <text:p>0.025</text:p>
          </table:table-cell>
          <table:table-cell table:formula="of:=[.G88]*[.$H$3]" office:value-type="float" office:value="3.645" calcext:value-type="float">
            <text:p>3.645</text:p>
          </table:table-cell>
          <table:table-cell table:formula="of:=[.H88]*[.$H$3]" office:value-type="float" office:value="0.1130260351095" calcext:value-type="float">
            <text:p>0.113</text:p>
          </table:table-cell>
        </table:table-row>
        <table:table-row table:style-name="ro1">
          <table:table-cell table:number-columns-repeated="6"/>
          <table:table-cell office:value-type="float" office:value="0.82" calcext:value-type="float">
            <text:p>0.82</text:p>
          </table:table-cell>
          <table:table-cell table:formula="of:=5*[.$H$2]*(0.2969*SQRT([.G89])-0.126*([.G89])-0.3516*([.G89])^2+0.2843*([.G89])^3-0.1015*([.G89])^4)" office:value-type="float" office:value="0.0239892651067799" calcext:value-type="float">
            <text:p>0.024</text:p>
          </table:table-cell>
          <table:table-cell table:formula="of:=[.G89]*[.$H$3]" office:value-type="float" office:value="3.69" calcext:value-type="float">
            <text:p>3.690</text:p>
          </table:table-cell>
          <table:table-cell table:formula="of:=[.H89]*[.$H$3]" office:value-type="float" office:value="0.10795169298051" calcext:value-type="float">
            <text:p>0.108</text:p>
          </table:table-cell>
        </table:table-row>
        <table:table-row table:style-name="ro1">
          <table:table-cell table:number-columns-repeated="6"/>
          <table:table-cell office:value-type="float" office:value="0.83" calcext:value-type="float">
            <text:p>0.83</text:p>
          </table:table-cell>
          <table:table-cell table:formula="of:=5*[.$H$2]*(0.2969*SQRT([.G90])-0.126*([.G90])-0.3516*([.G90])^2+0.2843*([.G90])^3-0.1015*([.G90])^4)" office:value-type="float" office:value="0.0228482287498765" calcext:value-type="float">
            <text:p>0.023</text:p>
          </table:table-cell>
          <table:table-cell table:formula="of:=[.G90]*[.$H$3]" office:value-type="float" office:value="3.735" calcext:value-type="float">
            <text:p>3.735</text:p>
          </table:table-cell>
          <table:table-cell table:formula="of:=[.H90]*[.$H$3]" office:value-type="float" office:value="0.102817029374444" calcext:value-type="float">
            <text:p>0.103</text:p>
          </table:table-cell>
        </table:table-row>
        <table:table-row table:style-name="ro1">
          <table:table-cell table:number-columns-repeated="6"/>
          <table:table-cell office:value-type="float" office:value="0.84" calcext:value-type="float">
            <text:p>0.84</text:p>
          </table:table-cell>
          <table:table-cell table:formula="of:=5*[.$H$2]*(0.2969*SQRT([.G91])-0.126*([.G91])-0.3516*([.G91])^2+0.2843*([.G91])^3-0.1015*([.G91])^4)" office:value-type="float" office:value="0.0216937133558866" calcext:value-type="float">
            <text:p>0.022</text:p>
          </table:table-cell>
          <table:table-cell table:formula="of:=[.G91]*[.$H$3]" office:value-type="float" office:value="3.78" calcext:value-type="float">
            <text:p>3.780</text:p>
          </table:table-cell>
          <table:table-cell table:formula="of:=[.H91]*[.$H$3]" office:value-type="float" office:value="0.0976217101014899" calcext:value-type="float">
            <text:p>0.098</text:p>
          </table:table-cell>
        </table:table-row>
        <table:table-row table:style-name="ro1">
          <table:table-cell table:number-columns-repeated="6"/>
          <table:table-cell office:value-type="float" office:value="0.85" calcext:value-type="float">
            <text:p>0.85</text:p>
          </table:table-cell>
          <table:table-cell table:formula="of:=5*[.$H$2]*(0.2969*SQRT([.G92])-0.126*([.G92])-0.3516*([.G92])^2+0.2843*([.G92])^3-0.1015*([.G92])^4)" office:value-type="float" office:value="0.0205256268372155" calcext:value-type="float">
            <text:p>0.021</text:p>
          </table:table-cell>
          <table:table-cell table:formula="of:=[.G92]*[.$H$3]" office:value-type="float" office:value="3.825" calcext:value-type="float">
            <text:p>3.825</text:p>
          </table:table-cell>
          <table:table-cell table:formula="of:=[.H92]*[.$H$3]" office:value-type="float" office:value="0.0923653207674697" calcext:value-type="float">
            <text:p>0.092</text:p>
          </table:table-cell>
        </table:table-row>
        <table:table-row table:style-name="ro1">
          <table:table-cell table:number-columns-repeated="6"/>
          <table:table-cell office:value-type="float" office:value="0.86" calcext:value-type="float">
            <text:p>0.86</text:p>
          </table:table-cell>
          <table:table-cell table:formula="of:=5*[.$H$2]*(0.2969*SQRT([.G93])-0.126*([.G93])-0.3516*([.G93])^2+0.2843*([.G93])^3-0.1015*([.G93])^4)" office:value-type="float" office:value="0.0193438594147604" calcext:value-type="float">
            <text:p>0.019</text:p>
          </table:table-cell>
          <table:table-cell table:formula="of:=[.G93]*[.$H$3]" office:value-type="float" office:value="3.87" calcext:value-type="float">
            <text:p>3.870</text:p>
          </table:table-cell>
          <table:table-cell table:formula="of:=[.H93]*[.$H$3]" office:value-type="float" office:value="0.0870473673664219" calcext:value-type="float">
            <text:p>0.087</text:p>
          </table:table-cell>
        </table:table-row>
        <table:table-row table:style-name="ro1">
          <table:table-cell table:number-columns-repeated="6"/>
          <table:table-cell office:value-type="float" office:value="0.87" calcext:value-type="float">
            <text:p>0.87</text:p>
          </table:table-cell>
          <table:table-cell table:formula="of:=5*[.$H$2]*(0.2969*SQRT([.G94])-0.126*([.G94])-0.3516*([.G94])^2+0.2843*([.G94])^3-0.1015*([.G94])^4)" office:value-type="float" office:value="0.0181482837427241" calcext:value-type="float">
            <text:p>0.018</text:p>
          </table:table-cell>
          <table:table-cell table:formula="of:=[.G94]*[.$H$3]" office:value-type="float" office:value="3.915" calcext:value-type="float">
            <text:p>3.915</text:p>
          </table:table-cell>
          <table:table-cell table:formula="of:=[.H94]*[.$H$3]" office:value-type="float" office:value="0.0816672768422586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0.88" calcext:value-type="float">
            <text:p>0.88</text:p>
          </table:table-cell>
          <table:table-cell table:formula="of:=5*[.$H$2]*(0.2969*SQRT([.G95])-0.126*([.G95])-0.3516*([.G95])^2+0.2843*([.G95])^3-0.1015*([.G95])^4)" office:value-type="float" office:value="0.0169387550269891" calcext:value-type="float">
            <text:p>0.017</text:p>
          </table:table-cell>
          <table:table-cell table:formula="of:=[.G95]*[.$H$3]" office:value-type="float" office:value="3.96" calcext:value-type="float">
            <text:p>3.960</text:p>
          </table:table-cell>
          <table:table-cell table:formula="of:=[.H95]*[.$H$3]" office:value-type="float" office:value="0.076224397621451" calcext:value-type="float">
            <text:p>0.076</text:p>
          </table:table-cell>
        </table:table-row>
        <table:table-row table:style-name="ro1">
          <table:table-cell table:number-columns-repeated="6"/>
          <table:table-cell office:value-type="float" office:value="0.89" calcext:value-type="float">
            <text:p>0.89</text:p>
          </table:table-cell>
          <table:table-cell table:formula="of:=5*[.$H$2]*(0.2969*SQRT([.G96])-0.126*([.G96])-0.3516*([.G96])^2+0.2843*([.G96])^3-0.1015*([.G96])^4)" office:value-type="float" office:value="0.0157151111374563" calcext:value-type="float">
            <text:p>0.016</text:p>
          </table:table-cell>
          <table:table-cell table:formula="of:=[.G96]*[.$H$3]" office:value-type="float" office:value="4.005" calcext:value-type="float">
            <text:p>4.005</text:p>
          </table:table-cell>
          <table:table-cell table:formula="of:=[.H96]*[.$H$3]" office:value-type="float" office:value="0.0707180001185536" calcext:value-type="float">
            <text:p>0.071</text:p>
          </table:table-cell>
        </table:table-row>
        <table:table-row table:style-name="ro1">
          <table:table-cell table:number-columns-repeated="6"/>
          <table:table-cell office:value-type="float" office:value="0.9" calcext:value-type="float">
            <text:p>0.90</text:p>
          </table:table-cell>
          <table:table-cell table:formula="of:=5*[.$H$2]*(0.2969*SQRT([.G97])-0.126*([.G97])-0.3516*([.G97])^2+0.2843*([.G97])^3-0.1015*([.G97])^4)" office:value-type="float" office:value="0.0144771727147185" calcext:value-type="float">
            <text:p>0.014</text:p>
          </table:table-cell>
          <table:table-cell table:formula="of:=[.G97]*[.$H$3]" office:value-type="float" office:value="4.05" calcext:value-type="float">
            <text:p>4.050</text:p>
          </table:table-cell>
          <table:table-cell table:formula="of:=[.H97]*[.$H$3]" office:value-type="float" office:value="0.0651472772162332" calcext:value-type="float">
            <text:p>0.065</text:p>
          </table:table-cell>
        </table:table-row>
        <table:table-row table:style-name="ro1">
          <table:table-cell table:number-columns-repeated="6"/>
          <table:table-cell office:value-type="float" office:value="0.91" calcext:value-type="float">
            <text:p>0.91</text:p>
          </table:table-cell>
          <table:table-cell table:formula="of:=5*[.$H$2]*(0.2969*SQRT([.G98])-0.126*([.G98])-0.3516*([.G98])^2+0.2843*([.G98])^3-0.1015*([.G98])^4)" office:value-type="float" office:value="0.0132247432714147" calcext:value-type="float">
            <text:p>0.013</text:p>
          </table:table-cell>
          <table:table-cell table:formula="of:=[.G98]*[.$H$3]" office:value-type="float" office:value="4.095" calcext:value-type="float">
            <text:p>4.095</text:p>
          </table:table-cell>
          <table:table-cell table:formula="of:=[.H98]*[.$H$3]" office:value-type="float" office:value="0.059511344721366" calcext:value-type="float">
            <text:p>0.060</text:p>
          </table:table-cell>
        </table:table-row>
        <table:table-row table:style-name="ro1">
          <table:table-cell table:number-columns-repeated="6"/>
          <table:table-cell office:value-type="float" office:value="0.92" calcext:value-type="float">
            <text:p>0.92</text:p>
          </table:table-cell>
          <table:table-cell table:formula="of:=5*[.$H$2]*(0.2969*SQRT([.G99])-0.126*([.G99])-0.3516*([.G99])^2+0.2843*([.G99])^3-0.1015*([.G99])^4)" office:value-type="float" office:value="0.0119576092885856" calcext:value-type="float">
            <text:p>0.012</text:p>
          </table:table-cell>
          <table:table-cell table:formula="of:=[.G99]*[.$H$3]" office:value-type="float" office:value="4.14" calcext:value-type="float">
            <text:p>4.140</text:p>
          </table:table-cell>
          <table:table-cell table:formula="of:=[.H99]*[.$H$3]" office:value-type="float" office:value="0.053809241798635" calcext:value-type="float">
            <text:p>0.054</text:p>
          </table:table-cell>
        </table:table-row>
        <table:table-row table:style-name="ro1">
          <table:table-cell table:number-columns-repeated="6"/>
          <table:table-cell office:value-type="float" office:value="0.93" calcext:value-type="float">
            <text:p>0.93</text:p>
          </table:table-cell>
          <table:table-cell table:formula="of:=5*[.$H$2]*(0.2969*SQRT([.G100])-0.126*([.G100])-0.3516*([.G100])^2+0.2843*([.G100])^3-0.1015*([.G100])^4)" office:value-type="float" office:value="0.0106755403073285" calcext:value-type="float">
            <text:p>0.011</text:p>
          </table:table-cell>
          <table:table-cell table:formula="of:=[.G100]*[.$H$3]" office:value-type="float" office:value="4.185" calcext:value-type="float">
            <text:p>4.185</text:p>
          </table:table-cell>
          <table:table-cell table:formula="of:=[.H100]*[.$H$3]" office:value-type="float" office:value="0.0480399313829781" calcext:value-type="float">
            <text:p>0.048</text:p>
          </table:table-cell>
        </table:table-row>
        <table:table-row table:style-name="ro1">
          <table:table-cell table:number-columns-repeated="6"/>
          <table:table-cell office:value-type="float" office:value="0.94" calcext:value-type="float">
            <text:p>0.94</text:p>
          </table:table-cell>
          <table:table-cell table:formula="of:=5*[.$H$2]*(0.2969*SQRT([.G101])-0.126*([.G101])-0.3516*([.G101])^2+0.2843*([.G101])^3-0.1015*([.G101])^4)" office:value-type="float" office:value="0.00937828901602895" calcext:value-type="float">
            <text:p>0.009</text:p>
          </table:table-cell>
          <table:table-cell table:formula="of:=[.G101]*[.$H$3]" office:value-type="float" office:value="4.23" calcext:value-type="float">
            <text:p>4.230</text:p>
          </table:table-cell>
          <table:table-cell table:formula="of:=[.H101]*[.$H$3]" office:value-type="float" office:value="0.0422023005721303" calcext:value-type="float">
            <text:p>0.042</text:p>
          </table:table-cell>
        </table:table-row>
        <table:table-row table:style-name="ro1">
          <table:table-cell table:number-columns-repeated="6"/>
          <table:table-cell office:value-type="float" office:value="0.95" calcext:value-type="float">
            <text:p>0.95</text:p>
          </table:table-cell>
          <table:table-cell table:formula="of:=5*[.$H$2]*(0.2969*SQRT([.G102])-0.126*([.G102])-0.3516*([.G102])^2+0.2843*([.G102])^3-0.1015*([.G102])^4)" office:value-type="float" office:value="0.00806559133342683" calcext:value-type="float">
            <text:p>0.008</text:p>
          </table:table-cell>
          <table:table-cell table:formula="of:=[.G102]*[.$H$3]" office:value-type="float" office:value="4.275" calcext:value-type="float">
            <text:p>4.275</text:p>
          </table:table-cell>
          <table:table-cell table:formula="of:=[.H102]*[.$H$3]" office:value-type="float" office:value="0.0362951610004207" calcext:value-type="float">
            <text:p>0.036</text:p>
          </table:table-cell>
        </table:table-row>
        <table:table-row table:style-name="ro1">
          <table:table-cell table:number-columns-repeated="6"/>
          <table:table-cell office:value-type="float" office:value="0.96" calcext:value-type="float">
            <text:p>0.96</text:p>
          </table:table-cell>
          <table:table-cell table:formula="of:=5*[.$H$2]*(0.2969*SQRT([.G103])-0.126*([.G103])-0.3516*([.G103])^2+0.2843*([.G103])^3-0.1015*([.G103])^4)" office:value-type="float" office:value="0.00673716648775808" calcext:value-type="float">
            <text:p>0.007</text:p>
          </table:table-cell>
          <table:table-cell table:formula="of:=[.G103]*[.$H$3]" office:value-type="float" office:value="4.32" calcext:value-type="float">
            <text:p>4.320</text:p>
          </table:table-cell>
          <table:table-cell table:formula="of:=[.H103]*[.$H$3]" office:value-type="float" office:value="0.0303172491949113" calcext:value-type="float">
            <text:p>0.030</text:p>
          </table:table-cell>
        </table:table-row>
        <table:table-row table:style-name="ro1">
          <table:table-cell table:number-columns-repeated="6"/>
          <table:table-cell office:value-type="float" office:value="0.97" calcext:value-type="float">
            <text:p>0.97</text:p>
          </table:table-cell>
          <table:table-cell table:formula="of:=5*[.$H$2]*(0.2969*SQRT([.G104])-0.126*([.G104])-0.3516*([.G104])^2+0.2843*([.G104])^3-0.1015*([.G104])^4)" office:value-type="float" office:value="0.00539271709219579" calcext:value-type="float">
            <text:p>0.005</text:p>
          </table:table-cell>
          <table:table-cell table:formula="of:=[.G104]*[.$H$3]" office:value-type="float" office:value="4.365" calcext:value-type="float">
            <text:p>4.365</text:p>
          </table:table-cell>
          <table:table-cell table:formula="of:=[.H104]*[.$H$3]" office:value-type="float" office:value="0.0242672269148811" calcext:value-type="float">
            <text:p>0.024</text:p>
          </table:table-cell>
        </table:table-row>
        <table:table-row table:style-name="ro1">
          <table:table-cell table:number-columns-repeated="6"/>
          <table:table-cell office:value-type="float" office:value="0.98" calcext:value-type="float">
            <text:p>0.98</text:p>
          </table:table-cell>
          <table:table-cell table:formula="of:=5*[.$H$2]*(0.2969*SQRT([.G105])-0.126*([.G105])-0.3516*([.G105])^2+0.2843*([.G105])^3-0.1015*([.G105])^4)" office:value-type="float" office:value="0.00403192921680023" calcext:value-type="float">
            <text:p>0.004</text:p>
          </table:table-cell>
          <table:table-cell table:formula="of:=[.G105]*[.$H$3]" office:value-type="float" office:value="4.41" calcext:value-type="float">
            <text:p>4.410</text:p>
          </table:table-cell>
          <table:table-cell table:formula="of:=[.H105]*[.$H$3]" office:value-type="float" office:value="0.018143681475601" calcext:value-type="float">
            <text:p>0.018</text:p>
          </table:table-cell>
        </table:table-row>
        <table:table-row table:style-name="ro1">
          <table:table-cell table:number-columns-repeated="6"/>
          <table:table-cell office:value-type="float" office:value="0.99" calcext:value-type="float">
            <text:p>0.99</text:p>
          </table:table-cell>
          <table:table-cell table:formula="of:=5*[.$H$2]*(0.2969*SQRT([.G106])-0.126*([.G106])-0.3516*([.G106])^2+0.2843*([.G106])^3-0.1015*([.G106])^4)" office:value-type="float" office:value="0.00265447245717326" calcext:value-type="float">
            <text:p>0.003</text:p>
          </table:table-cell>
          <table:table-cell table:formula="of:=[.G106]*[.$H$3]" office:value-type="float" office:value="4.455" calcext:value-type="float">
            <text:p>4.455</text:p>
          </table:table-cell>
          <table:table-cell table:formula="of:=[.H106]*[.$H$3]" office:value-type="float" office:value="0.0119451260572797" calcext:value-type="float">
            <text:p>0.01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.00</text:p>
          </table:table-cell>
          <table:table-cell table:formula="of:=5*[.$H$2]*(0.2969*SQRT([.G107])-0.126*([.G107])-0.3516*([.G107])^2+0.2843*([.G107])^3-0.1015*([.G107])^4)" office:value-type="float" office:value="0.00125999999999998" calcext:value-type="float">
            <text:p>0.001</text:p>
          </table:table-cell>
          <table:table-cell table:formula="of:=[.G107]*[.$H$3]" office:value-type="float" office:value="4.5" calcext:value-type="float">
            <text:p>4.500</text:p>
          </table:table-cell>
          <table:table-cell table:formula="of:=[.H107]*[.$H$3]" office:value-type="float" office:value="0.0056699999999999" calcext:value-type="float">
            <text:p>0.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10-02T07:35:48.895000000</meta:creation-date>
    <dc:date>2016-10-07T09:56:48.558000000</dc:date>
    <dc:creator>Peter McCloud</dc:creator>
    <meta:editing-duration>P5DT1H34M17S</meta:editing-duration>
    <meta:editing-cycles>4</meta:editing-cycles>
    <meta:generator>LibreOffice/5.0.4.2$Windows_x86 LibreOffice_project/2b9802c1994aa0b7dc6079e128979269cf95bc78</meta:generator>
    <meta:document-statistic meta:table-count="2" meta:cell-count="8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67cm" svg:height="1.591cm" xlink:href=".." xlink:type="simple" chart:class="chart:scatter" chart:style-name="ch1">
        <chart:legend chart:legend-position="end" svg:x="13.79cm" svg:y="0.493cm" style:legend-expansion="high" chart:style-name="ch2"/>
        <chart:plot-area chart:style-name="ch3" table:cell-range-address="'NACA 4 series'.G7:'NACA 4 series'.H107 'NACA 4 series'.H6:'NACA 4 series'.H6" chart:data-source-has-labels="row" svg:x="0.307cm" svg:y="0.031cm" svg:width="13.176cm" svg:height="1.529cm">
          <chartooo:coordinate-region svg:x="1.426cm" svg:y="0.031cm" svg:width="11.686cm" svg:height="0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ACA 4 series'.H7:'NACA 4 series'.H107" chart:label-cell-address="'NACA 4 series'.H6:'NACA 4 series'.H6" chart:class="chart:scatter">
            <chart:domain table:cell-range-address="'NACA 4 series'.G7:'NACA 4 series'.G107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draw:g>
                  <svg:desc>'NACA 4 series'.H6:'NACA 4 series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ACA 4 series'.G7:'NACA 4 series'.G107</svg:desc>
                </draw:g>
              </table:table-cell>
              <table:table-cell office:value-type="float" office:value="0">
                <text:p>0</text:p>
                <draw:g>
                  <svg:desc>'NACA 4 series'.H7:'NACA 4 series'.H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7037073971">
                <text:p>0.017037073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35977712961143">
                <text:p>0.0235977712961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8401445417032">
                <text:p>0.02840144541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2277225216">
                <text:p>0.032277225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355468568261813">
                <text:p>0.035546856826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383758102939395">
                <text:p>0.0383758102939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408627565863046">
                <text:p>0.0408627565863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430722992962286">
                <text:p>0.0430722992962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45049581171">
                <text:p>0.04504958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468277042382395">
                <text:p>0.0468277042382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484318636263911">
                <text:p>0.0484318636263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49881816188064">
                <text:p>0.049881816188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511934370321155">
                <text:p>0.0511934370321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52379744863991">
                <text:p>0.052379744863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534516022043389">
                <text:p>0.0534516022043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54418208256">
                <text:p>0.054418208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55287454865753">
                <text:p>0.055287454865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56066189376343">
                <text:p>0.056066189376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567604125112335">
                <text:p>0.0567604125112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573754299023625">
                <text:p>0.0573754299023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579159698809433">
                <text:p>0.0579159698809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583862762814946">
                <text:p>0.0583862762814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587901824472928">
                <text:p>0.0587901824472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591311708918791">
                <text:p>0.0591311708918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59412421875">
                <text:p>0.0594124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596368533111419">
                <text:p>0.0596368533111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59807153829096">
                <text:p>0.059807153829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599258103666092">
                <text:p>0.0599258103666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599951313652941">
                <text:p>0.059995131365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600172663939703">
                <text:p>0.0600172663939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59994222850454">
                <text:p>0.059994222850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599278802564573">
                <text:p>0.0599278802564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598200025564284">
                <text:p>0.0598200025564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596722487507742">
                <text:p>0.0596722487507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594861821311365">
                <text:p>0.0594861821311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59263278336">
                <text:p>0.059263278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590049324057325">
                <text:p>0.059004932405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587124649848893">
                <text:p>0.05871246498488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583871277944691">
                <text:p>0.0583871277944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58030108476479">
                <text:p>0.058030108476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576425348966288">
                <text:p>0.0576425348966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572254789774376">
                <text:p>0.0572254789774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567799601229158">
                <text:p>0.0567799601229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563069482867822">
                <text:p>0.0563069482867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558073667285438">
                <text:p>0.055807366728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552820944953935">
                <text:p>0.0552820944953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547319686625442">
                <text:p>0.0547319686625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541577863601279">
                <text:p>0.0541577863601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53560306611">
                <text:p>0.053560306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529402520005716">
                <text:p>0.0529402520005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522983101970623">
                <text:p>0.0522983101970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51635135338231">
                <text:p>0.051635135338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509513492986431">
                <text:p>0.0509513492986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502475428498186">
                <text:p>0.0502475428498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495242767241221">
                <text:p>0.0495242767241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48782082591982">
                <text:p>0.048782082591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480214639609131">
                <text:p>0.0480214639609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472428970038597">
                <text:p>0.0472428970038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464468313235314">
                <text:p>0.0464468313235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456336906586779">
                <text:p>0.0456336906586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448038735376011">
                <text:p>0.0448038735376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439577538836464">
                <text:p>0.043957753883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430956815769138">
                <text:p>0.0430956815769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42217982976">
                <text:p>0.0422179829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413249614031904">
                <text:p>0.0413249614031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40416897596185">
                <text:p>0.0404168975961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394940501291358">
                <text:p>0.0394940501291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38556655805506">
                <text:p>0.038556655805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376049300250226">
                <text:p>0.0376049300250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366390671267802">
                <text:p>0.0366390671267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356592407103636">
                <text:p>0.0356592407103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346656039366859">
                <text:p>0.0346656039366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336582898100865">
                <text:p>0.0336582898100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326374114430973">
                <text:p>0.0326374114430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316030623051599">
                <text:p>0.0316030623051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305553164564671">
                <text:p>0.0305553164564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294942287680033">
                <text:p>0.0294942287680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284198351287642">
                <text:p>0.0284198351287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273321526410599">
                <text:p>0.0273321526410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26231179804725">
                <text:p>0.026231179804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251168966909999">
                <text:p>0.025116896690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239892651067799">
                <text:p>0.0239892651067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228482287498765">
                <text:p>0.0228482287498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216937133558866">
                <text:p>0.0216937133558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205256268372155">
                <text:p>0.0205256268372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193438594147604">
                <text:p>0.0193438594147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181482837427241">
                <text:p>0.0181482837427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169387550269891">
                <text:p>0.01693875502698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157151111374563">
                <text:p>0.0157151111374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144771727147185">
                <text:p>0.0144771727147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132247432714147">
                <text:p>0.0132247432714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119576092885856">
                <text:p>0.0119576092885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106755403073285">
                <text:p>0.01067554030732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937828901602895">
                <text:p>0.00937828901602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806559133342683">
                <text:p>0.00806559133342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673716648775808">
                <text:p>0.00673716648775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539271709219579">
                <text:p>0.00539271709219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403192921680023">
                <text:p>0.00403192921680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265447245717326">
                <text:p>0.00265447245717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125999999999998">
                <text:p>0.00125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67cm" svg:height="1.591cm" xlink:href=".." xlink:type="simple" chart:class="chart:scatter" chart:style-name="ch1">
        <chart:legend chart:legend-position="end" svg:x="13.79cm" svg:y="0.493cm" style:legend-expansion="high" chart:style-name="ch2"/>
        <chart:plot-area chart:style-name="ch3" table:cell-range-address="'NACA 5 series'.G7:'NACA 5 series'.H107 'NACA 5 series'.H6:'NACA 5 series'.H6" chart:data-source-has-labels="row" svg:x="0.307cm" svg:y="0.031cm" svg:width="13.176cm" svg:height="1.529cm">
          <chartooo:coordinate-region svg:x="1.426cm" svg:y="0.031cm" svg:width="11.686cm" svg:height="0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ACA 5 series'.H7:'NACA 5 series'.H107" chart:label-cell-address="'NACA 5 series'.H6:'NACA 5 series'.H6" chart:class="chart:scatter">
            <chart:domain table:cell-range-address="'NACA 5 series'.G7:'NACA 5 series'.G107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draw:g>
                  <svg:desc>'NACA 5 series'.H6:'NACA 5 series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ACA 5 series'.G7:'NACA 5 series'.G107</svg:desc>
                </draw:g>
              </table:table-cell>
              <table:table-cell office:value-type="float" office:value="0">
                <text:p>0</text:p>
                <draw:g>
                  <svg:desc>'NACA 5 series'.H7:'NACA 5 series'.H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7037073971">
                <text:p>0.017037073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35977712961143">
                <text:p>0.0235977712961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8401445417032">
                <text:p>0.02840144541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2277225216">
                <text:p>0.032277225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355468568261813">
                <text:p>0.035546856826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383758102939395">
                <text:p>0.0383758102939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408627565863046">
                <text:p>0.0408627565863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430722992962286">
                <text:p>0.0430722992962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45049581171">
                <text:p>0.04504958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468277042382395">
                <text:p>0.0468277042382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484318636263911">
                <text:p>0.0484318636263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49881816188064">
                <text:p>0.049881816188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511934370321155">
                <text:p>0.0511934370321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52379744863991">
                <text:p>0.052379744863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534516022043389">
                <text:p>0.0534516022043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54418208256">
                <text:p>0.054418208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55287454865753">
                <text:p>0.055287454865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56066189376343">
                <text:p>0.056066189376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567604125112335">
                <text:p>0.0567604125112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573754299023625">
                <text:p>0.0573754299023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579159698809433">
                <text:p>0.0579159698809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583862762814946">
                <text:p>0.0583862762814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587901824472928">
                <text:p>0.0587901824472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591311708918791">
                <text:p>0.0591311708918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59412421875">
                <text:p>0.0594124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596368533111419">
                <text:p>0.0596368533111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59807153829096">
                <text:p>0.059807153829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599258103666092">
                <text:p>0.0599258103666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599951313652941">
                <text:p>0.059995131365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600172663939703">
                <text:p>0.0600172663939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59994222850454">
                <text:p>0.059994222850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599278802564573">
                <text:p>0.0599278802564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598200025564284">
                <text:p>0.0598200025564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596722487507742">
                <text:p>0.0596722487507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594861821311365">
                <text:p>0.0594861821311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59263278336">
                <text:p>0.059263278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590049324057325">
                <text:p>0.059004932405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587124649848893">
                <text:p>0.05871246498488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583871277944691">
                <text:p>0.0583871277944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58030108476479">
                <text:p>0.058030108476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576425348966288">
                <text:p>0.0576425348966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572254789774376">
                <text:p>0.0572254789774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567799601229158">
                <text:p>0.0567799601229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563069482867822">
                <text:p>0.0563069482867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558073667285438">
                <text:p>0.055807366728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552820944953935">
                <text:p>0.0552820944953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547319686625442">
                <text:p>0.0547319686625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541577863601279">
                <text:p>0.0541577863601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53560306611">
                <text:p>0.053560306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529402520005716">
                <text:p>0.0529402520005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522983101970623">
                <text:p>0.0522983101970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51635135338231">
                <text:p>0.051635135338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509513492986431">
                <text:p>0.0509513492986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502475428498186">
                <text:p>0.0502475428498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495242767241221">
                <text:p>0.0495242767241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48782082591982">
                <text:p>0.048782082591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480214639609131">
                <text:p>0.0480214639609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472428970038597">
                <text:p>0.0472428970038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464468313235314">
                <text:p>0.0464468313235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456336906586779">
                <text:p>0.0456336906586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448038735376011">
                <text:p>0.0448038735376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439577538836464">
                <text:p>0.043957753883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430956815769138">
                <text:p>0.0430956815769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42217982976">
                <text:p>0.0422179829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413249614031904">
                <text:p>0.0413249614031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40416897596185">
                <text:p>0.0404168975961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394940501291358">
                <text:p>0.0394940501291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38556655805506">
                <text:p>0.038556655805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376049300250226">
                <text:p>0.0376049300250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366390671267802">
                <text:p>0.0366390671267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356592407103636">
                <text:p>0.0356592407103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346656039366859">
                <text:p>0.0346656039366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336582898100865">
                <text:p>0.0336582898100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326374114430973">
                <text:p>0.0326374114430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316030623051599">
                <text:p>0.0316030623051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305553164564671">
                <text:p>0.0305553164564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294942287680033">
                <text:p>0.0294942287680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284198351287642">
                <text:p>0.0284198351287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273321526410599">
                <text:p>0.02733215264105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26231179804725">
                <text:p>0.026231179804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251168966909999">
                <text:p>0.025116896690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239892651067799">
                <text:p>0.0239892651067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228482287498765">
                <text:p>0.0228482287498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216937133558866">
                <text:p>0.0216937133558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205256268372155">
                <text:p>0.0205256268372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193438594147604">
                <text:p>0.0193438594147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181482837427241">
                <text:p>0.0181482837427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169387550269891">
                <text:p>0.01693875502698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157151111374563">
                <text:p>0.0157151111374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144771727147185">
                <text:p>0.0144771727147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132247432714147">
                <text:p>0.0132247432714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119576092885856">
                <text:p>0.0119576092885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106755403073285">
                <text:p>0.01067554030732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937828901602895">
                <text:p>0.00937828901602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806559133342683">
                <text:p>0.00806559133342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673716648775808">
                <text:p>0.00673716648775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539271709219579">
                <text:p>0.00539271709219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403192921680023">
                <text:p>0.00403192921680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265447245717326">
                <text:p>0.00265447245717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125999999999998">
                <text:p>0.001259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